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1f1f1" loext:decorative="false"/>
    </style:style>
    <style:style style:name="gr2" style:family="graphic" style:parent-style-name="standard">
      <style:graphic-properties draw:stroke="none" draw:fill="solid" draw:fill-color="#79b473" loext:decorative="false"/>
    </style:style>
    <style:style style:name="gr3" style:family="graphic" style:parent-style-name="standard">
      <style:graphic-properties draw:stroke="none" draw:fill="solid" draw:fill-color="#f47d20" loext:decorative="false"/>
    </style:style>
    <style:style style:name="gr4" style:family="graphic" style:parent-style-name="standard">
      <style:graphic-properties draw:stroke="none" draw:fill="solid" draw:fill-color="#023452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08cm" svg:stroke-color="#666666" draw:stroke-linejoin="miter" svg:stroke-linecap="round" draw:fill="none" fo:padding-top="0.004cm" fo:padding-bottom="0.004cm" fo:padding-left="0.004cm" fo:padding-right="0.004cm" loext:decorative="false"/>
    </style:style>
    <style:style style:name="gr7" style:family="graphic" style:parent-style-name="standard">
      <style:graphic-properties draw:stroke="none" draw:fill="solid" draw:fill-color="#666666" loext:decorative="false"/>
    </style:style>
    <style:style style:name="gr8" style:family="graphic" style:parent-style-name="standard">
      <style:graphic-properties draw:stroke="solid" svg:stroke-width="0.008cm" svg:stroke-color="#666666" draw:stroke-linejoin="miter" svg:stroke-linecap="butt" draw:fill="none" fo:padding-top="0.004cm" fo:padding-bottom="0.004cm" fo:padding-left="0.004cm" fo:padding-right="0.004cm" loext:decorative="false"/>
    </style:style>
    <style:style style:name="gr9" style:family="graphic" style:parent-style-name="standard">
      <style:graphic-properties draw:stroke="none" draw:fill="solid" draw:fill-color="#ffffff" loext:decorative="false"/>
    </style:style>
    <style:style style:name="gr10" style:family="graphic" style:parent-style-name="standard">
      <style:graphic-properties draw:stroke="none" draw:fill="solid" draw:fill-color="#5eb078" loext:decorative="false"/>
    </style:style>
    <style:style style:name="gr11" style:family="graphic" style:parent-style-name="standard">
      <style:graphic-properties draw:stroke="none" draw:fill="solid" draw:fill-color="#39774f" loext:decorative="false"/>
    </style:style>
    <style:style style:name="gr12" style:family="graphic" style:parent-style-name="standard">
      <style:graphic-properties draw:stroke="none" draw:fill="solid" draw:fill-color="#454647" loext:decorative="false"/>
    </style:style>
    <style:style style:name="gr13" style:family="graphic" style:parent-style-name="standard">
      <style:graphic-properties draw:stroke="none" draw:fill="solid" draw:fill-color="#92bb54" loext:decorative="false"/>
    </style:style>
    <style:style style:name="gr14" style:family="graphic" style:parent-style-name="standard">
      <style:graphic-properties draw:stroke="none" draw:fill="solid" draw:fill-color="#c25347" loext:decorative="false"/>
    </style:style>
    <style:style style:name="gr15" style:family="graphic" style:parent-style-name="standard">
      <style:graphic-properties draw:stroke="none" draw:fill="solid" draw:fill-color="#e1a252" loext:decorative="false"/>
    </style:style>
    <style:style style:name="gr16" style:family="graphic" style:parent-style-name="standard">
      <style:graphic-properties draw:stroke="none" draw:fill="solid" draw:fill-color="#3d69a0" loext:decorative="false"/>
    </style:style>
    <style:style style:name="gr17" style:family="graphic" style:parent-style-name="standard">
      <style:graphic-properties draw:stroke="none" draw:fill="solid" draw:fill-color="#91769e" loext:decorative="false"/>
    </style:style>
    <style:style style:name="gr18" style:family="graphic" style:parent-style-name="standard">
      <style:graphic-properties draw:stroke="none" draw:fill="solid" draw:fill-color="#4d4d4d" loext:decorative="false"/>
    </style:style>
    <style:style style:name="gr19" style:family="graphic" style:parent-style-name="standard">
      <style:graphic-properties draw:stroke="none" draw:fill="solid" draw:fill-color="#1d2125" loext:decorative="false"/>
    </style:style>
    <style:style style:name="gr20" style:family="graphic" style:parent-style-name="standard">
      <style:graphic-properties draw:stroke="none" draw:fill="solid" draw:fill-color="#191615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1f1f1"/>
    </style:style>
    <style:style style:name="P2" style:family="paragraph">
      <loext:graphic-properties draw:fill="solid" draw:fill-color="#79b473"/>
    </style:style>
    <style:style style:name="P3" style:family="paragraph">
      <loext:graphic-properties draw:fill="solid" draw:fill-color="#f47d20"/>
    </style:style>
    <style:style style:name="P4" style:family="paragraph">
      <loext:graphic-properties draw:fill="solid" draw:fill-color="#02345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666666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5eb078"/>
    </style:style>
    <style:style style:name="P11" style:family="paragraph">
      <loext:graphic-properties draw:fill="solid" draw:fill-color="#39774f"/>
    </style:style>
    <style:style style:name="P12" style:family="paragraph">
      <loext:graphic-properties draw:fill="solid" draw:fill-color="#454647"/>
    </style:style>
    <style:style style:name="P13" style:family="paragraph">
      <loext:graphic-properties draw:fill="solid" draw:fill-color="#92bb54"/>
    </style:style>
    <style:style style:name="P14" style:family="paragraph">
      <loext:graphic-properties draw:fill="solid" draw:fill-color="#c25347"/>
    </style:style>
    <style:style style:name="P15" style:family="paragraph">
      <loext:graphic-properties draw:fill="solid" draw:fill-color="#e1a252"/>
    </style:style>
    <style:style style:name="P16" style:family="paragraph">
      <loext:graphic-properties draw:fill="solid" draw:fill-color="#3d69a0"/>
    </style:style>
    <style:style style:name="P17" style:family="paragraph">
      <loext:graphic-properties draw:fill="solid" draw:fill-color="#91769e"/>
    </style:style>
    <style:style style:name="P18" style:family="paragraph">
      <loext:graphic-properties draw:fill="solid" draw:fill-color="#4d4d4d"/>
    </style:style>
    <style:style style:name="P19" style:family="paragraph">
      <loext:graphic-properties draw:fill="solid" draw:fill-color="#1d2125"/>
    </style:style>
    <style:style style:name="P20" style:family="paragraph">
      <loext:graphic-properties draw:fill="solid" draw:fill-color="#191615"/>
    </style:style>
    <style:style style:name="P21" style:family="paragraph">
      <loext:graphic-properties draw:fill="none"/>
      <style:text-properties fo:font-size="10.5pt" style:font-size-asian="10.5pt" style:font-size-complex="10.5pt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loext:opacity="100%" style:font-name="Corbel" fo:font-size="8pt" fo:font-weight="normal" style:font-name-asian="Corbel" style:font-size-asian="8pt" style:font-weight-asian="normal" style:font-name-complex="Corbel" style:font-size-complex="8pt" style:font-weight-complex="normal"/>
    </style:style>
    <style:style style:name="T2" style:family="text">
      <style:text-properties fo:color="#4d4d4d" loext:opacity="100%" style:font-name="Corbel" fo:font-size="10.5pt" fo:font-weight="normal" style:font-name-asian="Corbel" style:font-size-asian="10.5pt" style:font-weight-asian="normal" style:font-name-complex="Corbel" style:font-size-complex="10.5pt" style:font-weight-complex="normal"/>
    </style:style>
    <style:style style:name="T3" style:family="text">
      <style:text-properties fo:color="#4d4d4d" loext:opacity="100%" style:font-name="Corbel" fo:font-size="8pt" fo:font-weight="normal" style:font-name-asian="Corbel" style:font-size-asian="8pt" style:font-weight-asian="normal" style:font-name-complex="Corbel" style:font-size-complex="8pt" style:font-weight-complex="normal"/>
    </style:style>
    <style:style style:name="T4" style:family="text">
      <style:text-properties fo:color="#4d4d4d" loext:opacity="100%" style:font-name="Corbel" fo:font-size="7pt" fo:font-weight="normal" style:font-name-asian="Corbel" style:font-size-asian="7pt" style:font-weight-asian="normal" style:font-name-complex="Corbe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5.253cm" svg:height="13.23cm" svg:x="0.349cm" svg:y="0.432cm" svg:viewBox="0 0 15254 13231" svg:d="M1956 13231c-1498 5-2440-1613-1695-2913l2815-4913 2394-4181c931-1625 3272-1633 4214-14l2423 4164 2887 4961c736 1265-173 2852-1637 2857l-5739 20z">
          <text:p/>
        </draw:path>
        <draw:path draw:style-name="gr2" draw:text-style-name="P2" draw:layer="layout" svg:width="0.412cm" svg:height="0.411cm" svg:x="0.514cm" svg:y="1.364cm" svg:viewBox="0 0 413 412" svg:d="M413 205c0 115-93 207-207 207s-206-92-206-207c0-113 92-205 206-205s207 92 207 205z">
          <text:p/>
        </draw:path>
        <draw:path draw:style-name="gr3" draw:text-style-name="P3" draw:layer="layout" svg:width="0.412cm" svg:height="0.411cm" svg:x="0.514cm" svg:y="1.864cm" svg:viewBox="0 0 413 412" svg:d="M413 206c0 114-93 206-207 206s-206-92-206-206 92-206 206-206 207 92 207 206z">
          <text:p/>
        </draw:path>
        <draw:path draw:style-name="gr4" draw:text-style-name="P4" draw:layer="layout" svg:width="0.412cm" svg:height="0.411cm" svg:x="0.514cm" svg:y="2.364cm" svg:viewBox="0 0 413 412" svg:d="M413 206c0 114-93 206-207 206s-206-92-206-206c0-113 92-206 206-206s207 93 207 206z">
          <text:p/>
        </draw:path>
        <draw:frame draw:style-name="gr5" draw:text-style-name="P6" draw:layer="layout" svg:width="1.412cm" svg:height="0.391cm" svg:x="1.06cm" svg:y="1.339cm">
          <draw:text-box>
            <text:p text:style-name="P5"><text:span text:style-name="T1">Workﬂows</text:span></text:p>
          </draw:text-box>
        </draw:frame>
        <draw:frame draw:style-name="gr5" draw:text-style-name="P6" draw:layer="layout" svg:width="0.713cm" svg:height="0.391cm" svg:x="1.06cm" svg:y="1.843cm">
          <draw:text-box>
            <text:p text:style-name="P5"><text:span text:style-name="T1">Tools</text:span></text:p>
          </draw:text-box>
        </draw:frame>
        <draw:path draw:style-name="gr6" draw:text-style-name="P7" draw:layer="layout" svg:width="3.345cm" svg:height="2.731cm" svg:x="4.096cm" svg:y="8.791cm" svg:viewBox="0 0 3346 2732" svg:d="M3346 0c-619 1151-2006 2056-3346 2732">
          <text:p/>
        </draw:path>
        <draw:polygon draw:style-name="gr7" draw:text-style-name="P8" draw:layer="layout" svg:width="0.141cm" svg:height="0.108cm" svg:x="4.013cm" svg:y="11.456cm" svg:viewBox="0 0 142 109" draw:points="0,109 92,0 89,63 142,96">
          <text:p/>
        </draw:polygon>
        <draw:path draw:style-name="gr6" draw:text-style-name="P7" draw:layer="layout" svg:width="1.966cm" svg:height="2.617cm" svg:x="5.699cm" svg:y="8.902cm" svg:viewBox="0 0 1967 2618" svg:d="M1967 0c-412 1170-1368 2242-1967 2618">
          <text:p/>
        </draw:path>
        <draw:polygon draw:style-name="gr7" draw:text-style-name="P8" draw:layer="layout" svg:width="0.14cm" svg:height="0.114cm" svg:x="5.619cm" svg:y="11.452cm" svg:viewBox="0 0 141 115" draw:points="0,115 85,0 86,63 141,93">
          <text:p/>
        </draw:polygon>
        <draw:path draw:style-name="gr6" draw:text-style-name="P7" draw:layer="layout" svg:width="0.71cm" svg:height="2.525cm" svg:x="7.179cm" svg:y="8.966cm" svg:viewBox="0 0 711 2526" svg:d="M711 0c-176 871-259 1817-711 2526">
          <text:p/>
        </draw:path>
        <draw:polygon draw:style-name="gr7" draw:text-style-name="P8" draw:layer="layout" svg:width="0.117cm" svg:height="0.139cm" svg:x="7.127cm" svg:y="11.429cm" svg:viewBox="0 0 118 140" draw:points="0,140 26,0 55,56 118,59">
          <text:p/>
        </draw:polygon>
        <draw:path draw:style-name="gr6" draw:text-style-name="P7" draw:layer="layout" svg:width="3.281cm" svg:height="2.74cm" svg:x="8.558cm" svg:y="8.793cm" svg:viewBox="0 0 3282 2741" svg:d="M0 0c615 1153 1946 2062 3282 2741">
          <text:p/>
        </draw:path>
        <draw:polygon draw:style-name="gr7" draw:text-style-name="P8" draw:layer="layout" svg:width="0.141cm" svg:height="0.108cm" svg:x="11.781cm" svg:y="11.467cm" svg:viewBox="0 0 142 109" draw:points="142,109 0,96 52,63 50,0">
          <text:p/>
        </draw:polygon>
        <draw:path draw:style-name="gr6" draw:text-style-name="P7" draw:layer="layout" svg:width="1.88cm" svg:height="2.622cm" svg:x="8.356cm" svg:y="8.903cm" svg:viewBox="0 0 1881 2623" svg:d="M0 0c409 1171 1290 2245 1881 2623">
          <text:p/>
        </draw:path>
        <draw:polygon draw:style-name="gr7" draw:text-style-name="P8" draw:layer="layout" svg:width="0.14cm" svg:height="0.115cm" svg:x="10.176cm" svg:y="11.458cm" svg:viewBox="0 0 141 116" draw:points="141,116 0,92 55,62 56,0">
          <text:p/>
        </draw:polygon>
        <draw:path draw:style-name="gr6" draw:text-style-name="P7" draw:layer="layout" svg:width="0.654cm" svg:height="2.527cm" svg:x="8.102cm" svg:y="8.966cm" svg:viewBox="0 0 655 2528" svg:d="M0 0c174 872 208 1818 655 2528">
          <text:p/>
        </draw:path>
        <draw:polygon draw:style-name="gr7" draw:text-style-name="P8" draw:layer="layout" svg:width="0.116cm" svg:height="0.14cm" svg:x="8.691cm" svg:y="11.431cm" svg:viewBox="0 0 117 141" draw:points="117,141 0,59 64,56 92,0">
          <text:p/>
        </draw:polygon>
        <draw:path draw:style-name="gr6" draw:text-style-name="P7" draw:layer="layout" svg:width="0.254cm" svg:height="3.756cm" svg:x="7.179cm" svg:y="3.249cm" svg:viewBox="0 0 255 3757" svg:d="M255 3757c-387-1085-258-2419-100-3757">
          <text:p/>
        </draw:path>
        <draw:polygon draw:style-name="gr7" draw:text-style-name="P8" draw:layer="layout" svg:width="0.102cm" svg:height="0.142cm" svg:x="7.371cm" svg:y="6.951cm" svg:viewBox="0 0 103 143" draw:points="95,143 103,0 61,48 0,36">
          <text:p/>
        </draw:polygon>
        <draw:path draw:style-name="gr6" draw:text-style-name="P7" draw:layer="layout" svg:width="0.643cm" svg:height="2.584cm" svg:x="6.626cm" svg:y="4.55cm" svg:viewBox="0 0 644 2585" svg:d="M644 2585c-665-990-674-2011-628-2585">
          <text:p/>
        </draw:path>
        <draw:polygon draw:style-name="gr7" draw:text-style-name="P8" draw:layer="layout" svg:width="0.117cm" svg:height="0.14cm" svg:x="7.204cm" svg:y="7.071cm" svg:viewBox="0 0 118 141" draw:points="118,141 90,0 62,56 0,60">
          <text:p/>
        </draw:polygon>
        <draw:path draw:style-name="gr6" draw:text-style-name="P7" draw:layer="layout" svg:width="1.204cm" svg:height="1.464cm" svg:x="5.913cm" svg:y="5.831cm" svg:viewBox="0 0 1205 1465" svg:d="M1205 1465c-571-443-991-874-1205-1465">
          <text:p/>
        </draw:path>
        <draw:polygon draw:style-name="gr7" draw:text-style-name="P8" draw:layer="layout" svg:width="0.136cm" svg:height="0.124cm" svg:x="7.055cm" svg:y="7.228cm" svg:viewBox="0 0 137 125" draw:points="137,125 67,0 58,62 0,85">
          <text:p/>
        </draw:polygon>
        <draw:path draw:style-name="gr6" draw:text-style-name="P7" draw:layer="layout" svg:width="3.18cm" svg:height="1.718cm" svg:x="3.725cm" svg:y="7.954cm" svg:viewBox="0 0 3181 1719" svg:d="M3181 0c-1126 220-2115 895-3181 1719">
          <text:p/>
        </draw:path>
        <draw:polygon draw:style-name="gr7" draw:text-style-name="P8" draw:layer="layout" svg:width="0.14cm" svg:height="0.105cm" svg:x="6.857cm" svg:y="7.91cm" svg:viewBox="0 0 141 106" draw:points="141,28 0,0 41,47 21,106">
          <text:p/>
        </draw:polygon>
        <draw:path draw:style-name="gr6" draw:text-style-name="P7" draw:layer="layout" svg:width="2.481cm" svg:height="0.675cm" svg:x="4.444cm" svg:y="7.714cm" svg:viewBox="0 0 2482 676" svg:d="M2482 8c-1188-68-2013 334-2482 668">
          <text:p/>
        </draw:path>
        <draw:polygon draw:style-name="gr7" draw:text-style-name="P8" draw:layer="layout" svg:width="0.134cm" svg:height="0.107cm" svg:x="6.884cm" svg:y="7.664cm" svg:viewBox="0 0 135 108" draw:points="135,60 5,0 34,55 0,108">
          <text:p/>
        </draw:polygon>
        <draw:path draw:style-name="gr6" draw:text-style-name="P7" draw:layer="layout" svg:width="1.803cm" svg:height="0.413cm" svg:x="5.188cm" svg:y="7.081cm" svg:viewBox="0 0 1804 414" svg:d="M1804 414c-668-270-1188-502-1804-382">
          <text:p/>
        </draw:path>
        <draw:polygon draw:style-name="gr7" draw:text-style-name="P8" draw:layer="layout" svg:width="0.142cm" svg:height="0.1cm" svg:x="6.936cm" svg:y="7.43cm" svg:viewBox="0 0 143 101" draw:points="143,100 40,0 49,63 0,101">
          <text:p/>
        </draw:polygon>
        <draw:line draw:style-name="gr8" draw:text-style-name="P7" draw:layer="layout" svg:x1="10.057cm" svg:y1="6.76cm" svg:x2="8.986cm" svg:y2="7.387cm">
          <text:p/>
        </draw:line>
        <draw:polygon draw:style-name="gr7" draw:text-style-name="P8" draw:layer="layout" svg:width="0.14cm" svg:height="0.113cm" svg:x="8.906cm" svg:y="7.32cm" svg:viewBox="0 0 141 114" draw:points="0,114 87,0 87,64 141,94">
          <text:p/>
        </draw:polygon>
        <draw:path draw:style-name="gr3" draw:text-style-name="P3" draw:layer="layout" svg:width="2.224cm" svg:height="1.867cm" svg:x="6.968cm" svg:y="6.751cm" svg:viewBox="0 0 2225 1868" svg:d="M151 1671c20 35 42 68 66 100-2-3-4-6-6-9-190-328-134-731 110-995 58-86 137-162 232-219 28-20 57-39 88-57 461-268 1053-112 1321 350 192 331 166 728-34 1027 324-350 398-883 146-1316-309-530-989-710-1520-402-532 309-712 989-403 1521z">
          <text:p/>
        </draw:path>
        <draw:path draw:style-name="gr3" draw:text-style-name="P3" draw:layer="layout" svg:width="1.459cm" svg:height="0.426cm" svg:x="7.435cm" svg:y="8.618cm" svg:viewBox="0 0 1460 427" svg:d="M244 282c-87-24-169-62-244-112 305 281 768 345 1144 126 131-76 237-178 316-296-73 79-159 149-256 206-304 176-656 193-960 76z">
          <text:p/>
        </draw:path>
        <draw:path draw:style-name="gr2" draw:text-style-name="P2" draw:layer="layout" svg:width="1.54cm" svg:height="1.863cm" svg:x="7.519cm" svg:y="7.111cm" svg:viewBox="0 0 1541 1864" svg:d="M1410 481c-268-462-861-618-1322-350-31 18-60 37-88 57 3-1 6-3 8-4 285-166 635-118 866 95 75 51 140 118 190 201 18 24 34 50 50 76 233 401 97 917-305 1150-205 119-439 142-650 83 304 117 657 100 961-76 97-57 183-126 256-205 200-299 226-696 34-1027z">
          <text:p/>
        </draw:path>
        <draw:path draw:style-name="gr3" draw:text-style-name="P3" draw:layer="layout" svg:width="0.251cm" svg:height="0.266cm" svg:x="7.184cm" svg:y="8.521cm" svg:viewBox="0 0 252 267" svg:d="M0 0c65 111 152 200 252 267-24-23-48-47-71-72-67-56-128-122-181-195z">
          <text:p/>
        </draw:path>
        <draw:path draw:style-name="gr2" draw:text-style-name="P2" draw:layer="layout" svg:width="0.301cm" svg:height="1.197cm" svg:x="7.065cm" svg:y="7.518cm" svg:viewBox="0 0 302 1198" svg:d="M193 1047c-153-264-168-570-66-835 21-75 53-147 97-212-245 265-301 668-110 995 2 3 4 6 6 9 53 73 114 138 182 194-41-46-77-97-109-151z">
          <text:p/>
        </draw:path>
        <draw:path draw:style-name="gr2" draw:text-style-name="P2" draw:layer="layout" svg:width="0.313cm" svg:height="0.184cm" svg:x="7.365cm" svg:y="8.715cm" svg:viewBox="0 0 314 185" svg:d="M0 0c22 26 46 50 70 73 75 50 158 88 244 112-112-43-219-105-314-185z">
          <text:p/>
        </draw:path>
        <draw:path draw:style-name="gr4" draw:text-style-name="P4" draw:layer="layout" svg:width="1.62cm" svg:height="1.339cm" svg:x="7.126cm" svg:y="7.591cm" svg:viewBox="0 0 1621 1340" svg:d="M1378 759c-44 65-103 122-175 165-21 16-43 30-66 43-349 204-796 85-1000-264-104-178-124-381-72-564-102 264-87 570 66 834 32 54 68 105 109 152 95 79 201 141 313 184 211 59 445 36 649-83 402-234 538-749 304-1150-15-26-31-52-49-76 1 3 3 5 4 7 144 248 102 552-83 752z">
          <text:p/>
        </draw:path>
        <draw:path draw:style-name="gr4" draw:text-style-name="P4" draw:layer="layout" svg:width="0.231cm" svg:height="0.219cm" svg:x="7.288cm" svg:y="7.299cm" svg:viewBox="0 0 232 220" svg:d="M232 0c-95 58-173 134-232 220 20-21 42-42 64-61 49-58 105-111 168-159z">
          <text:p/>
        </draw:path>
        <draw:path draw:style-name="gr2" draw:text-style-name="P2" draw:layer="layout" svg:width="1.041cm" svg:height="0.262cm" svg:x="7.351cm" svg:y="7.196cm" svg:viewBox="0 0 1042 263" svg:d="M131 168c230-133 496-146 727-57 65 18 127 46 184 84-231-214-581-262-866-95-2 1-5 3-8 4-63 47-119 100-168 159 40-36 84-67 131-95z">
          <text:p/>
        </draw:path>
        <draw:path draw:style-name="gr1" draw:text-style-name="P1" draw:layer="layout" svg:width="0.16cm" svg:height="0.273cm" svg:x="7.191cm" svg:y="7.457cm" svg:viewBox="0 0 161 274" svg:d="M161 0c-22 20-43 41-63 62-45 65-77 137-98 212 38-99 92-191 161-274z">
          <text:p/>
        </draw:path>
        <draw:path draw:style-name="gr4" draw:text-style-name="P4" draw:layer="layout" svg:width="1.165cm" svg:height="1.408cm" svg:x="7.164cm" svg:y="7.249cm" svg:viewBox="0 0 1166 1409" svg:d="M100 1046c204 349 651 467 1000 264 23-13 45-27 66-43-2 1-4 2-6 4-215 125-480 88-653-73-57-38-107-89-144-152-14-18-26-37-38-57-177-303-74-693 230-870 154-90 331-107 491-62-230-89-496-76-726 57-47 28-92 59-132 94-69 82-122 174-160 273-52 184-32 387 72 565z">
          <text:p/>
        </draw:path>
        <draw:path draw:style-name="gr1" draw:text-style-name="P1" draw:layer="layout" svg:width="0.19cm" svg:height="0.201cm" svg:x="8.392cm" svg:y="7.39cm" svg:viewBox="0 0 191 202" svg:d="M191 202c-50-84-115-151-191-202 19 17 37 36 54 55 50 42 96 91 137 147z">
          <text:p/>
        </draw:path>
        <draw:path draw:style-name="gr3" draw:text-style-name="P3" draw:layer="layout" svg:width="0.228cm" svg:height="0.905cm" svg:x="8.445cm" svg:y="7.445cm" svg:viewBox="0 0 229 906" svg:d="M82 114c116 201 127 432 50 632-15 56-40 110-73 160 185-200 228-504 83-753-2-2-3-4-4-7-41-55-87-104-138-146 30 35 58 73 82 114z">
          <text:p/>
        </draw:path>
        <draw:path draw:style-name="gr3" draw:text-style-name="P3" draw:layer="layout" svg:width="0.237cm" svg:height="0.139cm" svg:x="8.208cm" svg:y="7.306cm" svg:viewBox="0 0 238 140" svg:d="M238 140c-17-20-35-39-53-56-57-38-120-66-185-84 85 32 166 79 238 140z">
          <text:p/>
        </draw:path>
        <draw:path draw:style-name="gr1" draw:text-style-name="P1" draw:layer="layout" svg:width="1.224cm" svg:height="1.012cm" svg:x="7.401cm" svg:y="7.282cm" svg:viewBox="0 0 1225 1013" svg:d="M316 86c-303 177-406 567-230 870 12 20 24 39 38 57-1-1-2-3-3-5-109-187-78-417 62-568 34-50 78-93 133-125 15-13 32-24 49-34 264-153 604-64 757 201 78 134 93 288 54 427 77-200 66-431-50-632-24-41-51-79-81-114-72-60-152-107-237-139-161-45-338-28-492 62z">
          <text:p/>
        </draw:path>
        <draw:path draw:style-name="gr2" draw:text-style-name="P2" draw:layer="layout" svg:width="0.175cm" svg:height="0.165cm" svg:x="8.328cm" svg:y="8.35cm" svg:viewBox="0 0 176 166" svg:d="M0 166c73-44 132-101 176-166-15 16-31 31-48 46-37 44-79 84-128 120z">
          <text:p/>
        </draw:path>
        <draw:path draw:style-name="gr2" draw:text-style-name="P2" draw:layer="layout" svg:width="0.786cm" svg:height="0.197cm" svg:x="7.669cm" svg:y="8.396cm" svg:viewBox="0 0 787 198" svg:d="M688 71c-173 101-376 111-550 43-49-13-96-35-138-64 173 162 438 199 654 73 2-2 4-3 6-4 48-35 90-75 127-119-30 26-63 50-99 71z">
          <text:p/>
        </draw:path>
        <draw:path draw:style-name="gr3" draw:text-style-name="P3" draw:layer="layout" svg:width="0.121cm" svg:height="0.206cm" svg:x="8.455cm" svg:y="8.19cm" svg:viewBox="0 0 122 207" svg:d="M48 161c33-51 58-105 74-161-29 74-70 145-122 207 17-15 33-30 48-46z">
          <text:p/>
        </draw:path>
        <draw:path draw:style-name="gr3" draw:text-style-name="P3" draw:layer="layout" svg:width="0.88cm" svg:height="1.065cm" svg:x="7.717cm" svg:y="7.488cm" svg:viewBox="0 0 881 1066" svg:d="M806 275c-153-264-492-353-757-200-17 10-34 21-49 33 1-1 3-2 4-3 163-94 364-67 495 55 43 29 81 67 109 115 10 14 20 28 28 43 134 231 56 525-173 658-117 68-252 81-373 47 175 67 377 58 550-43 36-21 69-45 99-71 52-62 93-132 121-206 39-139 24-294-54-428z">
          <text:p/>
        </draw:path>
        <draw:path draw:style-name="gr2" draw:text-style-name="P2" draw:layer="layout" svg:width="0.144cm" svg:height="0.152cm" svg:x="7.525cm" svg:y="8.294cm" svg:viewBox="0 0 145 153" svg:d="M0 0c37 63 88 114 145 153-14-14-28-27-41-42-38-32-74-69-104-111z">
          <text:p/>
        </draw:path>
        <draw:path draw:style-name="gr4" draw:text-style-name="P4" draw:layer="layout" svg:width="0.172cm" svg:height="0.684cm" svg:x="7.457cm" svg:y="7.721cm" svg:viewBox="0 0 173 685" svg:d="M111 599c-88-151-97-326-38-478 12-43 30-84 55-121-140 152-172 382-62 569 1 2 2 4 3 5 30 42 65 79 104 111-23-26-44-55-62-86z">
          <text:p/>
        </draw:path>
        <draw:path draw:style-name="gr2" draw:text-style-name="P2" draw:layer="layout" svg:width="0.179cm" svg:height="0.105cm" svg:x="7.628cm" svg:y="8.405cm" svg:viewBox="0 0 180 106" svg:d="M0 0c14 15 28 28 42 41 42 30 89 52 138 65-64-24-125-61-180-106z">
          <text:p/>
        </draw:path>
        <draw:path draw:style-name="gr4" draw:text-style-name="P4" draw:layer="layout" svg:width="0.926cm" svg:height="0.765cm" svg:x="7.492cm" svg:y="7.763cm" svg:viewBox="0 0 927 766" svg:d="M788 434c-25 38-59 70-100 95-12 9-25 17-38 25-199 116-456 48-572-151-59-102-71-219-41-324-58 151-50 327 38 478 18 31 38 60 61 86 54 45 116 81 180 105 121 34 255 21 372-47 229-133 307-428 173-658-8-15-18-29-28-43 1 1 2 2 2 4 83 141 59 316-47 430z">
          <text:p/>
        </draw:path>
        <draw:path draw:style-name="gr2" draw:text-style-name="P2" draw:layer="layout" svg:width="0.133cm" svg:height="0.125cm" svg:x="7.584cm" svg:y="7.596cm" svg:viewBox="0 0 134 126" svg:d="M134 0c-56 32-100 75-134 126 12-12 24-24 36-36 28-33 61-64 98-90z">
          <text:p/>
        </draw:path>
        <draw:path draw:style-name="gr1" draw:text-style-name="P1" draw:layer="layout" svg:width="0.595cm" svg:height="0.15cm" svg:x="7.62cm" svg:y="7.537cm" svg:viewBox="0 0 596 151" svg:d="M75 96c132-76 285-83 416-33 37 11 73 27 105 49-131-122-332-150-495-55-1 1-3 2-4 3-37 26-69 57-97 91 23-21 48-39 75-55z">
          <text:p/>
        </draw:path>
        <draw:path draw:style-name="gr4" draw:text-style-name="P4" draw:layer="layout" svg:width="0.091cm" svg:height="0.156cm" svg:x="7.529cm" svg:y="7.686cm" svg:viewBox="0 0 92 157" svg:d="M92 0c-12 11-24 23-36 35-25 37-43 78-56 122 22-57 53-110 92-157z">
          <text:p/>
        </draw:path>
        <draw:path draw:style-name="gr2" draw:text-style-name="P2" draw:layer="layout" svg:width="0.666cm" svg:height="0.806cm" svg:x="7.513cm" svg:y="7.567cm" svg:viewBox="0 0 667 807" svg:d="M57 598c116 200 372 268 571 152 13-8 26-16 39-25-1 1-2 1-3 2-125 72-276 51-375-41-33-22-61-51-82-87-8-11-15-22-22-33-101-174-42-396 132-498 88-51 189-61 280-36-131-50-283-43-415 33-27 17-52 35-75 55-39 47-70 100-91 156-31 105-18 221 41 322z">
          <text:p/>
        </draw:path>
        <draw:path draw:style-name="gr4" draw:text-style-name="P4" draw:layer="layout" svg:width="0.109cm" svg:height="0.115cm" svg:x="8.215cm" svg:y="7.648cm" svg:viewBox="0 0 110 116" svg:d="M110 116c-29-48-67-87-110-116 11 10 21 20 31 31 29 25 55 53 79 85z">
          <text:p/>
        </draw:path>
        <draw:path draw:style-name="gr4" draw:text-style-name="P4" draw:layer="layout" svg:width="0.13cm" svg:height="0.517cm" svg:x="8.246cm" svg:y="7.679cm" svg:viewBox="0 0 131 518" svg:d="M46 65c68 114 74 247 30 362-9 32-23 63-43 91 107-114 131-289 48-430 0-2-1-3-2-4-23-32-50-60-79-84 17 20 33 42 46 65z">
          <text:p/>
        </draw:path>
        <draw:path draw:style-name="gr1" draw:text-style-name="P1" draw:layer="layout" svg:width="0.136cm" svg:height="0.08cm" svg:x="8.11cm" svg:y="7.599cm" svg:viewBox="0 0 137 81" svg:d="M137 81c-10-11-21-21-32-31-32-22-68-39-105-50 49 19 95 47 137 81z">
          <text:p/>
        </draw:path>
        <draw:path draw:style-name="gr1" draw:text-style-name="P1" draw:layer="layout" svg:width="0.701cm" svg:height="0.579cm" svg:x="7.649cm" svg:y="7.586cm" svg:viewBox="0 0 702 580" svg:d="M181 49c-174 101-233 324-132 498 7 11 14 22 22 33-1-1-2-2-2-3-62-107-44-239 36-325 19-28 44-54 75-73 9-6 19-13 29-18 151-88 345-37 433 115 44 77 53 165 31 244 44-114 38-247-29-362-13-23-29-45-46-65-41-34-87-61-137-80-91-25-192-15-280 36z">
          <text:p/>
        </draw:path>
        <draw:path draw:style-name="gr2" draw:text-style-name="P2" draw:layer="layout" svg:width="0.1cm" svg:height="0.095cm" svg:x="8.179cm" svg:y="8.196cm" svg:viewBox="0 0 101 96" svg:d="M0 96c42-25 76-57 101-96-9 10-18 18-27 27-21 26-47 49-74 69z">
          <text:p/>
        </draw:path>
        <draw:path draw:style-name="gr1" draw:text-style-name="P1" draw:layer="layout" svg:width="0.45cm" svg:height="0.114cm" svg:x="7.802cm" svg:y="8.223cm" svg:viewBox="0 0 451 115" svg:d="M394 41c-99 58-215 64-315 25-28-8-55-20-79-36 99 93 251 114 375 41 1-1 2-1 3-2 27-20 52-43 73-69-18 16-37 29-57 41z">
          <text:p/>
        </draw:path>
        <draw:path draw:style-name="gr1" draw:text-style-name="P1" draw:layer="layout" svg:width="0.069cm" svg:height="0.118cm" svg:x="8.252cm" svg:y="8.105cm" svg:viewBox="0 0 70 119" svg:d="M28 92c19-28 33-59 42-92-16 43-40 83-70 119 9-9 18-17 28-27z">
          <text:p/>
        </draw:path>
        <draw:path draw:style-name="gr1" draw:text-style-name="P1" draw:layer="layout" svg:width="0.504cm" svg:height="0.609cm" svg:x="7.829cm" svg:y="7.704cm" svg:viewBox="0 0 505 610" svg:d="M462 157c-88-151-282-202-433-114-10 5-20 12-29 18 1 0 2-1 3-1 93-54 208-39 283 31 25 17 46 39 63 66 5 8 11 16 16 25 76 131 32 299-100 376-66 39-144 47-213 27 100 39 216 33 315-25 20-12 39-25 57-40 29-37 53-77 69-119 22-79 14-167-31-244z">
          <text:p/>
        </draw:path>
        <draw:path draw:style-name="gr2" draw:text-style-name="P2" draw:layer="layout" svg:width="0.082cm" svg:height="0.087cm" svg:x="7.72cm" svg:y="8.165cm" svg:viewBox="0 0 83 88" svg:d="M0 0c21 36 49 66 83 88-8-8-17-16-24-24-22-19-42-40-59-64z">
          <text:p/>
        </draw:path>
        <draw:path draw:style-name="gr4" draw:text-style-name="P4" draw:layer="layout" svg:width="0.098cm" svg:height="0.391cm" svg:x="7.681cm" svg:y="7.837cm" svg:viewBox="0 0 99 392" svg:d="M64 343c-52-87-56-188-22-274 7-24 17-48 32-69-81 86-99 219-36 326 0 1 1 2 2 3 17 24 37 45 59 63-13-15-25-31-35-49z">
          <text:p/>
        </draw:path>
        <draw:path draw:style-name="gr4" draw:text-style-name="P4" draw:layer="layout" svg:width="0.102cm" svg:height="0.06cm" svg:x="7.779cm" svg:y="8.228cm" svg:viewBox="0 0 103 61" svg:d="M0 0c7 8 15 16 24 25 24 16 51 28 79 36-37-14-71-34-103-61z">
          <text:p/>
        </draw:path>
        <draw:path draw:style-name="gr4" draw:text-style-name="P4" draw:layer="layout" svg:width="0.529cm" svg:height="0.438cm" svg:x="7.701cm" svg:y="7.861cm" svg:viewBox="0 0 530 439" svg:d="M450 249c-15 21-34 40-57 54-7 5-14 10-22 14-114 66-260 28-327-87-33-59-40-125-23-185-33 86-29 187 22 274 10 17 22 34 35 49 31 26 65 46 102 60 69 20 146 12 212-27 133-76 177-245 101-376-5-9-11-17-16-25 0 1 1 1 1 2 47 81 33 180-28 247z">
          <text:p/>
        </draw:path>
        <draw:path draw:style-name="gr1" draw:text-style-name="P1" draw:layer="layout" svg:width="0.075cm" svg:height="0.072cm" svg:x="7.754cm" svg:y="7.765cm" svg:viewBox="0 0 76 73" svg:d="M76 0c-31 20-56 45-76 73 6-7 14-14 21-20 16-19 35-36 55-53z">
          <text:p/>
        </draw:path>
        <draw:path draw:style-name="gr2" draw:text-style-name="P2" draw:layer="layout" svg:width="0.34cm" svg:height="0.086cm" svg:x="7.774cm" svg:y="7.732cm" svg:viewBox="0 0 341 87" svg:d="M43 56c75-44 163-49 238-20 22 6 42 17 60 29-75-71-190-86-283-32-1 0-2 1-3 1-20 17-39 34-55 53 13-11 28-22 43-31z">
          <text:p/>
        </draw:path>
        <draw:path draw:style-name="gr1" draw:text-style-name="P1" draw:layer="layout" svg:width="0.052cm" svg:height="0.089cm" svg:x="7.722cm" svg:y="7.817cm" svg:viewBox="0 0 53 90" svg:d="M53 0c-7 6-14 13-21 20-15 21-25 46-32 70 12-33 30-63 53-90z">
          <text:p/>
        </draw:path>
        <draw:path draw:style-name="gr3" draw:text-style-name="P3" draw:layer="layout" svg:width="0.381cm" svg:height="0.461cm" svg:x="7.713cm" svg:y="7.749cm" svg:viewBox="0 0 382 462" svg:d="M32 342c67 115 214 153 328 87 8-4 15-9 22-14-1 0-2 1-2 1-71 41-157 29-215-24-19-12-35-29-47-49-4-6-8-13-12-19-58-100-24-227 75-285 51-30 109-35 161-21-75-29-163-24-238 19-15 9-30 20-43 31-22 27-40 57-52 89-17 60-10 126 23 185z">
          <text:p/>
        </draw:path>
        <draw:path draw:style-name="gr4" draw:text-style-name="P4" draw:layer="layout" svg:width="0.063cm" svg:height="0.066cm" svg:x="8.114cm" svg:y="7.795cm" svg:viewBox="0 0 64 67" svg:d="M64 67c-17-27-38-50-64-67 6 6 12 12 19 18 16 14 31 31 45 49z">
          <text:p/>
        </draw:path>
        <draw:path draw:style-name="gr1" draw:text-style-name="P1" draw:layer="layout" svg:width="0.074cm" svg:height="0.296cm" svg:x="8.132cm" svg:y="7.813cm" svg:viewBox="0 0 75 297" svg:d="M27 38c38 65 42 141 16 206-5 19-13 37-24 53 61-66 75-165 27-246 0-1-1-1-1-2-14-18-29-34-45-49 10 12 19 25 27 38z">
          <text:p/>
        </draw:path>
        <draw:path draw:style-name="gr3" draw:text-style-name="P3" draw:layer="layout" svg:width="0.078cm" svg:height="0.046cm" svg:x="8.054cm" svg:y="7.767cm" svg:viewBox="0 0 79 47" svg:d="M79 47c-6-7-12-13-18-19-19-12-39-22-61-28 28 11 55 26 79 47z">
          <text:p/>
        </draw:path>
        <draw:path draw:style-name="gr4" draw:text-style-name="P4" draw:layer="layout" svg:width="0.4cm" svg:height="0.332cm" svg:x="7.791cm" svg:y="7.76cm" svg:viewBox="0 0 401 333" svg:d="M104 29c-100 58-134 185-75 284 4 6 8 13 12 20 0-1-1-1-1-2-37-62-25-138 21-187 10-16 25-30 43-41 5-4 10-7 16-10 86-51 197-21 247 65 26 44 31 94 18 139 26-65 21-141-16-206-8-13-17-26-27-37-24-20-50-35-78-46-52-15-110-9-160 21z">
          <text:p/>
        </draw:path>
        <draw:path draw:style-name="gr2" draw:text-style-name="P2" draw:layer="layout" svg:width="0.057cm" svg:height="0.054cm" svg:x="8.094cm" svg:y="8.109cm" svg:viewBox="0 0 58 55" svg:d="M0 55c24-14 43-33 58-55-5 5-10 10-16 15-12 15-27 28-42 40z">
          <text:p/>
        </draw:path>
        <draw:path draw:style-name="gr2" draw:text-style-name="P2" draw:layer="layout" svg:width="0.257cm" svg:height="0.064cm" svg:x="7.878cm" svg:y="8.124cm" svg:viewBox="0 0 258 65" svg:d="M226 23c-57 34-123 37-179 15-18-5-33-12-47-22 58 54 144 66 215 25 0 0 1-1 2-1 15-13 29-26 41-40-10 8-20 16-32 23z">
          <text:p/>
        </draw:path>
        <draw:path draw:style-name="gr3" draw:text-style-name="P3" draw:layer="layout" svg:width="0.04cm" svg:height="0.068cm" svg:x="8.135cm" svg:y="8.056cm" svg:viewBox="0 0 41 69" svg:d="M16 54c11-16 20-34 25-54-10 26-24 49-41 69 6-5 11-10 16-15z">
          <text:p/>
        </draw:path>
        <draw:path draw:style-name="gr1" draw:text-style-name="P1" draw:layer="layout" svg:width="0.288cm" svg:height="0.348cm" svg:x="7.894cm" svg:y="7.827cm" svg:viewBox="0 0 289 349" svg:d="M264 90c-50-86-161-117-248-65-6 3-11 6-16 10 0 0 1 0 1-1 53-32 120-22 163 18 14 10 26 22 35 38 4 4 7 9 10 14 43 75 18 171-57 215-38 22-83 26-122 15 57 23 123 20 180-14 12-7 22-15 32-23 17-21 31-43 40-68 13-45 8-95-18-139z">
          <text:p/>
        </draw:path>
        <draw:path draw:style-name="gr3" draw:text-style-name="P3" draw:layer="layout" svg:width="0.047cm" svg:height="0.049cm" svg:x="7.831cm" svg:y="8.091cm" svg:viewBox="0 0 48 50" svg:d="M0 0c12 21 28 38 48 50-5-4-9-8-14-13-13-11-24-24-34-37z">
          <text:p/>
        </draw:path>
        <draw:path draw:style-name="gr4" draw:text-style-name="P4" draw:layer="layout" svg:width="0.056cm" svg:height="0.224cm" svg:x="7.809cm" svg:y="7.903cm" svg:viewBox="0 0 57 225" svg:d="M37 197c-30-50-33-107-13-156 4-14 10-29 19-41-47 50-58 126-21 187 0 0 1 1 1 2 10 13 21 25 34 36-8-9-14-18-20-28z">
          <text:p/>
        </draw:path>
        <draw:path draw:style-name="gr1" draw:text-style-name="P1" draw:layer="layout" svg:width="0.058cm" svg:height="0.034cm" svg:x="7.865cm" svg:y="8.127cm" svg:viewBox="0 0 59 35" svg:d="M0 0c4 5 8 9 14 13 14 11 29 18 45 22-21-8-40-20-59-35z">
          <text:p/>
        </draw:path>
        <draw:path draw:style-name="gr1" draw:text-style-name="P1" draw:layer="layout" svg:width="0.303cm" svg:height="0.25cm" svg:x="7.82cm" svg:y="7.917cm" svg:viewBox="0 0 304 251" svg:d="M259 142c-9 12-20 22-33 31-4 2-8 5-13 8-66 39-149 15-187-50-20-33-23-71-14-105-19 49-16 106 13 156 6 10 12 19 20 29 18 15 37 26 59 34 39 11 83 7 122-15 75-45 100-141 57-216-3-5-6-10-10-14l1 1c27 46 19 103-15 141z">
          <text:p/>
        </draw:path>
        <draw:path draw:style-name="gr2" draw:text-style-name="P2" draw:layer="layout" svg:width="0.043cm" svg:height="0.041cm" svg:x="7.851cm" svg:y="7.862cm" svg:viewBox="0 0 44 42" svg:d="M44 0c-18 11-34 25-44 42 3-5 7-9 11-12 10-11 21-21 33-30z">
          <text:p/>
        </draw:path>
        <draw:path draw:style-name="gr4" draw:text-style-name="P4" draw:layer="layout" svg:width="0.195cm" svg:height="0.049cm" svg:x="7.862cm" svg:y="7.843cm" svg:viewBox="0 0 196 50" svg:d="M25 32c44-25 94-28 136-11 13 4 24 9 35 16-43-41-109-50-163-18 0 1-1 1-1 1-12 9-23 19-32 30 8-7 16-13 25-18z">
          <text:p/>
        </draw:path>
        <draw:path draw:style-name="gr1" draw:text-style-name="P1" draw:layer="layout" svg:width="0.03cm" svg:height="0.051cm" svg:x="7.832cm" svg:y="7.892cm" svg:viewBox="0 0 31 52" svg:d="M31 0c-4 3-8 7-11 11-10 12-16 27-20 41 7-20 19-37 31-52z">
          <text:p/>
        </draw:path>
        <draw:path draw:style-name="gr4" draw:text-style-name="P4" draw:layer="layout" svg:width="0.218cm" svg:height="0.264cm" svg:x="7.827cm" svg:y="7.853cm" svg:viewBox="0 0 219 265" svg:d="M19 196c38 65 122 88 188 50 4-3 8-6 12-8h-1c-40 24-90 17-122-13-11-8-20-17-27-29-4-3-6-7-8-10-33-58-14-131 44-164 29-17 62-20 91-12-42-16-92-14-136 11-9 5-17 11-25 18-13 15-23 32-30 51-9 34-6 72 14 106z">
          <text:p/>
        </draw:path>
        <draw:path draw:style-name="gr1" draw:text-style-name="P1" draw:layer="layout" svg:width="0.035cm" svg:height="0.038cm" svg:x="8.057cm" svg:y="7.879cm" svg:viewBox="0 0 36 39" svg:d="M36 39c-9-16-21-29-36-39 3 3 8 7 11 10 9 8 18 19 25 29z">
          <text:p/>
        </draw:path>
        <draw:path draw:style-name="gr3" draw:text-style-name="P3" draw:layer="layout" svg:width="0.043cm" svg:height="0.17cm" svg:x="8.067cm" svg:y="7.889cm" svg:viewBox="0 0 44 171" svg:d="M16 22c22 37 24 80 9 119-3 10-7 20-13 30 34-39 43-96 15-142l-1-1c-7-10-16-20-26-28 5 7 11 14 16 22z">
          <text:p/>
        </draw:path>
        <draw:path draw:style-name="gr3" draw:text-style-name="P3" draw:layer="layout" svg:width="0.045cm" svg:height="0.026cm" svg:x="8.022cm" svg:y="7.863cm" svg:viewBox="0 0 46 27" svg:d="M46 27c-3-3-7-7-10-10-11-7-22-12-36-17 17 8 32 16 46 27z">
          <text:p/>
        </draw:path>
        <draw:path draw:style-name="gr3" draw:text-style-name="P3" draw:layer="layout" svg:width="0.229cm" svg:height="0.189cm" svg:x="7.872cm" svg:y="7.859cm" svg:viewBox="0 0 230 190" svg:d="M59 16c-57 33-76 106-43 164 2 3 4 7 7 10 0 0-1 0-1-1-20-36-14-79 12-107 6-9 14-17 25-23 3-2 6-5 9-6 49-29 112-12 141 37 16 25 19 54 11 80 15-38 13-81-10-118-5-8-10-15-15-22-14-11-29-19-45-26-29-8-62-5-91 12z">
          <text:p/>
        </draw:path>
        <draw:path draw:style-name="gr1" draw:text-style-name="P1" draw:layer="layout" svg:width="0.033cm" svg:height="0.03cm" svg:x="8.045cm" svg:y="8.059cm" svg:viewBox="0 0 34 31" svg:d="M0 31c14-9 25-19 34-31-3 3-6 5-9 8-7 8-15 16-25 23z">
          <text:p/>
        </draw:path>
        <draw:path draw:style-name="gr4" draw:text-style-name="P4" draw:layer="layout" svg:width="0.147cm" svg:height="0.037cm" svg:x="7.922cm" svg:y="8.067cm" svg:viewBox="0 0 148 38" svg:d="M128 13c-32 20-70 22-102 10-10-3-18-8-26-13 32 31 82 38 122 14h1c9-7 17-16 25-24-6 5-13 10-20 13z">
          <text:p/>
        </draw:path>
        <draw:path draw:style-name="gr4" draw:text-style-name="P4" draw:layer="layout" svg:width="0.022cm" svg:height="0.038cm" svg:x="8.069cm" svg:y="8.029cm" svg:viewBox="0 0 23 39" svg:d="M9 31c7-10 11-20 14-31-5 15-14 28-23 39 3-3 6-5 9-8z">
          <text:p/>
        </draw:path>
        <draw:path draw:style-name="gr3" draw:text-style-name="P3" draw:layer="layout" svg:width="0.164cm" svg:height="0.199cm" svg:x="7.931cm" svg:y="7.898cm" svg:viewBox="0 0 165 200" svg:d="M151 51c-29-49-93-66-142-37-3 1-6 3-9 6 0-1 0-1 0-1 31-18 68-12 93 10 8 6 15 13 20 22 2 2 4 5 5 8 26 43 11 99-32 124-22 12-47 15-69 9 32 12 70 10 102-9 7-3 13-8 19-13 10-11 18-24 23-38 8-27 5-56-10-81z">
          <text:p/>
        </draw:path>
        <draw:path draw:style-name="gr4" draw:text-style-name="P4" draw:layer="layout" svg:width="0.027cm" svg:height="0.029cm" svg:x="7.895cm" svg:y="8.048cm" svg:viewBox="0 0 28 30" svg:d="M0 0c8 13 17 22 28 30-3-3-5-5-8-8-7-6-15-13-20-22z">
          <text:p/>
        </draw:path>
        <draw:path draw:style-name="gr2" draw:text-style-name="P2" draw:layer="layout" svg:width="0.032cm" svg:height="0.128cm" svg:x="7.882cm" svg:y="7.941cm" svg:viewBox="0 0 33 129" svg:d="M22 112c-18-28-19-61-7-89 2-8 5-16 10-23-27 28-33 71-12 106 0 1 1 1 1 1 5 8 12 15 19 22-4-6-8-11-11-17z">
          <text:p/>
        </draw:path>
        <draw:path draw:style-name="gr1" draw:text-style-name="P1" draw:layer="layout" svg:width="0.034cm" svg:height="0.02cm" svg:x="7.914cm" svg:y="8.069cm" svg:viewBox="0 0 35 21" svg:d="M0 0c2 3 5 5 9 8 8 5 16 10 26 13-12-6-24-13-35-21z">
          <text:p/>
        </draw:path>
        <draw:path draw:style-name="gr1" draw:text-style-name="P1" draw:layer="layout" svg:width="0.173cm" svg:height="0.143cm" svg:x="7.889cm" svg:y="7.949cm" svg:viewBox="0 0 174 144" svg:d="M148 81c-5 7-11 13-19 18-2 1-5 3-7 4-37 22-85 9-108-28-11-19-13-41-7-60-11 28-10 61 7 89 3 6 7 11 11 16 11 8 23 16 35 21 22 6 47 3 69-9 43-26 57-81 32-124-1-3-3-6-5-8l1 1c15 26 11 59-9 80z">
          <text:p/>
        </draw:path>
        <draw:path draw:style-name="gr2" draw:text-style-name="P2" draw:layer="layout" svg:width="0.025cm" svg:height="0.023cm" svg:x="7.906cm" svg:y="7.918cm" svg:viewBox="0 0 26 24" svg:d="M26 0c-11 7-19 15-26 24 3-2 5-4 8-6 5-7 11-13 18-18z">
          <text:p/>
        </draw:path>
        <draw:path draw:style-name="gr4" draw:text-style-name="P4" draw:layer="layout" svg:width="0.111cm" svg:height="0.029cm" svg:x="7.913cm" svg:y="7.907cm" svg:viewBox="0 0 112 30" svg:d="M14 18c24-14 53-15 77-6 7 2 14 5 21 10-26-23-63-29-94-11v1c-7 5-13 11-18 18 4-4 9-8 14-12z">
          <text:p/>
        </draw:path>
        <draw:path draw:style-name="gr4" draw:text-style-name="P4" draw:layer="layout" svg:width="0.017cm" svg:height="0.029cm" svg:x="7.896cm" svg:y="7.935cm" svg:viewBox="0 0 18 30" svg:d="M18 0c-3 2-5 4-8 6-5 7-8 15-10 24 4-12 9-22 18-30z">
          <text:p/>
        </draw:path>
        <draw:path draw:style-name="gr3" draw:text-style-name="P3" draw:layer="layout" svg:width="0.124cm" svg:height="0.151cm" svg:x="7.893cm" svg:y="7.912cm" svg:viewBox="0 0 125 152" svg:d="M10 112c23 38 71 51 108 29 2-1 5-3 7-4h-1c-23 13-51 9-69-8-6-4-12-9-16-17-1-2-3-4-4-6-20-33-8-74 25-93 16-10 35-11 52-7-24-9-53-8-77 6-5 3-10 7-14 11-9 8-14 18-18 29-6 19-4 41 7 60z">
          <text:p/>
        </draw:path>
        <draw:path draw:style-name="gr2" draw:text-style-name="P2" draw:layer="layout" svg:width="0.02cm" svg:height="0.023cm" svg:x="8.024cm" svg:y="7.927cm" svg:viewBox="0 0 21 24" svg:d="M21 24c-5-10-12-17-21-24 2 3 4 5 7 7 5 5 10 10 14 17z">
          <text:p/>
        </draw:path>
        <draw:path draw:style-name="gr2" draw:text-style-name="P2" draw:layer="layout" svg:width="0.024cm" svg:height="0.097cm" svg:x="8.03cm" svg:y="7.933cm" svg:viewBox="0 0 25 98" svg:d="M8 12c13 22 15 47 6 68-2 7-5 13-8 18 20-22 25-55 9-81-1-1-1-1-1-1-4-6-9-11-14-16 3 4 6 8 8 12z">
          <text:p/>
        </draw:path>
        <draw:path draw:style-name="gr4" draw:text-style-name="P4" draw:layer="layout" svg:width="0.026cm" svg:height="0.015cm" svg:x="8.004cm" svg:y="7.918cm" svg:viewBox="0 0 27 16" svg:d="M27 16c-2-2-4-5-6-7-6-4-14-7-21-9 10 4 19 9 27 16z">
          <text:p/>
        </draw:path>
        <draw:path draw:style-name="gr1" draw:text-style-name="P1" draw:layer="layout" svg:width="0.131cm" svg:height="0.108cm" svg:x="7.918cm" svg:y="7.916cm" svg:viewBox="0 0 132 109" svg:d="M34 9c-33 20-44 61-25 94 1 2 3 4 4 6v-1c-12-20-8-44 7-60 3-6 8-10 14-14 1-1 3-2 5-3 28-18 65-7 82 21 8 15 10 31 6 46 8-21 7-46-6-68-2-4-5-9-8-13-8-6-17-11-27-15-17-4-36-3-52 7z">
          <text:p/>
        </draw:path>
        <draw:path draw:style-name="gr3" draw:text-style-name="P3" draw:layer="layout" svg:width="0.019cm" svg:height="0.018cm" svg:x="8.017cm" svg:y="8.03cm" svg:viewBox="0 0 20 19" svg:d="M0 19c9-5 15-11 20-19-2 2-4 4-5 6-4 4-10 9-15 13z">
          <text:p/>
        </draw:path>
        <draw:path draw:style-name="gr2" draw:text-style-name="P2" draw:layer="layout" svg:width="0.084cm" svg:height="0.02cm" svg:x="7.947cm" svg:y="8.035cm" svg:viewBox="0 0 85 21" svg:d="M74 7c-19 11-41 13-60 5-5-1-10-4-14-7 18 18 46 22 70 8 1 0 1 0 1 0 5-4 10-8 14-13-4 3-7 5-11 7z">
          <text:p/>
        </draw:path>
        <draw:path draw:style-name="gr1" draw:text-style-name="P1" draw:layer="layout" svg:width="0.013cm" svg:height="0.022cm" svg:x="8.031cm" svg:y="8.013cm" svg:viewBox="0 0 14 23" svg:d="M6 17c3-5 6-11 8-17-3 8-8 15-14 23 1-2 4-4 6-6z">
          <text:p/>
        </draw:path>
        <draw:path draw:style-name="gr4" draw:text-style-name="P4" draw:layer="layout" svg:width="0.094cm" svg:height="0.114cm" svg:x="7.952cm" svg:y="7.938cm" svg:viewBox="0 0 95 115" svg:d="M87 30c-18-29-54-39-82-22-2 1-4 2-5 3 18-10 39-7 53 6 5 3 9 7 12 13 1 2 2 3 3 5 15 24 6 56-19 70-12 7-27 9-40 5 19 7 41 6 59-5 4-2 7-4 12-7 5-7 10-14 13-22 4-15 2-31-6-46z">
          <text:p/>
        </draw:path>
        <draw:path draw:style-name="gr3" draw:text-style-name="P3" draw:layer="layout" svg:width="0.016cm" svg:height="0.016cm" svg:x="7.931cm" svg:y="8.024cm" svg:viewBox="0 0 17 17" svg:d="M0 0c4 7 9 12 17 17-2-2-3-4-6-5-4-4-8-8-11-12z">
          <text:p/>
        </draw:path>
        <draw:path draw:style-name="gr4" draw:text-style-name="P4" draw:layer="layout" svg:width="0.018cm" svg:height="0.073cm" svg:x="7.924cm" svg:y="7.963cm" svg:viewBox="0 0 19 74" svg:d="M13 65c-11-16-12-36-5-52 1-5 4-9 7-13-16 16-20 41-8 61 0 1 0 1 0 1 3 4 8 8 12 12-2-3-4-6-6-9z">
          <text:p/>
        </draw:path>
        <draw:path draw:style-name="gr2" draw:text-style-name="P2" draw:layer="layout" svg:width="0.019cm" svg:height="0.011cm" svg:x="7.942cm" svg:y="8.036cm" svg:viewBox="0 0 20 12" svg:d="M0 0c2 1 3 3 5 4 4 3 9 6 15 8-7-4-14-7-20-12z">
          <text:p/>
        </draw:path>
        <draw:path draw:style-name="gr1" draw:text-style-name="P1" draw:layer="layout" svg:width="0.099cm" svg:height="0.082cm" svg:x="7.928cm" svg:y="7.967cm" svg:viewBox="0 0 100 83" svg:d="M86 47c-3 5-7 8-11 11-1 1-3 1-4 2-22 13-50 5-62-16-6-11-7-23-4-35-7 17-6 36 4 52 2 3 4 6 6 9 6 5 13 8 19 11 13 4 29 2 41-5 25-14 33-46 19-71-1-2-2-3-3-5v1c9 16 6 34-5 46z">
          <text:p/>
        </draw:path>
        <draw:path draw:style-name="gr4" draw:text-style-name="P4" draw:layer="layout" svg:width="0.014cm" svg:height="0.015cm" svg:x="7.938cm" svg:y="7.949cm" svg:viewBox="0 0 15 16" svg:d="M15 0c-7 5-12 9-15 16 1-3 2-4 3-5 3-4 8-7 12-11z">
          <text:p/>
        </draw:path>
        <draw:path draw:style-name="gr3" draw:text-style-name="P3" draw:layer="layout" svg:width="0.064cm" svg:height="0.017cm" svg:x="7.941cm" svg:y="7.943cm" svg:viewBox="0 0 65 18" svg:d="M8 11c15-8 32-9 46-3 4 1 8 3 11 5-14-14-35-17-54-6-4 3-8 6-11 11 3-3 6-5 8-7z">
          <text:p/>
        </draw:path>
        <draw:path draw:style-name="gr4" draw:text-style-name="P4" draw:layer="layout" svg:width="0.009cm" svg:height="0.018cm" svg:x="7.932cm" svg:y="7.959cm" svg:viewBox="0 0 10 19" svg:d="M10 0c-1 2-3 3-4 5-3 4-5 8-6 14 2-7 5-13 10-19z">
          <text:p/>
        </draw:path>
        <draw:path draw:style-name="gr4" draw:text-style-name="P4" draw:layer="layout" svg:width="0.071cm" svg:height="0.086cm" svg:x="7.93cm" svg:y="7.946cm" svg:viewBox="0 0 72 87" svg:d="M6 65c13 21 41 29 62 16 1-1 3-1 4-2-13 7-30 5-40-5-4-2-7-5-9-9-1-1-2-2-2-3-12-19-5-43 14-54 9-6 20-7 30-4-14-6-31-5-45 3-2 3-6 5-9 7-4 5-7 11-9 17-4 11-2 23 4 34z">
          <text:p/>
        </draw:path>
        <draw:path draw:style-name="gr2" draw:text-style-name="P2" draw:layer="layout" svg:width="0.012cm" svg:height="0.012cm" svg:x="8.005cm" svg:y="7.955cm" svg:viewBox="0 0 13 13" svg:d="M13 13c-3-5-7-10-13-13 1 1 2 2 3 3 4 3 7 7 10 10z">
          <text:p/>
        </draw:path>
        <draw:path draw:style-name="gr3" draw:text-style-name="P3" draw:layer="layout" svg:width="0.015cm" svg:height="0.055cm" svg:x="8.008cm" svg:y="7.958cm" svg:viewBox="0 0 16 56" svg:d="M6 7c7 12 8 27 3 40-1 3-2 6-4 9 11-13 15-31 5-46 0-1 0-1 0-1-3-3-7-6-10-9 2 2 5 5 6 7z">
          <text:p/>
        </draw:path>
        <draw:path draw:style-name="gr3" draw:text-style-name="P3" draw:layer="layout" svg:width="0.014cm" svg:height="0.008cm" svg:x="7.994cm" svg:y="7.95cm" svg:viewBox="0 0 15 9" svg:d="M15 9c-1-1-2-2-3-4-4-2-8-4-12-5 5 2 11 5 15 9z">
          <text:p/>
        </draw:path>
        <draw:path draw:style-name="gr1" draw:text-style-name="P1" draw:layer="layout" svg:width="0.075cm" svg:height="0.062cm" svg:x="7.944cm" svg:y="7.948cm" svg:viewBox="0 0 76 63" svg:d="M19 6c-19 11-25 35-14 54 0 1 1 2 2 3-7-12-5-26 4-35 2-3 4-6 8-8 2 0 3-1 4-2 16-10 37-3 46 13 5 8 6 17 3 26 5-12 4-27-3-39-1-2-3-6-5-8-4-3-9-6-14-8-10-3-21-2-31 4z">
          <text:p/>
        </draw:path>
        <draw:path draw:style-name="gr3" draw:text-style-name="P3" draw:layer="layout" svg:width="0.011cm" svg:height="0.01cm" svg:x="8.001cm" svg:y="8.014cm" svg:viewBox="0 0 12 11" svg:d="M0 11c5-3 9-6 12-11-1 0-2 2-3 3-2 3-6 5-9 8z">
          <text:p/>
        </draw:path>
        <draw:path draw:style-name="gr1" draw:text-style-name="P1" draw:layer="layout" svg:width="0.048cm" svg:height="0.012cm" svg:x="7.961cm" svg:y="8.016cm" svg:viewBox="0 0 49 13" svg:d="M43 5c-11 7-24 7-35 3-3-2-6-3-8-5 10 11 27 13 41 6 3-4 6-6 8-9-2 2-4 3-6 5z">
          <text:p/>
        </draw:path>
        <draw:path draw:style-name="gr2" draw:text-style-name="P2" draw:layer="layout" svg:width="0.007cm" svg:height="0.012cm" svg:x="8.009cm" svg:y="8.004cm" svg:viewBox="0 0 8 13" svg:d="M3 10c3-2 4-7 5-10-1 4-5 10-8 13 1-1 2-2 3-3z">
          <text:p/>
        </draw:path>
        <draw:path draw:style-name="gr4" draw:text-style-name="P4" draw:layer="layout" svg:width="0.054cm" svg:height="0.065cm" svg:x="7.964cm" svg:y="7.961cm" svg:viewBox="0 0 55 66" svg:d="M50 18c-9-17-31-23-47-13-1 1-2 2-3 2 10-6 22-4 30 4 3 1 5 4 8 7 0 0 1 1 2 2 8 14 3 32-12 40-7 5-15 5-23 3 11 4 23 4 35-2 2-2 4-3 6-5 3-3 6-8 7-12 3-9 2-18-3-26z">
          <text:p/>
        </draw:path>
        <draw:path draw:style-name="gr2" draw:text-style-name="P2" draw:layer="layout" svg:width="0.009cm" svg:height="0.009cm" svg:x="7.952cm" svg:y="8.01cm" svg:viewBox="0 0 10 10" svg:d="M0 0c2 4 6 8 10 10-1 0-2-1-3-2-2-2-5-5-7-8z">
          <text:p/>
        </draw:path>
        <draw:path draw:style-name="gr1" draw:text-style-name="P1" draw:layer="layout" svg:width="0.01cm" svg:height="0.042cm" svg:x="7.948cm" svg:y="7.975cm" svg:viewBox="0 0 11 43" svg:d="M8 37c-7-10-7-20-4-29 1-3 2-6 5-8-10 9-12 23-5 35 2 3 5 5 7 8-1-3-2-4-3-6z">
          <text:p/>
        </draw:path>
        <draw:path draw:style-name="gr1" draw:text-style-name="P1" draw:layer="layout" svg:width="0.011cm" svg:height="0.006cm" svg:x="7.958cm" svg:y="8.017cm" svg:viewBox="0 0 12 7" svg:d="M0 0c1 1 2 3 3 3 2 2 6 3 9 4-4-1-8-3-12-7z">
          <text:p/>
        </draw:path>
        <draw:path draw:style-name="gr2" draw:text-style-name="P2" draw:layer="layout" svg:width="0.057cm" svg:height="0.046cm" svg:x="7.95cm" svg:y="7.978cm" svg:viewBox="0 0 58 47" svg:d="M47 29c-2 2-5 4-7 5-13 8-28 3-35-9-4-6-5-13-3-19-3 9-3 19 3 29 1 2 2 3 3 5 4 3 7 5 11 6 8 2 16 2 23-3 15-8 20-26 12-41-1-1-2-1-2-2 5 10 3 22-5 29z">
          <text:p/>
        </draw:path>
        <draw:path draw:style-name="gr1" draw:text-style-name="P1" draw:layer="layout" svg:width="0.008cm" svg:height="0.008cm" svg:x="7.956cm" svg:y="7.967cm" svg:viewBox="0 0 9 9" svg:d="M9 0c-5 2-7 6-9 9 0-1 1-1 2-2 2-2 4-5 7-7z">
          <text:p/>
        </draw:path>
        <draw:path draw:style-name="gr4" draw:text-style-name="P4" draw:layer="layout" svg:width="0.036cm" svg:height="0.009cm" svg:x="7.958cm" svg:y="7.964cm" svg:viewBox="0 0 37 10" svg:d="M4 7c9-6 19-6 27-3 2 0 4 1 6 4-8-9-20-10-30-5-2 2-5 5-7 7 1-1 3-2 4-3z">
          <text:p/>
        </draw:path>
        <draw:path draw:style-name="gr3" draw:text-style-name="P3" draw:layer="layout" svg:width="0.007cm" svg:height="0.01cm" svg:x="7.952cm" svg:y="7.973cm" svg:viewBox="0 0 8 11" svg:d="M8 0c-2 1-3 1-3 2-2 2-3 6-5 9 3-4 4-8 8-11z">
          <text:p/>
        </draw:path>
        <draw:path draw:style-name="gr2" draw:text-style-name="P2" draw:layer="layout" svg:width="0.045cm" svg:height="0.049cm" svg:x="7.951cm" svg:y="7.966cm" svg:viewBox="0 0 46 50" svg:d="M4 36c8 13 24 18 36 9 2-1 5-3 6-5-1 1-2 1-3 2-11 7-24 3-30-8-8-10-3-24 8-30 5-3 11-4 17-2-8-3-18-3-26 2-1 1-3 2-4 3-4 3-5 6-7 9-2 7-1 14 3 20z">
          <text:p/>
        </draw:path>
        <draw:path draw:style-name="gr4" draw:text-style-name="P4" draw:layer="layout" svg:width="0.008cm" svg:height="0.007cm" svg:x="7.994cm" svg:y="7.971cm" svg:viewBox="0 0 9 8" svg:d="M9 8c-3-4-5-7-9-8 2 0 2 1 3 2 2 1 3 3 6 6z">
          <text:p/>
        </draw:path>
        <draw:path draw:style-name="gr1" draw:text-style-name="P1" draw:layer="layout" svg:width="0.008cm" svg:height="0.033cm" svg:x="7.996cm" svg:y="7.973cm" svg:viewBox="0 0 9 34" svg:d="M3 4c6 9 5 21-3 30 9-8 11-20 6-29-3-2-4-4-6-5 1 1 2 2 3 4z">
          <text:p/>
        </draw:path>
        <draw:path draw:style-name="gr4" draw:text-style-name="P4" draw:layer="layout" svg:width="0.008cm" svg:height="0.005cm" svg:x="7.988cm" svg:y="7.968cm" svg:viewBox="0 0 9 6" svg:d="M9 6c-2-1-2-2-3-2-2-3-4-4-6-4 3 1 6 3 9 6z">
          <text:p/>
        </draw:path>
        <draw:path draw:style-name="gr1" draw:text-style-name="P1" draw:layer="layout" svg:width="0.043cm" svg:height="0.044cm" svg:x="7.96cm" svg:y="7.967cm" svg:viewBox="0 0 44 45" svg:d="M11 3c-11 6-15 21-8 31 6 11 19 14 31 8 1-1 2-1 3-2 7-8 9-21 3-30-1-2-2-3-3-4-2-3-5-4-9-5-6-2-12-1-17 2z">
          <text:p/>
        </draw:path>
        <draw:path draw:style-name="gr1" draw:text-style-name="P1" draw:layer="layout" svg:width="2.295cm" svg:height="3.603cm" svg:x="5.28cm" svg:y="5.294cm" svg:viewBox="0 0 2296 3604" svg:d="M10 3199c123-561 384-1234 672-1743 287-505 661-907 1086-1313 159-130 250-184 385-108 135 78 182 251 106 386-400 420-841 866-1127 1371-288 509-444 1088-621 1663-76 134-226 192-361 115-135-76-171-178-140-371z">
          <text:p/>
        </draw:path>
        <draw:path draw:style-name="gr3" draw:text-style-name="P3" draw:layer="layout" svg:width="1.424cm" svg:height="1.424cm" svg:x="4.509cm" svg:y="4.666cm" svg:viewBox="0 0 1425 1425" svg:d="M359 1331c-342-195-461-630-265-971 195-343 630-461 972-266s460 631 264 973c-195 341-630 460-971 264z">
          <text:p/>
        </draw:path>
        <draw:path draw:style-name="gr9" draw:text-style-name="P9" draw:layer="layout" svg:width="0.607cm" svg:height="0.896cm" svg:x="4.77cm" svg:y="4.812cm" svg:viewBox="0 0 608 897" svg:d="M245 27c-15 26-6 60 21 75 8 4 17 7 26 7-1 7-2 21-2 41-15-1-30 6-38 20-11 20-5 44 15 56 6 3 13 5 20 5 0 10 0 21 0 32-10 1-20 7-26 16-8 16-3 35 12 44 5 2 10 4 14 4 1 12 1 23 1 35-5 2-9 6-12 11-6 11-2 25 9 31 2 1 3 2 5 3 3 48 8 96 16 137-90-9-196-7-297 22-12 3-13 12 2 8 92-21 204-15 300 0 32 168 149 400 286 297 20-15 9-33-1-28-2 1-70 43-149-53l56-98c3-5 1-11-4-14s-12-2-15 4l-52 89c-8-12-17-25-25-40l41-70c3-5 1-12-5-15-5-3-12-1-15 4l-33 58c-7-13-13-28-20-44l19-33c3-5 2-12-4-15-5-3-12-1-15 4l-10 19c-7-18-14-38-21-59 89 17 161 40 180 55 11 8 12 19 11 22 0 6 5 12 12 6 21-20 5-48-12-62-18-14-97-41-201-54-12-45-20-94-26-143 3-2 6-5 9-8 6-11 2-26-9-32-2-1-3-1-4-2-1-13-2-25-3-37 6-3 12-8 16-14 8-15 3-35-12-44-3-1-5-2-7-3-1-12-1-23-1-34 10-3 19-10 25-20 11-19 5-44-15-55-3-2-7-3-11-4 1-20 1-34 1-42 17-2 34-11 43-28 15-26 6-59-20-74s-60-6-75 20z">
          <text:p/>
        </draw:path>
        <draw:path draw:style-name="gr9" draw:text-style-name="P9" draw:layer="layout" svg:width="0.145cm" svg:height="0.151cm" svg:x="4.966cm" svg:y="5.443cm" svg:viewBox="0 0 146 152" svg:d="M121 152c-3-4-6-7-10-12s-8-10-14-15l-68-64c-8-6-13-10-17-12-2-3-5-4-9-6-1-1-2-2-3-2l24-41 94 87c7 6 12 11 16 14s8 6 12 8z">
          <text:p/>
        </draw:path>
        <draw:path draw:style-name="gr9" draw:text-style-name="P9" draw:layer="layout" svg:width="0.198cm" svg:height="0.241cm" svg:x="4.83cm" svg:y="5.596cm" svg:viewBox="0 0 199 242" svg:d="M85 48c-2-2-5-5-7-6-1-1-2-1-3-1-2 0-5 4-7 8l-36 62c-2 4-3 8-2 11 0 3 3 6 7 9l28 26 47-83zM199 101l-69 120c-7 12-15 19-23 20-5 1-10 0-15-4-4-2-9-5-14-10l-57-53c-11-11-18-21-20-30-2-10 1-21 8-33l51-90c7-13 14-20 22-21 5-1 10 1 16 4 5 3 9 6 14 11l38 35-70 121 25 23c2 2 5 4 6 5s3 1 4 1c2 0 4-2 8-6l50-89c5-8 9-17 11-24z">
          <text:p/>
        </draw:path>
        <draw:path draw:style-name="gr9" draw:text-style-name="P9" draw:layer="layout" svg:width="0.212cm" svg:height="0.21cm" svg:x="4.86cm" svg:y="5.456cm" svg:viewBox="0 0 213 211" svg:d="M186 211c-3-5-6-9-11-14-4-5-10-10-17-16l-126-114c-8-7-14-12-18-15-3-3-8-6-14-9l25-43 156 141c8 6 14 11 18 15 4 3 9 6 14 9z">
          <text:p/>
        </draw:path>
        <draw:path draw:style-name="gr9" draw:text-style-name="P9" draw:layer="layout" svg:width="0.146cm" svg:height="0.151cm" svg:x="5.1cm" svg:y="5.208cm" svg:viewBox="0 0 147 152" svg:d="M122 152c-3-4-6-8-10-12-4-5-9-10-15-15l-68-63c-8-6-13-10-16-13-2-2-5-3-9-6-1 0-3-1-4-2l23-41 96 87c6 6 12 11 15 14 4 3 8 5 13 8z">
          <text:p/>
        </draw:path>
        <draw:path draw:style-name="gr9" draw:text-style-name="P9" draw:layer="layout" svg:width="0.145cm" svg:height="0.205cm" svg:x="5.146cm" svg:y="5.074cm" svg:viewBox="0 0 146 206" svg:d="M69 28c-3 5-6 9-9 14l-11 20c-2 4-3 7-3 10 1 3 3 6 6 10l65 59c10 9 19 17 26 21 1 0 2 1 3 1l-26 43c-3-4-6-8-10-11-3-4-8-9-15-15l-67-64c-7-6-12-10-16-14-4-3-8-5-12-7l21-37 13 10c-4-5-5-10-6-15 0-5 2-11 6-18l20-35h20c1 3 2 5 3 8 1 4 2 6 1 7-3 5-7 9-9 13z">
          <text:p/>
        </draw:path>
        <draw:path draw:style-name="gr9" draw:text-style-name="P9" draw:layer="layout" svg:width="0.046cm" svg:height="0.046cm" svg:x="4.91cm" svg:y="5.405cm" svg:viewBox="0 0 47 47" svg:d="M35 3c12 7 15 22 9 33s-21 15-32 8c-11-6-15-20-9-32 6-11 20-15 32-9z">
          <text:p/>
        </draw:path>
        <draw:path draw:style-name="gr9" draw:text-style-name="P9" draw:layer="layout" svg:width="0.097cm" svg:height="0.106cm" svg:x="5.333cm" svg:y="5.543cm" svg:viewBox="0 0 98 107" svg:d="M82 56c2-3 1-5-1-7l-26-24c-2-3-4-3-5 0l-10 18c-2 2-1 4 1 7l26 24c2 3 3 3 5 0zM77 86l-12 21c-2-3-4-6-10-12l-43-42c-5-5-9-7-12-9l13-21 22 21v-1c-1-2-2-4-2-6s0-3 1-5l14-24c6-10 12-10 21-2l22 21c8 8 10 16 4 26l-14 26c-2 3-5 3-8 2z">
          <text:p/>
        </draw:path>
        <draw:path draw:style-name="gr9" draw:text-style-name="P9" draw:layer="layout" svg:width="0.075cm" svg:height="0.081cm" svg:x="5.379cm" svg:y="5.491cm" svg:viewBox="0 0 76 82" svg:d="M11 0l11 10-11 20-11-11zM27 15l37 34c5 6 9 8 12 10l-14 23c-2-3-5-6-10-11l-26-26c-5-5-9-8-11-9z">
          <text:p/>
        </draw:path>
        <draw:path draw:style-name="gr9" draw:text-style-name="P9" draw:layer="layout" svg:width="0.075cm" svg:height="0.098cm" svg:x="5.417cm" svg:y="5.435cm" svg:viewBox="0 0 76 99" svg:d="M60 57c1-3 1-5-1-7l-26-24c-2-3-4-3-5 0l-12 18c-1 2-1 4 2 6l26 25c3 2 4 2 6 0zM51 92c-5 9-11 10-20 1l-23-21c-9-8-10-16-5-25l23-38c5-11 12-11 20-2l22 21c9 8 10 16 5 26z">
          <text:p/>
        </draw:path>
        <draw:polygon draw:style-name="gr9" draw:text-style-name="P9" draw:layer="layout" svg:width="0.025cm" svg:height="0.035cm" svg:x="5.492cm" svg:y="5.425cm" svg:viewBox="0 0 26 36" draw:points="13,36 0,22 12,0 26,13">
          <text:p/>
        </draw:polygon>
        <draw:path draw:style-name="gr9" draw:text-style-name="P9" draw:layer="layout" svg:width="0.081cm" svg:height="0.079cm" svg:x="5.473cm" svg:y="5.332cm" svg:viewBox="0 0 82 80" svg:d="M39 7l-11 21 29 26c4 4 5 4 7 0l5-8c3-6 5-11 6-13l7 10-17 30c-5 8-13 9-22 1l-27-26-6 11-7-7 6-11-9-9 9-23 12 12 11-21z">
          <text:p/>
        </draw:path>
        <draw:path draw:style-name="gr9" draw:text-style-name="P9" draw:layer="layout" svg:width="0.075cm" svg:height="0.098cm" svg:x="5.515cm" svg:y="5.263cm" svg:viewBox="0 0 76 99" svg:d="M59 55c2-3 1-4-1-7l-26-24c-2-3-4-3-5 0l-10 18c-2 3-1 4 1 7l25 24c3 3 4 3 6 0zM50 91c-5 9-11 10-20 2l-22-22c-8-8-10-17-5-26l22-38c6-9 12-10 21-2l21 21c10 8 12 17 5 26z">
          <text:p/>
        </draw:path>
        <draw:path draw:style-name="gr9" draw:text-style-name="P9" draw:layer="layout" svg:width="0.075cm" svg:height="0.099cm" svg:x="5.557cm" svg:y="5.19cm" svg:viewBox="0 0 76 100" svg:d="M60 56c2-3 1-5-1-7l-26-25c-3-2-5-2-6 1l-10 18c-2 2-1 4 1 6l26 26c3 2 4 2 6-1zM52 92c-6 9-12 10-22 1l-22-21c-8-8-10-16-5-26l22-39c7-9 13-10 22-1l21 21c9 8 11 16 5 25z">
          <text:p/>
        </draw:path>
        <draw:path draw:style-name="gr9" draw:text-style-name="P9" draw:layer="layout" svg:width="0.077cm" svg:height="0.083cm" svg:x="5.579cm" svg:y="5.136cm" svg:viewBox="0 0 78 84" svg:d="M65 51c7 6 10 8 13 9l-14 24c-2-3-5-6-10-12l-43-41c-6-6-9-8-11-9l12-22z">
          <text:p/>
        </draw:path>
        <draw:path draw:style-name="gr9" draw:text-style-name="P9" draw:layer="layout" svg:width="0.074cm" svg:height="0.104cm" svg:x="5.619cm" svg:y="5.081cm" svg:viewBox="0 0 75 105" svg:d="M69 33c7 7 8 15 3 24l-28 48-9-6c3-3 5-5 9-12l15-26c1-3 1-6-2-7l-2-3c-2-2-4-1-6 1l-15 27c-4 9-11 9-20 0l-5-5c-9-9-11-17-6-26l28-48 9 6c-3 3-5 5-9 12l-15 26c-1 3-1 5 1 6l2 3c2 1 4 1 5-1l14-25c6-10 12-11 19-4z">
          <text:p/>
        </draw:path>
        <draw:path draw:style-name="gr3" draw:text-style-name="P3" draw:layer="layout" svg:width="1.424cm" svg:height="1.424cm" svg:x="5.245cm" svg:y="3.367cm" svg:viewBox="0 0 1425 1425" svg:d="M359 1331c-342-195-460-630-265-972s631-461 973-265c341 196 460 631 264 972-195 342-630 460-972 265z">
          <text:p/>
        </draw:path>
        <draw:path draw:style-name="gr9" draw:text-style-name="P9" draw:layer="layout" svg:width="0.566cm" svg:height="0.858cm" svg:x="5.863cm" svg:y="3.487cm" svg:viewBox="0 0 567 859" svg:d="M212 355c1 1-1 0-3-2-7-3-13-8-20 0-6 8-3 15 3 23 3 3 7 7 11 9 43 26 81 58 123 86 21 15 43 30 64 44 7 5 16 10 24 1 5-6 8-13 4-20-3-5-9-9-14-13-64-41-126-83-192-128zM327 270c7 24 7 47 12 68 4 15 0 36 13 46 14 10 31 16 50 19-12-52-23-100-35-149-7-29-7-29-38-31-8 0-13 2-18 8-26 30-49 63-77 91-5 5-11 10-9 18 4 9 35 12 42 4 19-24 39-48 60-74zM193 443c7 52 13 105 19 157 2 16 19 36 34 41 4 1 7 0 10-3 37-36 75-73 114-110-15-10-29-14-42-21-9-5-13-2-20 4-21 21-37 48-64 68-3-31-6-60-9-88-3-35-4-37-42-48zM116 14c104 69 212 141 321 212 40 26 80 52 120 77 7 5 10 9 10 18-1 72-2 144-3 215 0 72-1 145-2 217 0 32 0 63 0 94 1 14-4 13-14 9-85-44-170-88-257-129-94-45-184-95-280-137-9-4-12-8-10-19 16-102 30-205 45-307 12-84 24-167 36-251 1-12 4-18 17-9 4 3 9 5 17 10z">
          <text:p/>
        </draw:path>
        <draw:path draw:style-name="gr9" draw:text-style-name="P9" draw:layer="layout" svg:width="0.941cm" svg:height="0.446cm" svg:x="5.461cm" svg:y="4.091cm" svg:viewBox="0 0 942 447" svg:d="M412 334c25 15 46 23 72 15 63-20 125-46 180-85 9-6 22-13 22-23-1-10-17-12-27-16-3-2-6-2-8-4-12-9-21-4-31 5-26 25-58 42-91 60-36 20-74 34-117 48zM343 305c17 7 35 23 54 18 71-20 136-53 194-101 20-17 19-20-5-33-7-4-15-8-22-12-9-4-14-3-21 4-57 57-125 95-200 124zM269 257c1 6-11 14-3 17 20 7 39 25 64 16 64-22 122-54 169-103 27-28 27-28-10-43-15-6-29-18-48-9-37 18-73 36-105 60-25 18-48 37-67 62zM942 272c-25 15-50 23-74 32-114 46-228 91-343 137-18 8-34 8-52 0-80-36-160-74-242-107-77-32-152-66-231-100 36-23 71-45 107-66 49-31 98-60 147-89 41-26 83-50 124-76 9-6 17-2 24 1 39 19 78 38 116 57 107 52 211 107 317 156 35 17 69 36 107 55z">
          <text:p/>
        </draw:path>
        <draw:path draw:style-name="gr9" draw:text-style-name="P9" draw:layer="layout" svg:width="0.469cm" svg:height="0.808cm" svg:x="5.452cm" svg:y="3.492cm" svg:viewBox="0 0 470 809" svg:d="M343 131c-7 1-9 5-13 8-23 16-28 45-52 61-18 11-31 30-49 39-12 5-24 10-34 19-16 16-17 58 3 71 15 10 11 17 4 28-27 44-49 89-54 141-2 20-1 42 15 56 10 9 8 15 3 23-21 32-37 66-47 102-3 8-10 19-1 23 7 3 17-5 23-12 3-2 4-6 5-9 2-7 6-12 13-16 23-14 47-28 70-41 5 3-2 14 7 11 12-4 25-9 32-21 11-18 0-70-18-82-11-7-10-13-4-22 11-18 21-36 31-55 19-34 32-71 33-110 1-17 1-37-15-46-21-12-16-23-5-37 5-7 10-15 15-24 15-34 34-66 38-107zM0 809c8-40 16-76 25-113 14-65 29-131 44-196 14-60 28-120 41-180 7-31 34-44 54-62 51-45 103-88 156-132 41-35 83-69 124-104 8-6 15-13 26-22-2 19-4 35-6 51-14 97-28 194-42 290-11 74-23 148-34 223-1 10-7 16-14 21-47 28-95 57-142 85-63 38-126 76-189 114-13 8-26 15-43 25z">
          <text:p/>
        </draw:path>
        <draw:path draw:style-name="gr9" draw:text-style-name="P9" draw:layer="layout" svg:width="0.087cm" svg:height="0.094cm" svg:x="5.635cm" svg:y="3.868cm" svg:viewBox="0 0 88 95" svg:d="M1 95c-3-21 3-34 21-44 22-14 42-32 66-51-1 20-2 34-16 43-23 17-46 34-71 52z">
          <text:p/>
        </draw:path>
        <draw:path draw:style-name="gr9" draw:text-style-name="P9" draw:layer="layout" svg:width="0.056cm" svg:height="0.05cm" svg:x="5.619cm" svg:y="4.068cm" svg:viewBox="0 0 57 51" svg:d="M0 49c9-13 17-27 28-41 2-4 5-10 11-7 7 4 13 10 18 14 1 0-1 5-2 6-17 10-35 20-52 30-1 0-2-1-3-2z">
          <text:p/>
        </draw:path>
        <draw:path draw:style-name="gr9" draw:text-style-name="P9" draw:layer="layout" svg:width="0.053cm" svg:height="0.049cm" svg:x="5.643cm" svg:y="3.953cm" svg:viewBox="0 0 54 50" svg:d="M54 0c-10 16-19 29-27 42-4 4-6 10-12 7s-13-4-15-11c-2-6 5-10 10-12 14-6 25-20 44-26z">
          <text:p/>
        </draw:path>
        <draw:path draw:style-name="gr9" draw:text-style-name="P9" draw:layer="layout" svg:width="0.05cm" svg:height="0.048cm" svg:x="5.661cm" svg:y="3.835cm" svg:viewBox="0 0 51 49" svg:d="M0 49c8-14 17-27 23-40 6-12 14-9 22-5 8 3 8 8 1 13-15 10-26 25-46 32z">
          <text:p/>
        </draw:path>
        <draw:path draw:style-name="gr9" draw:text-style-name="P9" draw:layer="layout" svg:width="0.053cm" svg:height="0.052cm" svg:x="5.677cm" svg:y="3.721cm" svg:viewBox="0 0 54 53" svg:d="M54 0c-11 17-19 34-28 48-4 7-20 7-25 0-2-4 0-7 3-9 17-12 29-29 50-39z">
          <text:p/>
        </draw:path>
        <draw:path draw:style-name="gr2" draw:text-style-name="P2" draw:layer="layout" svg:width="1.424cm" svg:height="1.424cm" svg:x="3.773cm" svg:y="5.966cm" svg:viewBox="0 0 1425 1425" svg:d="M359 1331c-342-195-460-630-265-973 195-341 631-459 972-264 342 195 460 631 265 972-195 342-630 460-972 265z">
          <text:p/>
        </draw:path>
        <draw:path draw:style-name="gr9" draw:text-style-name="P9" draw:layer="layout" svg:width="0.399cm" svg:height="0.442cm" svg:x="4.13cm" svg:y="6.704cm" svg:viewBox="0 0 400 443" svg:d="M14 59c-9 17-14 36-14 55 1 41 23 79 59 100l32 18-22 38c-21 36-22 81-2 116 20 36 57 57 98 57 41-1 79-24 100-61l135-234-227-132c-36-21-80-21-115-1-18 11-34 26-44 44z">
          <text:p/>
        </draw:path>
        <draw:path draw:style-name="gr9" draw:text-style-name="P9" draw:layer="layout" svg:width="0.66cm" svg:height="0.601cm" svg:x="4.118cm" svg:y="6.204cm" svg:viewBox="0 0 661 602" svg:d="M573 20c-24-14-52-21-81-20-61 1-117 34-148 88l-28 49-56-33c-54-31-121-32-174-2-54 31-86 88-86 150 1 61 35 118 89 149l348 201 199-344c32-54 33-120 3-174-16-27-38-50-66-64z">
          <text:p/>
        </draw:path>
        <draw:path draw:style-name="gr9" draw:text-style-name="P9" draw:layer="layout" svg:width="0.447cm" svg:height="0.447cm" svg:x="4.373cm" svg:y="6.297cm" svg:viewBox="0 0 448 448" svg:d="M125 257c-9-27-6-56 7-82 13-24 34-42 60-50 54-18 113 12 131 67 17 55-12 114-67 131-55 18-113-12-131-66zM91 408l41 23 49-39c14 3 27 5 41 5l38 51 45-12 7-63c12-7 23-15 33-25l62 9 24-40-40-50c4-13 6-27 6-41l51-37-13-46-62-8c-7-12-16-23-26-33l10-62-41-23-49 39c-14-3-28-5-41-5l-38-51-45 12-7 63c-12 7-23 15-33 25l-62-9-24 40 39 50c-3 14-5 28-5 42l-51 37 13 46 62 7c7 12 16 23 25 33z">
          <text:p/>
        </draw:path>
        <draw:polygon draw:style-name="gr9" draw:text-style-name="P9" draw:layer="layout" svg:width="0.149cm" svg:height="0.15cm" svg:x="4.453cm" svg:y="7.108cm" svg:viewBox="0 0 150 151" draw:points="109,151 14,124 8,131 0,127 17,96 25,101 21,111 79,129 93,133 83,122 33,68 40,57 111,73 126,77 126,76 115,66 71,25 64,34 56,29 73,0 81,5 77,13 150,81 142,93 67,76 56,73 56,74 63,82 116,140">
          <text:p/>
        </draw:polygon>
        <draw:path draw:style-name="gr9" draw:text-style-name="P9" draw:layer="layout" svg:width="0.081cm" svg:height="0.076cm" svg:x="4.564cm" svg:y="7.068cm" svg:viewBox="0 0 82 77" svg:d="M66 54c2-4 3-8 3-12-1-4-3-8-6-11-3-4-7-7-12-10l-1-2c-5-3-9-4-14-5s-9-1-12 1c-4 1-7 4-10 9-2 4-3 8-2 12s2 8 5 11c3 4 7 7 12 10h1c5 3 10 5 15 6 4 1 8 0 12-1 4-2 7-4 9-8zM77 59c-5 7-9 11-15 14s-12 4-19 4c-6-1-13-3-20-7l-1-1c-7-4-12-9-16-14-4-6-6-11-6-18-1-6 1-12 5-20 3-6 8-11 14-13 5-3 11-4 18-4 7 1 13 3 20 7l2 1c6 3 12 8 17 15 3 5 5 11 6 17 0 7-2 13-5 19z">
          <text:p/>
        </draw:path>
        <draw:path draw:style-name="gr9" draw:text-style-name="P9" draw:layer="layout" svg:width="0.088cm" svg:height="0.086cm" svg:x="4.593cm" svg:y="6.999cm" svg:viewBox="0 0 89 87" svg:d="M70 87l-8-4 4-12-50-28-8 10-8-5 12-22 10 4 1 1c-2-4-4-8-4-12s1-8 3-13c0-1 1-2 2-3 1-2 2-2 3-3l10 8-5 10c-2 3-3 6-3 9 1 4 2 7 4 10l40 22 8-9 8 4z">
          <text:p/>
        </draw:path>
        <draw:path draw:style-name="gr9" draw:text-style-name="P9" draw:layer="layout" svg:width="0.142cm" svg:height="0.109cm" svg:x="4.593cm" svg:y="6.924cm" svg:viewBox="0 0 143 110" svg:d="M93 76l-13-1-12-47-1-1-5 7-8-5 17-29 8 5-3 9zM125 65l-8-5 3-7-37 5-6-12 51-8 7-9 8 5zM100 110l-8-6 4-11-80-46-8 10-8-5 13-23 90 52 8-10 8 5z">
          <text:p/>
        </draw:path>
        <draw:path draw:style-name="gr9" draw:text-style-name="P9" draw:layer="layout" svg:width="0.128cm" svg:height="0.122cm" svg:x="4.655cm" svg:y="6.83cm" svg:viewBox="0 0 129 123" svg:d="M84 123l-9-4 4-12-49-28-5 9-10-5 6-9-5-3c-9-5-14-12-16-20-1-8 0-16 5-25 2-3 5-7 7-10 3-3 7-7 10-11l4-5 87 50 8-10 8 5-19 34-8-5 4-12-79-45c-2 2-4 5-5 7-2 2-4 5-5 8-4 5-5 10-4 14 1 5 5 8 10 11l5 3 9-16 9 5-9 17 51 29 7-9 8 4z">
          <text:p/>
        </draw:path>
        <draw:path draw:style-name="gr9" draw:text-style-name="P9" draw:layer="layout" svg:width="0.082cm" svg:height="0.075cm" svg:x="4.731cm" svg:y="6.777cm" svg:viewBox="0 0 83 76" svg:d="M67 54c3-4 4-8 3-12 0-4-3-8-6-11-3-4-7-7-12-10l-1-1c-5-3-10-4-14-5-5-1-9-1-13 1-3 1-7 4-9 8s-3 8-2 12c0 4 2 8 5 11 3 4 7 7 12 10h1c5 3 10 5 14 6 5 1 9 0 13-1 3-2 7-4 9-8zM78 59c-4 7-9 11-15 14s-12 4-19 3c-6 0-13-2-20-6l-1-1c-7-4-12-9-16-14-4-6-6-12-7-18 0-6 2-12 5-19 4-6 9-12 14-14 6-3 12-4 19-4 6 1 13 3 20 7l1 1c7 4 13 9 17 15 4 5 6 11 7 17 0 7-2 13-5 19z">
          <text:p/>
        </draw:path>
        <draw:polygon draw:style-name="gr9" draw:text-style-name="P9" draw:layer="layout" svg:width="0.117cm" svg:height="0.123cm" svg:x="4.759cm" svg:y="6.649cm" svg:viewBox="0 0 118 124" draw:points="84,124 14,108 8,115 0,111 17,82 25,87 21,96 61,106 70,109 71,109 64,101 29,61 35,50 87,61 98,64 91,54 62,25 56,33 48,28 64,0 72,5 68,13 118,66 111,78 61,68 49,65 48,66 58,75 90,114">
          <text:p/>
        </draw:polygon>
        <draw:polygon draw:style-name="gr9" draw:text-style-name="P9" draw:layer="layout" svg:width="0.143cm" svg:height="0.143cm" svg:x="4.803cm" svg:y="6.538cm" svg:viewBox="0 0 144 144" draw:points="93,144 85,139 89,128 15,86 8,95 0,91 19,57 27,61 22,74 55,92 81,47 48,28 40,38 32,33 38,23 45,10 52,0 60,5 56,16 129,58 136,49 144,53 125,87 117,83 122,71 91,52 65,98 96,115 104,106 112,111">
          <text:p/>
        </draw:polygon>
        <draw:path draw:style-name="gr9" draw:text-style-name="P9" draw:layer="layout" svg:width="0.11cm" svg:height="0.086cm" svg:x="4.883cm" svg:y="6.48cm" svg:viewBox="0 0 111 87" svg:d="M89 73c-4 7-10 12-18 13-8 2-16-1-26-6l-31-18-6 7-8-5 4-8 7-12 41 23c7 4 13 6 17 6 5-1 8-3 11-8 2-4 4-9 4-13-1-3-2-7-4-11l-41-22-7 8-8-5 5-10 7-12 60 34 7-6 8 4-11 19-11-5c2 4 4 9 4 13 0 5-2 9-4 14z">
          <text:p/>
        </draw:path>
        <draw:path draw:style-name="gr9" draw:text-style-name="P9" draw:layer="layout" svg:width="0.129cm" svg:height="0.086cm" svg:x="4.895cm" svg:y="6.412cm" svg:viewBox="0 0 130 87" svg:d="M114 53c3-6 4-11 1-17-2-5-7-9-14-13l-1-1c-7-3-12-5-16-6-5-1-9-1-13 0s-7 4-9 8-3 8-3 11c0 4 2 7 4 11l30 17c5 1 9 0 12-2 4-1 7-4 9-8zM126 56c-3 4-6 8-9 10-4 2-8 4-13 4l8 6-6 11-90-51-8 9-8-5 14-23 38 22c-2-3-3-7-2-12 0-4 1-8 4-12 3-6 7-11 13-13 5-2 11-3 18-2s15 4 22 9l1 1c7 4 12 8 16 13 3 5 6 10 6 16s-1 11-4 17z">
          <text:p/>
        </draw:path>
        <draw:path draw:style-name="gr2" draw:text-style-name="P2" draw:layer="layout" svg:width="1.424cm" svg:height="1.425cm" svg:x="3.037cm" svg:y="7.265cm" svg:viewBox="0 0 1425 1426" svg:d="M358 1332c-341-196-460-631-264-973 195-341 630-460 971-265 342 195 461 631 265 973-195 341-630 460-972 265z">
          <text:p/>
        </draw:path>
        <draw:path draw:style-name="gr9" draw:text-style-name="P9" draw:layer="layout" svg:width="0.248cm" svg:height="0.301cm" svg:x="3.815cm" svg:y="7.519cm" svg:viewBox="0 0 249 302" svg:d="M0 241c7-12 15-25 22-38 1-1 2-1 3-1 13-2 26-3 39-4 2 0 2-1 1-3-5-12-10-24-16-36-1-1-1-2 0-4 13-22 26-46 39-68 1-2 2-2 4-2 25 4 51 8 77 13 1 0 1 0 3 0-4-5-8-9-11-13-14-16-28-32-42-48-1-1-1-2 0-4 6-10 11-21 17-31 1-3 2-3 3 0 30 38 61 76 91 114 6 8 12 17 19 25 0 1 1 2 0 3-6 12-13 23-19 35-1 0-1 0-1 1-5-7-10-13-15-19-5-7-9-13-14-19-1-1-2-2-3-2-42-6-83-13-124-19-1 1 0 2 0 2 9 22 17 43 25 65 1 1 2 1 4 1 23-3 47-7 70-10 1 0 2 0 3 0 0 0 1-1 1 0 1 0 0 1 0 1-7 13-14 25-21 37-1 1-2 1-3 1l-39 4c-3 1-3 1-2 4l16 36c1 1 1 2 0 3-7 13-14 25-21 37-1 0-1-1-1-1-9-23-18-45-27-67-1-2-2-3-5-3-23 4-47 7-71 10 0 0-1 1-2 0z">
          <text:p/>
        </draw:path>
        <draw:path draw:style-name="gr9" draw:text-style-name="P9" draw:layer="layout" svg:width="0.182cm" svg:height="0.18cm" svg:x="3.555cm" svg:y="8.053cm" svg:viewBox="0 0 183 181" svg:d="M149 50c11 6 22 13 32 19 2 1 3 1 2 3-3 17-7 35-15 50-7 17-17 32-32 43-21 16-44 20-70 12-19-6-35-15-48-30-17-22-22-46-14-73 9-30 27-54 53-73 2-1 3-1 4 0 11 6 20 11 29 16 1 1 3 1 3 2-1 2-1 4-3 5-5 2-10 4-15 6-14 8-25 18-32 32-12 21-6 47 13 61 11 8 21 13 33 15 17 4 32-3 43-16 6-6 10-13 14-21 1-1 1-2-1-3-8-6-16-10-23-15-2-1-3 0-4 1-4 8-9 17-13 25-1 2-2 2-4 1-7-4-14-8-22-13-2 0-2-1-1-3 12-21 23-42 35-62 1-2 2-2 3-1 11 7 22 13 33 19z">
          <text:p/>
        </draw:path>
        <draw:path draw:style-name="gr9" draw:text-style-name="P9" draw:layer="layout" svg:width="0.159cm" svg:height="0.141cm" svg:x="3.655cm" svg:y="7.959cm" svg:viewBox="0 0 160 142" svg:d="M101 61c-3-2-6-4-9-6-2-1-2 0-3 1-3 7-6 14-9 22-1 4-2 8-2 12 0 7 5 11 11 13 5 2 10 0 13-4 8-9 12-19 10-31 0-1 0-2-2-2-3-2-6-4-9-5zM129 76c0 5 1 9 1 13 1 18-6 33-19 45-14 11-33 11-47 1-13-10-17-23-15-39 2-10 5-19 9-28 4-8 7-16 11-24 1-1 0-2-1-3-5-2-11-2-15 2-8 6-12 13-17 22s-6 20-8 31c0 0 0 1-1 2-1 3-1 3-4 1-7-4-14-8-21-12-2-1-2-1-2-3 6-18 13-36 24-51 5-8 10-16 17-22 13-12 28-14 43-6 25 15 49 29 74 43 2 0 2 1 1 3-7 10-12 20-18 30-1 1-2 1-3 0-3-1-6-3-9-5z">
          <text:p/>
        </draw:path>
        <draw:path draw:style-name="gr9" draw:text-style-name="P9" draw:layer="layout" svg:width="0.158cm" svg:height="0.141cm" svg:x="3.757cm" svg:y="7.781cm" svg:viewBox="0 0 159 142" svg:d="M102 61c-3-2-6-4-9-5-2-1-3-2-3 0-3 6-5 12-8 17-2 5-4 10-4 16s4 11 11 14c5 2 10 0 14-4 8-9 11-18 10-30 0-2-1-3-2-3-3-2-6-4-9-5zM129 77c1 5 2 10 2 15 0 13-5 24-12 34-9 12-20 18-34 16-18-1-40-15-36-44 1-10 6-20 10-30 3-8 7-16 11-25 1-1 0-2-1-2-6-3-12-3-18 2-10 10-16 21-20 34-1 7-3 13-4 19 0 1 0 1 0 2-1 3-2 3-4 1-7-4-14-8-22-12-1 0-1-1-1-3 6-18 13-35 23-52 5-8 11-16 19-22 14-11 28-13 43-4 25 13 49 27 73 42 1 1 2 1 1 3-6 10-12 20-17 30-1 2-2 2-4 0-3-1-5-3-9-4z">
          <text:p/>
        </draw:path>
        <draw:path draw:style-name="gr9" draw:text-style-name="P9" draw:layer="layout" svg:width="0.165cm" svg:height="0.117cm" svg:x="3.68cm" svg:y="7.867cm" svg:viewBox="0 0 166 118" svg:d="M94 43c24 13 47 27 71 40 2 2 2 3 1 5-6 9-11 19-17 29-1 2-1 2-3 1-48-27-95-54-144-82-2-1-2-1-1-3 6-11 11-21 18-31 1-2 2-2 4-1 23 14 47 27 71 42z">
          <text:p/>
        </draw:path>
        <draw:path draw:style-name="gr9" draw:text-style-name="P9" draw:layer="layout" svg:width="0.107cm" svg:height="0.145cm" svg:x="3.434cm" svg:y="8.263cm" svg:viewBox="0 0 108 146" svg:d="M72 84c-11 19-23 39-34 58-2 4-3 4-7 2-9-5-18-11-28-16-3-2-4-3-2-7 23-39 45-79 68-119 2-3 3-3 6-1 10 5 21 11 30 16 3 2 3 3 2 6-12 20-24 40-35 61z">
          <text:p/>
        </draw:path>
        <draw:path draw:style-name="gr9" draw:text-style-name="P9" draw:layer="layout" svg:width="0.088cm" svg:height="0.113cm" svg:x="3.483cm" svg:y="8.323cm" svg:viewBox="0 0 89 114" svg:d="M63 67c-8 15-16 29-24 43-2 4-3 4-8 2-10-6-19-11-28-16-4-2-4-4-2-7 16-29 33-57 50-86 2-4 3-4 6-2 10 5 19 11 29 16 3 2 4 4 2 8-8 14-17 28-25 42z">
          <text:p/>
        </draw:path>
        <draw:path draw:style-name="gr9" draw:text-style-name="P9" draw:layer="layout" svg:width="0.082cm" svg:height="0.102cm" svg:x="3.555cm" svg:y="8.318cm" svg:viewBox="0 0 83 103" svg:d="M23 40c8-12 16-25 23-38 1-2 1-3 3-1 0 1 1 1 2 2 10 6 20 11 30 17 2 1 2 2 1 4-14 25-28 50-43 77-1 3-3 3-6 1-11-6-20-12-30-17-3-2-4-3-2-7 8-12 15-25 22-38z">
          <text:p/>
        </draw:path>
        <draw:path draw:style-name="gr3" draw:text-style-name="P3" draw:layer="layout" svg:width="1.425cm" svg:height="1.425cm" svg:x="5.981cm" svg:y="2.067cm" svg:viewBox="0 0 1426 1426" svg:d="M359 1331c-341-195-460-630-265-971 195-343 630-461 972-265 342 195 461 630 266 972-197 341-632 461-973 264z">
          <text:p/>
        </draw:path>
        <draw:path draw:style-name="gr9" draw:text-style-name="P9" draw:layer="layout" svg:width="0.138cm" svg:height="0.138cm" svg:x="6.622cm" svg:y="2.667cm" svg:viewBox="0 0 139 139" svg:d="M91 32c-20-12-48-6-60 16-12 20-5 47 16 60 22 12 49 4 61-17s5-48-17-59zM9 35c19-34 60-45 94-26s46 60 27 94c-19 35-62 45-94 27-33-18-47-60-27-95z">
          <text:p/>
        </draw:path>
        <draw:path draw:style-name="gr9" draw:text-style-name="P9" draw:layer="layout" svg:width="0.148cm" svg:height="0.142cm" svg:x="6.754cm" svg:y="2.416cm" svg:viewBox="0 0 149 143" svg:d="M70 89c12 7 24 14 36 20 1 1 1 1 1 1 1 0 1 0 2 0 0-1 0-1 0-1 3-6 7-11 10-17 1-2 2-5 3-7 5-13 4-26-4-39-6-9-14-15-24-18-20-7-40 1-51 17-4 8-7 15-11 21-1 1-1 1 1 2h1c11 7 23 14 36 21zM57 110c-18-10-36-20-54-30 0 0 0-1-1-1-2-1-2-3-1-5l8-14c4-9 9-18 14-26 10-17 24-28 44-32 14-4 27-3 40 2 32 13 49 49 40 82-2 6-4 11-7 16-7 13-14 25-22 38-1 3-3 3-6 1-18-10-36-20-55-31z">
          <text:p/>
        </draw:path>
        <draw:path draw:style-name="gr9" draw:text-style-name="P9" draw:layer="layout" svg:width="0.146cm" svg:height="0.129cm" svg:x="6.375cm" svg:y="3.091cm" svg:viewBox="0 0 147 130" svg:d="M46 63c4 2 9 5 13 8 1 0 1 0 2-1 3-6 7-12 10-18 2-4 2-10 0-15-2-4-5-7-9-8-6-3-12-2-17 2-1 2-3 3-3 5-4 5-7 12-10 17-1 2-1 2 1 2 4 3 8 5 13 8zM93 90c5 3 9 5 14 8 1 0 1 0 2-1 3-6 7-13 11-19 2-3 2-7 2-10-1-9-10-18-22-14-5 2-8 5-11 9-3 6-6 12-10 17-1 2 0 2 1 2 4 3 9 6 13 8zM90 38l1-1c5-4 11-7 18-8 12-2 21 2 29 10 8 9 11 19 9 30 0 7-2 13-6 19-8 13-16 26-23 39-2 3-4 4-6 2-37-21-73-41-109-62-3-2-3-3-2-6 8-13 15-27 23-40 5-9 13-16 23-19s19-2 27 3c5 3 9 8 11 13 3 6 5 12 5 18 0 1 0 1 0 2z">
          <text:p/>
        </draw:path>
        <draw:path draw:style-name="gr9" draw:text-style-name="P9" draw:layer="layout" svg:width="0.173cm" svg:height="0.162cm" svg:x="6.679cm" svg:y="2.524cm" svg:viewBox="0 0 174 163" svg:d="M56 99c0 1 1 1 2 1 22 13 45 26 68 40l1 1c2 1 2 3 1 5-3 5-6 10-8 15-1 2-4 2-6 1-4-2-7-4-11-6-33-19-66-39-100-58 0 0-1 0-1-1-2-1-2-2-1-4 0-2 1-3 2-4 1-2 3-1 4-2 27-6 53-12 79-19 10-2 19-4 29-6 1-1 1-1 2-1-1 0-1-1-2-1-22-13-43-25-65-37-1-1-1-1-2-1-1-1-2-3-1-5s2-3 3-4c2-4 3-7 5-11 2-3 4-3 7-1l32 18c25 15 51 29 77 44 1 0 1 1 1 1 2 1 3 3 2 5-1 1-1 2-2 3s-1 1-2 1c-5 2-11 3-16 4-12 3-23 5-35 8-20 4-41 9-62 13 0 1-1 1-1 1z">
          <text:p/>
        </draw:path>
        <draw:path draw:style-name="gr9" draw:text-style-name="P9" draw:layer="layout" svg:width="0.149cm" svg:height="0.125cm" svg:x="6.843cm" svg:y="2.327cm" svg:viewBox="0 0 150 126" svg:d="M70 64c7-11 13-22 19-33 0-1-1-1-1-1-5 0-10 0-15-1-9-1-20-2-29-3-1 0-1 0-2 1 9 12 19 24 28 37zM145 25c-1 2-2 5-4 7-1 2-3 3-5 3-3 0-6 0-9-1-5 0-9 0-13-1-1 0-2 0-2 1-9 16-18 32-27 47-1 1-1 2 0 3 4 6 8 12 12 18 1 1 1 1 2 2 0 2 0 3-1 5-3 4-5 9-8 14-2 3-4 3-6 0-3-3-5-6-7-9-25-35-49-68-73-102l-3-5c-1-1-1-2 0-4 1-3 2-4 5-3 24 2 49 4 73 6 22 2 44 4 66 6 1 0 1 0 2 0 3 1 4 3 3 6-2 2-3 5-5 7z">
          <text:p/>
        </draw:path>
        <draw:path draw:style-name="gr9" draw:text-style-name="P9" draw:layer="layout" svg:width="0.138cm" svg:height="0.135cm" svg:x="6.557cm" svg:y="2.783cm" svg:viewBox="0 0 139 136" svg:d="M9 32c6-10 13-18 21-24 6-3 11-6 17-8 3-1 5 0 6 3 1 5 3 10 4 15 1 3 0 4-2 5-8 3-14 7-20 13-10 13-13 27-7 43 4 11 12 20 24 25 14 6 29 6 44-3 13-9 18-22 19-37 0-3-1-5-1-8-1-3 0-4 3-5 5-1 10-2 15-3 3-1 5 0 5 3 2 5 2 11 2 17 0 10-3 20-7 28-7 15-18 27-33 33-18 8-36 9-54 3-28-11-46-39-45-70 1-8 3-16 6-24 1-2 2-5 3-6z">
          <text:p/>
        </draw:path>
        <draw:path draw:style-name="gr9" draw:text-style-name="P9" draw:layer="layout" svg:width="0.134cm" svg:height="0.121cm" svg:x="6.485cm" svg:y="2.913cm" svg:viewBox="0 0 135 122" svg:d="M95 103c3-3 7-7 9-11 11-18 7-42-8-56-19-17-47-14-64 4-3 3-5 7-7 11l-1 2v-2c-2-3-3-5-4-7 0-1 0-1-1-2 0-1-1-1-2-1-4 1-8 2-12 3-2 1-3 2-5 3 0-2 1-5 2-7 9-19 24-32 45-38 14-4 28-3 42 2 20 7 35 21 42 41 6 17 6 34-1 49-4 11-10 20-18 27 0 0 0 1-1 1-1-1-2-2-3-3-4-5-8-10-12-14-1-1-1-1-1-2z">
          <text:p/>
        </draw:path>
        <draw:path draw:style-name="gr9" draw:text-style-name="P9" draw:layer="layout" svg:width="0.126cm" svg:height="0.086cm" svg:x="6.434cm" svg:y="3.032cm" svg:viewBox="0 0 127 87" svg:d="M71 32c17 10 35 20 53 30l1 1c2 1 3 3 2 5-3 6-6 11-9 16-1 2-3 3-5 2l-1-1c-36-21-73-42-109-63h-1c-2-1-2-3-1-5 3-5 6-10 9-16 1-1 3-2 4-1 1 0 1 1 2 1 18 10 37 20 55 31z">
          <text:p/>
        </draw:path>
        <draw:path draw:style-name="gr9" draw:text-style-name="P9" draw:layer="layout" svg:width="0.022cm" svg:height="0.022cm" svg:x="6.867cm" svg:y="2.28cm" svg:viewBox="0 0 23 23" svg:d="M16 4c-4-3-9-1-12 3s-2 10 3 13c5 2 10 1 12-4 3-4 1-10-3-12zM17 2c5 2 8 9 4 15-3 6-10 8-15 5-6-4-8-11-5-16 4-6 12-7 16-4z">
          <text:p/>
        </draw:path>
        <draw:path draw:style-name="gr9" draw:text-style-name="P9" draw:layer="layout" svg:width="0.019cm" svg:height="0.022cm" svg:x="6.575cm" svg:y="3.016cm" svg:viewBox="0 0 20 23" svg:d="M20 20c-1 1-2 2-5 2v1h-1c0-1-1-1-1-2-3-4-6-8-8-11-2-2-3-4-5-6 0-1 0-2 1-3 1 0 1-1 2-1 3 3 5 5 7 8 3 3 7 6 9 9 1 1 2 1 1 3z">
          <text:p/>
        </draw:path>
        <draw:path draw:style-name="gr9" draw:text-style-name="P9" draw:layer="layout" svg:width="0.006cm" svg:height="0.025cm" svg:x="6.55cm" svg:y="3.026cm" svg:viewBox="0 0 7 26" svg:d="M4 0v1l3 23c0 2 0 2-1 2-3 0-4 0-5-1-1 0-1-1-1-1 0-7 0-15 0-22v-1c1-1 3-1 4-1z">
          <text:p/>
        </draw:path>
        <draw:path draw:style-name="gr9" draw:text-style-name="P9" draw:layer="layout" svg:width="0.017cm" svg:height="0.022cm" svg:x="6.511cm" svg:y="3.02cm" svg:viewBox="0 0 18 23" svg:d="M18 0c-1 1-1 2-2 3-3 7-6 13-10 19 0 1 0 1-2 0-1 0-2-1-3-2s-1-1 0-3c4-5 9-10 13-17 0 0 1-1 1 0 1 0 2 0 3 0z">
          <text:p/>
        </draw:path>
        <draw:path draw:style-name="gr9" draw:text-style-name="P9" draw:layer="layout" svg:width="0.022cm" svg:height="0.013cm" svg:x="6.487cm" svg:y="2.998cm" svg:viewBox="0 0 23 14" svg:d="M5 4c1 1 1 0 2 0 5-1 8-3 12-4 2-1 2 0 4 1 1 2 1 2-1 3l-19 9c-1 0-1 1-2 1-1-3-1-5 0-7 0-1 0-1 0-1 1 0 1 0 1-1v1c1-1 2-1 3-2z">
          <text:p/>
        </draw:path>
        <draw:path draw:style-name="gr9" draw:text-style-name="P9" draw:layer="layout" svg:width="0.022cm" svg:height="0.015cm" svg:x="6.566cm" svg:y="3.035cm" svg:viewBox="0 0 23 16" svg:d="M23 5c-6 5-14 8-23 11 4-5 5-10 7-16 2 2 3 3 5 3 3 1 7 2 11 2z">
          <text:p/>
        </draw:path>
        <draw:path draw:style-name="gr9" draw:text-style-name="P9" draw:layer="layout" svg:width="0.008cm" svg:height="0.026cm" svg:x="6.555cm" svg:y="3.025cm" svg:viewBox="0 0 9 27" svg:d="M0 0c2 0 2 1 3 1s1 1 1 2c2 7 3 14 5 20 0 2 0 3-2 3-1 0-3 0-4 1-1-9-3-18-3-27z">
          <text:p/>
        </draw:path>
        <draw:path draw:style-name="gr9" draw:text-style-name="P9" draw:layer="layout" svg:width="0.024cm" svg:height="0.009cm" svg:x="6.483cm" svg:y="2.97cm" svg:viewBox="0 0 25 10" svg:d="M1 1c0-1 0-1 0-1 1 0 1 0 1 0 7 3 14 4 21 6 1 0 2 0 2 1-1 1 0 2-1 3-1 0-1 0-3 0-5-1-10-2-16-3-1 0-2 0-3 0s-1 0-1-1c-1-2-1-3 0-5z">
          <text:p/>
        </draw:path>
        <draw:path draw:style-name="gr9" draw:text-style-name="P9" draw:layer="layout" svg:width="0.014cm" svg:height="0.023cm" svg:x="6.517cm" svg:y="3.021cm" svg:viewBox="0 0 15 24" svg:d="M11 0c3 0 3 1 4 3v2c-3 4-5 7-6 11-1 2-2 4-3 7-1 1-1 1-3 1-1-1-1-1-2-1-1-1-1-1 0-2 3-7 7-13 10-20 0-1 0-1 0-1z">
          <text:p/>
        </draw:path>
        <draw:path draw:style-name="gr9" draw:text-style-name="P9" draw:layer="layout" svg:width="0.023cm" svg:height="0.01cm" svg:x="6.484cm" svg:y="2.964cm" svg:viewBox="0 0 24 11" svg:d="M1 4v-1c2-3 2-3 4-2 6 3 11 4 17 6 2 0 3 2 2 4h-1c-1 0-4-1-5-1-5-1-11-2-16-4-2 0-2 0-1-2z">
          <text:p/>
        </draw:path>
        <draw:path draw:style-name="gr9" draw:text-style-name="P9" draw:layer="layout" svg:width="0.021cm" svg:height="0.014cm" svg:x="6.489cm" svg:y="3.002cm" svg:viewBox="0 0 22 15" svg:d="M22 0c1 1 0 2 0 3s0 1-1 1c-6 3-12 7-17 10-1 1-1 1-2 0s-2-2-2-3c7-4 14-8 22-11z">
          <text:p/>
        </draw:path>
        <draw:path draw:style-name="gr9" draw:text-style-name="P9" draw:layer="layout" svg:width="0.01cm" svg:height="0.02cm" svg:x="6.481cm" svg:y="2.981cm" svg:viewBox="0 0 11 21" svg:d="M0 0c3 4 7 7 11 10-2 4-5 7-8 11-2-6-3-14-3-21z">
          <text:p/>
        </draw:path>
        <draw:path draw:style-name="gr9" draw:text-style-name="P9" draw:layer="layout" svg:width="0.014cm" svg:height="0.014cm" svg:x="6.56cm" svg:y="3.019cm" svg:viewBox="0 0 15 15" svg:d="M0 7c6-2 10-4 15-7-1 5-2 10-3 15-4-2-7-6-12-8z">
          <text:p/>
        </draw:path>
        <draw:path draw:style-name="gr9" draw:text-style-name="P9" draw:layer="layout" svg:width="0.014cm" svg:height="0.017cm" svg:x="6.574cm" svg:y="3.021cm" svg:viewBox="0 0 15 18" svg:d="M15 18c-3 0-6-1-9-2-1-1-2-3-3-5s-2-4-3-6c0-2 0-3 0-5 1 0 1 0 1 0 4 5 9 11 13 17 1 0 1 0 1 1z">
          <text:p/>
        </draw:path>
        <draw:path draw:style-name="gr9" draw:text-style-name="P9" draw:layer="layout" svg:width="0.02cm" svg:height="0.011cm" svg:x="6.526cm" svg:y="3.04cm" svg:viewBox="0 0 21 12" svg:d="M0 7c5-1 9-4 12-7 2 4 5 9 9 12-7-1-14-2-21-5z">
          <text:p/>
        </draw:path>
        <draw:path draw:style-name="gr9" draw:text-style-name="P9" draw:layer="layout" svg:width="0.009cm" svg:height="0.021cm" svg:x="6.559cm" svg:y="3.027cm" svg:viewBox="0 0 10 22" svg:d="M10 16c0 1 0 1-1 2s-2 3-3 4c-3-7-5-13-6-21v-1c2 1 5 4 7 5v1c1 3 2 7 3 10z">
          <text:p/>
        </draw:path>
        <draw:path draw:style-name="gr9" draw:text-style-name="P9" draw:layer="layout" svg:width="0.014cm" svg:height="0.017cm" svg:x="6.509cm" svg:y="3.02cm" svg:viewBox="0 0 15 18" svg:d="M15 0c-4 5-9 11-13 18-1-3-2-5-2-8 0 0 0-1 1-1 2-3 4-5 6-8 1 0 1 0 1 0 3-1 5-1 7-1z">
          <text:p/>
        </draw:path>
        <draw:path draw:style-name="gr9" draw:text-style-name="P9" draw:layer="layout" svg:width="0.011cm" svg:height="0.019cm" svg:x="6.523cm" svg:y="3.025cm" svg:viewBox="0 0 12 20" svg:d="M0 20c4-7 7-14 9-20 1 2 2 4 3 6 0 1 0 1 0 1-1 4-2 6-3 9 0 1-1 1-2 2-2 1-4 1-7 2z">
          <text:p/>
        </draw:path>
        <draw:path draw:style-name="gr9" draw:text-style-name="P9" draw:layer="layout" svg:width="0.006cm" svg:height="0.021cm" svg:x="6.543cm" svg:y="3.028cm" svg:viewBox="0 0 7 22" svg:d="M7 0c0 8 0 15 0 22-1 0-3-1-4-2-3-3-3-3-2-7 0-2 0-4 0-7 0-1 0-1 1-2s2-3 5-4z">
          <text:p/>
        </draw:path>
        <draw:path draw:style-name="gr9" draw:text-style-name="P9" draw:layer="layout" svg:width="0.017cm" svg:height="0.012cm" svg:x="6.493cm" svg:y="3.007cm" svg:viewBox="0 0 18 13" svg:d="M18 1c-1 3-2 4-2 6 0 1-1 1-1 1-2 2-5 3-7 5h-1c-2 0-5-1-7-3 5-3 12-6 17-10 0 0 0 1 1 1z">
          <text:p/>
        </draw:path>
        <draw:path draw:style-name="gr9" draw:text-style-name="P9" draw:layer="layout" svg:width="0.019cm" svg:height="0.006cm" svg:x="6.485cm" svg:y="2.977cm" svg:viewBox="0 0 20 7" svg:d="M0 0c6 1 14 3 20 4-2 1-3 2-5 3h-1c-4 0-6 0-9 0-1 0-1 0-2-1s-2-2-3-3c0-2 0-2 0-3z">
          <text:p/>
        </draw:path>
        <draw:path draw:style-name="gr9" draw:text-style-name="P9" draw:layer="layout" svg:width="0.014cm" svg:height="0.012cm" svg:x="6.534cm" svg:y="3.023cm" svg:viewBox="0 0 15 13" svg:d="M4 13c-1-4-2-9-4-13 5 1 10 2 15 3-4 3-7 7-11 10z">
          <text:p/>
        </draw:path>
        <draw:path draw:style-name="gr9" draw:text-style-name="P9" draw:layer="layout" svg:width="0.012cm" svg:height="0.014cm" svg:x="6.494cm" svg:y="3.021cm" svg:viewBox="0 0 13 15" svg:d="M0 0c5 3 9 3 13 3-1 4-1 8 0 12-5-4-8-8-13-15z">
          <text:p/>
        </draw:path>
        <draw:path draw:style-name="gr9" draw:text-style-name="P9" draw:layer="layout" svg:width="0.018cm" svg:height="0.008cm" svg:x="6.488cm" svg:y="2.995cm" svg:viewBox="0 0 19 9" svg:d="M1 9c0 0-1 0-1-1 1-2 3-4 4-5 0-1 1-1 1-1 2 0 3-2 5-2 1 0 1 0 1 0 1 0 2-1 3 0 1 0 3 2 5 3-1 0-1 0-2 1-3 1-7 2-12 3 0 1-1 0-1 1-1 0-2 0-3 1z">
          <text:p/>
        </draw:path>
        <draw:path draw:style-name="gr9" draw:text-style-name="P9" draw:layer="layout" svg:width="0.018cm" svg:height="0.008cm" svg:x="6.488cm" svg:y="2.961cm" svg:viewBox="0 0 19 9" svg:d="M19 9c-6-2-13-4-19-7 1-1 3-1 4-1 2-1 3-2 7-1 1 1 3 2 5 2 0 0 0 2 1 2 0 2 1 3 2 5z">
          <text:p/>
        </draw:path>
        <draw:path draw:style-name="gr9" draw:text-style-name="P9" draw:layer="layout" svg:width="0.013cm" svg:height="0.012cm" svg:x="6.51cm" svg:y="3.006cm" svg:viewBox="0 0 14 13" svg:d="M14 11c-6 1-9 2-14 2 1-4 3-7 4-13 2 5 5 8 10 11z">
          <text:p/>
        </draw:path>
        <draw:path draw:style-name="gr9" draw:text-style-name="P9" draw:layer="layout" svg:width="0.009cm" svg:height="0.009cm" svg:x="6.499cm" svg:y="2.984cm" svg:viewBox="0 0 10 10" svg:d="M10 10c-3-2-6-3-10-5 3-2 6-3 8-5 1 3 1 6 2 10z">
          <text:p/>
        </draw:path>
        <draw:path draw:style-name="gr9" draw:text-style-name="P9" draw:layer="layout" svg:width="0.006cm" svg:height="0.01cm" svg:x="6.573cm" svg:y="3.027cm" svg:viewBox="0 0 7 11" svg:d="M7 11c-3 0-5-2-6-3-1 0-1-1-1-2s0-3 1-6v2c2 2 3 5 6 9z">
          <text:p/>
        </draw:path>
        <draw:path draw:style-name="gr9" draw:text-style-name="P9" draw:layer="layout" svg:width="0.007cm" svg:height="0.008cm" svg:x="6.509cm" svg:y="3.021cm" svg:viewBox="0 0 8 9" svg:d="M0 9c0-4 0-5 0-7 0-1 1-1 1-1 2 0 5-1 7-1-3 3-6 5-8 9z">
          <text:p/>
        </draw:path>
        <draw:path draw:style-name="gr9" draw:text-style-name="P9" draw:layer="layout" svg:width="0.005cm" svg:height="0.009cm" svg:x="6.566cm" svg:y="3.032cm" svg:viewBox="0 0 6 10" svg:d="M0 0c1 1 3 2 6 3-1 0 0 0 0 0-1 2-1 3-1 4-2 1-2 2-3 3 0-3-1-7-2-10z">
          <text:p/>
        </draw:path>
        <draw:path draw:style-name="gr9" draw:text-style-name="P9" draw:layer="layout" svg:width="0.005cm" svg:height="0.01cm" svg:x="6.54cm" svg:y="3.033cm" svg:viewBox="0 0 6 11" svg:d="M5 11c-1-1-3-3-4-4s-1-1 0-3c3-1 3-3 5-4-1 4-1 8-1 11z">
          <text:p/>
        </draw:path>
        <draw:path draw:style-name="gr9" draw:text-style-name="P9" draw:layer="layout" svg:width="0.017cm" svg:height="0.02cm" svg:x="6.578cm" svg:y="3.015cm" svg:viewBox="0 0 18 21" svg:d="M17 21c1-1 0-1-1-2-2-3-5-7-8-10s-5-5-8-8c0 0 0-1 1-1 0 1 0 1 1 2 5 4 9 9 13 15 1 1 2 2 3 3 0 1 0 1-1 1z">
          <text:p/>
        </draw:path>
        <draw:path draw:style-name="gr9" draw:text-style-name="P9" draw:layer="layout" svg:width="0.005cm" svg:height="0.007cm" svg:x="6.531cm" svg:y="3.033cm" svg:viewBox="0 0 6 8" svg:d="M0 8c1-2 2-5 4-8 1 1 1 3 2 5l-1 1c-1 0-3 1-5 2z">
          <text:p/>
        </draw:path>
        <draw:path draw:style-name="gr9" draw:text-style-name="P9" draw:layer="layout" svg:width="0.015cm" svg:height="0.018cm" svg:x="6.574cm" svg:y="3.02cm" svg:viewBox="0 0 16 19" svg:d="M15 19c0-1 0-1-1-1-4-6-8-12-13-17h-1c0-1 1-1 1-1 2 2 4 4 6 6 2 3 5 8 8 11 0 1 1 1 1 2z">
          <text:p/>
        </draw:path>
        <draw:path draw:style-name="gr9" draw:text-style-name="P9" draw:layer="layout" svg:width="0.006cm" svg:height="0.003cm" svg:x="6.491cm" svg:y="2.984cm" svg:viewBox="0 0 7 4" svg:d="M0 0c2 0 5 0 7 0 0 2 0 2 0 2-4 3-4 3-7-2z">
          <text:p/>
        </draw:path>
        <draw:path draw:style-name="gr9" draw:text-style-name="P9" draw:layer="layout" svg:width="0.007cm" svg:height="0.003cm" svg:x="6.497cm" svg:y="2.959cm" svg:viewBox="0 0 8 4" svg:d="M8 4c-4-1-5-1-8-2 2-2 3-2 5-2 1 2 1 3 3 4z">
          <text:p/>
        </draw:path>
        <draw:path draw:style-name="gr9" draw:text-style-name="P9" draw:layer="layout" svg:width="0.006cm" svg:height="0.01cm" svg:x="6.565cm" svg:y="3.032cm" svg:viewBox="0 0 7 11" svg:d="M2 0c1 3 2 7 2 10 1-1 1-2 3-3 0 1-2 2-2 3l-1 1c-1-3-2-8-4-11z">
          <text:p/>
        </draw:path>
        <draw:path draw:style-name="gr9" draw:text-style-name="P9" draw:layer="layout" svg:width="0.005cm" svg:height="0.004cm" svg:x="6.502cm" svg:y="3.015cm" svg:viewBox="0 0 6 5" svg:d="M6 0v1c-1 4-1 4-6 4 2-1 3-2 6-5z">
          <text:p/>
        </draw:path>
        <draw:path draw:style-name="gr9" draw:text-style-name="P9" draw:layer="layout" svg:width="0.005cm" svg:height="0.003cm" svg:x="6.493cm" svg:y="2.993cm" svg:viewBox="0 0 6 4" svg:d="M6 4c0-2 0-2 0-2-2 0-3 2-4 2s-1 0-2 0c0-2 1-2 1-2 1-3 1-3 3-1 2 1 2 1 2 3z">
          <text:p/>
        </draw:path>
        <draw:path draw:style-name="gr9" draw:text-style-name="P9" draw:layer="layout" svg:width="0.006cm" svg:height="0.01cm" svg:x="6.574cm" svg:y="3.026cm" svg:viewBox="0 0 7 11" svg:d="M6 11c-3-4-4-7-6-9 0-1 0-1 0-1-1 0 0 0 0-1 1 2 2 4 3 6s3 4 4 5c-1 0-1 0-1 0z">
          <text:p/>
        </draw:path>
        <draw:path draw:style-name="gr9" draw:text-style-name="P9" draw:layer="layout" svg:width="-0.001cm" svg:height="0cm" svg:x="6.571cm" svg:y="3.035cm" svg:viewBox="0 0 0 0" svg:d="M0 0c0 0-1 0 0 0z">
          <text:p/>
        </draw:path>
        <draw:path draw:style-name="gr9" draw:text-style-name="P9" draw:layer="layout" svg:width="0cm" svg:height="0cm" svg:x="6.59cm" svg:y="3.037cm" svg:viewBox="0 0 0 1" svg:d="M0 1c0-1 0-1 0-1 0 1 0 1 0 1z">
          <text:p/>
        </draw:path>
        <draw:path draw:style-name="gr9" draw:text-style-name="P9" draw:layer="layout" svg:width="0.014cm" svg:height="0.014cm" svg:x="6.872cm" svg:y="2.285cm" svg:viewBox="0 0 15 15" svg:d="M6 7l1-1c0-1-1-1-1-2-1 0-3 2-3 3h1c1 2 1 1 2 0zM4 11c-1-1-2-2-3-2-1-1-1-1-1-2 1-1 1-2 2-4s2-3 4-3c2 2 4 3 5 5 0 1 0 1 1 1s1 0 2 0 1 0 0 1c0 2 0 2-2 2-1-1-1-1-2-1-2 0-2 1-2 1 0 1 0 1 2 1 0 0 0 1 1 1s1 1 0 2c0 2-1 2-1 0-3 0-4-1-6-2z">
          <text:p/>
        </draw:path>
        <draw:path draw:style-name="gr4" draw:text-style-name="P4" draw:layer="layout" svg:width="1.424cm" svg:height="1.424cm" svg:x="2.301cm" svg:y="8.565cm" svg:viewBox="0 0 1425 1425" svg:d="M358 1331c-341-195-460-630-264-972 195-342 630-460 972-265s460 631 265 972c-195 342-631 460-973 265z">
          <text:p/>
        </draw:path>
        <draw:path draw:style-name="gr9" draw:text-style-name="P9" draw:layer="layout" svg:width="0.813cm" svg:height="0.91cm" svg:x="2.52cm" svg:y="8.822cm" svg:viewBox="0 0 814 911" svg:d="M425 859c11-20 3-43-14-54-21-12-45-4-56 12-13 21-5 45 13 56 20 12 46 5 57-14zM532 133c-5 9-10 18-15 27-1 2-1 2 0 3 18 10 35 20 52 30 1 0 2 1 3-1 10-20 22-38 32-58 4-6 6-13 7-20 2-9 1-17-6-24-4-4-10-7-15-9-11-4-20-1-27 6-7 6-12 13-16 21-5 8-10 16-15 25zM178 428c13-22 4-50-17-63-23-13-51-5-64 18-12 22-5 49 16 61 23 15 53 6 65-16zM713 221c6-12 16-26 22-42 3-6 5-13 5-20 1-7-2-12-7-17-4-5-10-8-15-11-5-2-10-2-15-1-8 2-14 7-20 12-8 8-14 18-20 28-11 18-21 37-32 56-1 1 0 2 1 3 19 10 37 21 55 31 2 1 3 1 4 0 6-12 13-24 22-39zM51 707c-17 32-6 71 24 88 31 18 69 7 87-22 19-33 7-71-21-89-32-20-73-8-90 23zM564 277c-28-16-56-33-84-49-3-1-4-1-5 1-21 38-43 76-65 114-1 2 0 2 1 3 18 10 35 20 53 30 2 2 2 1 4-1 14-25 29-51 43-76 1-2 2-2 4-1 18 10 37 21 55 32 2 1 2 1 1 3-14 26-29 51-43 76-2 3-1 3 1 4 17 10 35 20 52 30 2 1 3 1 4-1 21-37 43-75 65-113 1-2 1-3-1-4-28-16-57-32-85-48zM505 540c1-1 0-2 0-2-2-7-4-13-5-20-1-1-1-1-3-2-8-1-16-2-25-3-1 0-3 1-4-1-2-3-4-6-7-8 0-1 0-2 0-4 1-9 2-18 3-27 0-2 0-2-2-3-5-3-10-6-16-9-1-1-3-1-4 0-6 4-12 9-18 14-2 1-3 4-6 4-4-1-8-1-11-2-1 0-2 0-2-1-3-2-5-4-6-7-4-5-8-10-13-15 0-1-1-1-2-1-6 2-12 3-18 5-3 1-4 3-4 6-1 7-2 15-3 22 0 2 0 4-2 5-2 2-5 5-8 7-1 1-2 1-3 1-9-2-18-3-27-3-2 0-3 0-3 1-3 6-7 12-10 18-1 1-1 2 0 3 4 6 9 12 14 18 1 2 4 4 4 7-1 4-2 7-2 11 0 1 0 1-1 1-2 2-4 3-6 5-6 4-11 9-17 14 0 0 0 1 0 2 2 6 4 13 5 20 0 1 1 1 2 2 7 1 14 2 20 2s11 1 13 7c1 1 2 2 3 3s1 2 1 3c-1 10-3 19-3 28 0 1 0 2 2 3 5 3 11 6 16 10 2 0 3 0 4-1 7-4 13-10 20-15 1-1 2-3 4-3 2 1 4 1 6 1 5 0 8 2 10 6 5 6 10 12 15 17 1 2 2 2 4 2 6-2 12-4 19-6 1 0 1-1 2-2 1-9 2-18 3-27 0-1 0-2 1-3 3-2 5-4 7-5 1-2 3-3 6-3 9 2 17 3 26 3 2 0 2 0 3-1 3-6 6-12 10-18 1-1 1-2 0-3-4-6-9-12-13-17-2-3-6-5-5-9 1-2 1-3 1-5 1-3 0-5 3-7 6-5 13-10 19-15 1-1 2-2 3-3zM670 74c5-3 9-6 14-8 12-6 25-9 38-8 10 0 20 2 29 5 7 3 14 6 20 10 10 7 19 15 26 25 5 8 9 16 12 24 4 11 6 22 5 33 0 13-3 25-7 37-3 8-6 15-10 23-1 3-3 7-5 10-60 106-121 212-182 318-1 3-2 3-4 1-7-4-14-8-21-12-1 3 0 5 0 7 1 12 0 25-2 37-2 9-4 18-7 27-2 7-5 13-8 20-3 6-6 13-10 19s-9 13-13 19c-8 11-17 21-28 29-9 8-19 15-29 20-15 9-31 14-48 18-9 2-18 3-28 3-2 1-2 1-2 4-1 11-1 22-2 32 0 2 1 2 2 3 6 1 11 4 16 7 14 8 25 20 31 36 4 9 5 20 5 30-1 7-2 15-5 22-1 4-3 7-5 11-9 13-20 23-34 30-12 4-24 6-36 5-8-1-16-3-23-7-10-4-19-11-26-19-5-7-9-14-12-22-4-10-5-21-4-31 1-7 2-13 5-19 1-4 3-7 5-11 8-12 18-22 32-28 1-1 1-1 2-1 3-1 4-3 4-6 0-12 1-24 2-37 0-2 0-2-2-3-6-1-12-3-18-5-4-1-8-3-12-5-9-3-17-7-24-12-9-5-17-10-24-17-5-4-10-8-14-12-1-1-2-1-2 0l-16 10c-11 7-22 14-32 21-4 2-7 4-10 6-2 1-2 2-2 4 3 9 3 19 3 28-1 9-3 19-6 28-2 8-6 15-10 23-7 10-15 19-25 27-9 7-19 13-29 17-12 4-24 6-36 6-10 0-21-1-31-4-5-2-10-4-15-6-3-1-7-3-11-6-7-4-14-9-20-15-5-5-9-11-13-17-5-7-8-14-11-22-5-13-7-27-7-41 1-12 3-23 7-34 2-6 5-12 8-18 7-10 15-20 25-28 9-7 18-12 27-16 8-3 16-5 24-6 9-1 17-1 26-1 9 1 18 3 26 6 7 3 13 6 18 9 8 4 15 10 22 17 1 1 2 0 2 0 11-7 21-13 31-20 8-5 15-10 23-15 1 0 1-1 1-2-3-7-6-13-7-19-1-4-3-8-4-12-3-12-5-25-5-38 0-12 1-23 3-35 1-8 4-17 6-25 1-2 1-4 2-6s1-2 0-3c-13-7-26-14-39-21-1-1-2-1-3 0-8 7-17 12-27 16-16 5-32 6-48 2-11-2-20-7-28-12-10-7-17-15-23-25-6-9-9-19-11-29-2-11-2-21 0-32 1-6 3-11 6-17 4-11 11-20 20-28 7-7 16-12 26-15 8-3 16-5 24-6 10 0 20 1 29 3 9 3 17 7 24 12 10 7 19 16 25 27 5 8 8 16 10 25 2 11 2 22 0 33-1 2-1 3 1 4 12 6 24 13 36 20 1 1 2 1 3-1 5-6 10-13 15-19 7-7 14-14 21-19 8-7 16-12 25-16 2-2 5-3 8-5-7-3-12-7-18-10-2-1-3-2-1-4 57-100 115-200 172-299 4-7 7-13 11-19 9-11 18-22 29-31 8-7 17-14 27-18s20-5 31-5c12 0 23 2 34 6 7 2 13 6 19 10 8 5 15 11 21 18 5 6 9 13 12 21 3 6 4 12 4 19z">
          <text:p/>
        </draw:path>
        <draw:path draw:style-name="gr9" draw:text-style-name="P9" draw:layer="layout" svg:width="0.109cm" svg:height="0.099cm" svg:x="3.161cm" svg:y="9.395cm" svg:viewBox="0 0 110 100" svg:d="M71 42c-14-8-28-16-43-24 0-1-1-1-2-2-2-1-3-2-2-5 2-3 4-7 7-10 1-1 2-1 3-1 1 1 1 1 2 1 23 14 47 27 71 40 4 3 4 3 2 7-1 3-3 5-4 8-1 2-3 2-5 2-9 0-19 0-28-1-11 0-21 0-31 0-1 0-1 0-2 0 2 1 2 1 3 1l42 25c4 2 4 3 1 6-1 3-3 6-5 9-1 2-2 2-4 1-1 0-1 0-1 0-24-14-48-27-72-42-3-2-3-3-2-5 2-4 4-7 6-10 1-1 2-2 4-2 11 1 22 1 33 2 8 0 17 0 26 0z">
          <text:p/>
        </draw:path>
        <draw:path draw:style-name="gr9" draw:text-style-name="P9" draw:layer="layout" svg:width="0.109cm" svg:height="0.099cm" svg:x="3.315cm" svg:y="9.126cm" svg:viewBox="0 0 110 100" svg:d="M71 43c-1 0-2 0-2-1-15-9-29-17-44-25-2-1-3-3-2-5 2-3 4-6 6-10 1-2 3-2 4-1 1 0 2 1 3 1 24 13 47 26 70 41h1c3 3 3 3 1 7-1 2-3 5-4 7s-2 3-4 3c-5 0-10 0-14-1-15 0-30 0-45-1-1 0-1 0-1 0 0 1 1 1 2 2 14 8 27 16 41 23 4 3 4 4 2 7s-3 6-5 9c-1 2-2 2-4 1-25-14-50-28-74-42-2-1-3-3-2-4 2-4 4-8 7-11 0 0 1-1 2-1 9 0 18 1 27 1 12 0 23 1 34 1z">
          <text:p/>
        </draw:path>
        <draw:path draw:style-name="gr9" draw:text-style-name="P9" draw:layer="layout" svg:width="0.101cm" svg:height="0.089cm" svg:x="3.239cm" svg:y="9.269cm" svg:viewBox="0 0 102 90" svg:d="M31 44c3 1 5 2 8 4 1 1 2 1 2-1 3-5 6-9 9-14 1-3 0-7-3-9-2-1-5-2-7-3-4-3-7-2-10 2-2 4-5 9-7 13-1 2-1 3 1 3 2 2 5 3 7 5zM64 62c3 2 6 4 8 5s3 1 4-1c2-4 5-9 8-13 2-5 1-8-4-11-2-2-5-3-7-5-5-3-8-1-10 3-3 4-6 9-8 14-1 2-1 3 1 4s5 3 8 4zM63 25c2-2 4-4 7-5 4-1 7 0 10 2 4 2 8 4 12 6 8 6 12 15 8 25-1 4-3 7-5 10-5 9-10 17-14 25-2 3-3 3-6 1-18-10-36-20-55-31-5-3-12-6-17-9-4-2-4-3-2-7 5-9 11-18 17-29 2-4 6-8 11-11s11-3 16 0c5 2 9 4 12 7 5 4 7 10 6 16z">
          <text:p/>
        </draw:path>
        <draw:path draw:style-name="gr9" draw:text-style-name="P9" draw:layer="layout" svg:width="0.095cm" svg:height="0.084cm" svg:x="3.052cm" svg:y="9.605cm" svg:viewBox="0 0 96 85" svg:d="M41 54c7 4 13 8 20 12 3 1 6 1 8-1 3-4 5-8 7-12 2-5 3-7-4-11-12-7-25-14-38-22-4-2-7-1-10 3-2 3-4 7-6 10-2 4-1 8 3 10 7 4 13 8 20 11zM63 16c7 4 14 8 21 12 11 6 14 15 10 25-4 8-9 15-13 23-4 5-9 9-16 9-4 0-7-1-10-2-16-9-31-17-46-26-7-5-11-13-8-23 3-8 7-15 12-23 2-3 4-6 8-8 6-4 13-4 19-1 8 4 15 9 23 14z">
          <text:p/>
        </draw:path>
        <draw:path draw:style-name="gr9" draw:text-style-name="P9" draw:layer="layout" svg:width="0.108cm" svg:height="0.097cm" svg:x="3.397cm" svg:y="8.983cm" svg:viewBox="0 0 109 98" svg:d="M71 22c12 7 24 14 36 20 2 2 3 3 1 5-1 3-3 6-5 9-1 3-3 3-5 2-9-5-18-10-27-15-2-2-3-1-4 1-4 6-8 12-11 18-2 3-2 3 1 4 10 5 19 10 27 15 4 2 4 2 2 7-2 3-4 6-6 9-1 2-2 2-4 1h-1c-25-15-48-28-72-42-4-2-4-3-2-7 2-2 3-5 4-7 2-3 3-3 6-2 9 5 18 10 27 15 2 1 3 1 4-1 3-6 7-12 10-18 2-2 1-3-1-4-9-5-17-10-26-15-2-1-3-3-2-5 1-4 3-7 6-10 1-2 2-2 4-1 12 7 25 14 38 21z">
          <text:p/>
        </draw:path>
        <draw:path draw:style-name="gr9" draw:text-style-name="P9" draw:layer="layout" svg:width="0.086cm" svg:height="0.089cm" svg:x="3.086cm" svg:y="9.534cm" svg:viewBox="0 0 87 90" svg:d="M33 45c3 2 7 4 10 6 2 0 3 0 4-1 2-5 5-10 8-14 1-4 1-7-2-9-4-3-8-6-13-8-5-3-8-2-11 4-2 4-4 8-7 12-1 2 0 3 1 4 4 2 7 4 10 6zM38 68c-12-6-23-13-35-20-4-2-4-3-2-7 5-10 10-19 16-28 3-6 8-11 15-13 4-1 8 0 12 1 6 2 11 6 16 9 5 2 9 5 11 9 3 5 4 11 1 18-2 7-7 13-10 20-3 2-3 3 1 4 7 4 14 9 21 13 2 1 3 2 2 4-2 3-4 6-6 9-1 3-2 3-5 2-12-7-25-14-37-21z">
          <text:p/>
        </draw:path>
        <draw:path draw:style-name="gr9" draw:text-style-name="P9" draw:layer="layout" svg:width="0.095cm" svg:height="0.084cm" svg:x="3.363cm" svg:y="9.061cm" svg:viewBox="0 0 96 85" svg:d="M41 54c6 3 13 7 19 10s9 3 12-2c2-4 5-7 6-12 1-4 0-6-3-8-2-2-5-3-7-5-1-1-1-2 0-3 1-3 3-6 5-9 1-3 3-4 5-3 6 4 12 7 16 14 2 5 3 10 0 16-3 9-8 18-14 25-6 8-14 10-24 5-15-6-29-15-43-24-6-3-11-8-12-15-1-5-1-9 1-13 3-6 6-11 9-17 3-5 7-10 13-12 5-2 11-2 16 1 3 1 6 2 9 5 2 2 2 3 1 5-1 3-3 6-5 9-1 2-3 2-5 1s-4-2-6-3c-4-2-7-1-9 2-2 4-4 8-6 11-2 4-1 7 2 9 7 4 14 8 20 13z">
          <text:p/>
        </draw:path>
        <draw:path draw:style-name="gr9" draw:text-style-name="P9" draw:layer="layout" svg:width="0.103cm" svg:height="0.088cm" svg:x="3.203cm" svg:y="9.331cm" svg:viewBox="0 0 104 89" svg:d="M39 68c-12-7-24-14-35-20-5-3-5-4-3-8 8-13 15-25 22-37 2-4 3-4 6-2 2 1 5 3 7 4s2 2 1 4c-4 8-9 17-14 24-1 2-1 4 2 5 4 2 8 6 12 8 3 2 4 2 5-1l11-20c1-2 3-3 5-2 2 2 5 3 7 5 2 1 3 2 2 4-4 7-8 14-12 21-1 2 0 3 2 4 4 3 9 6 14 8 2 2 3 1 5-1 4-8 9-16 13-25 2-2 2-2 5-1 2 1 5 4 7 5s3 3 2 5c-8 13-15 26-23 39-1 2-3 3-5 1-12-7-24-13-36-20z">
          <text:p/>
        </draw:path>
        <draw:path draw:style-name="gr9" draw:text-style-name="P9" draw:layer="layout" svg:width="0.103cm" svg:height="0.088cm" svg:x="3.125cm" svg:y="9.467cm" svg:viewBox="0 0 104 89" svg:d="M38 67c-12-7-24-13-35-20-4-2-4-3-2-7 7-12 14-25 21-37 2-3 3-3 6-2 2 2 4 3 7 4 2 2 2 3 1 5-5 8-9 16-14 24-1 2-1 3 1 4 5 3 9 5 14 8 2 1 3 1 4-1 4-6 7-13 11-19 1-3 3-3 6-2 2 1 4 3 6 4s3 3 1 5c-3 7-7 13-11 19-1 2 0 4 2 5 4 2 9 5 14 8 2 1 3 1 5-2 4-8 10-15 14-23 1-3 3-3 5-2 2 2 5 3 8 5 1 1 2 2 1 4-8 13-16 27-24 41-1 2-3 2-5 1-7-4-15-10-22-14-5-2-9-5-14-8z">
          <text:p/>
        </draw:path>
        <draw:path draw:style-name="gr9" draw:text-style-name="P9" draw:layer="layout" svg:width="0.103cm" svg:height="0.088cm" svg:x="3.279cm" svg:y="9.198cm" svg:viewBox="0 0 104 89" svg:d="M40 67c-13-7-25-14-37-21-3-1-3-3-2-6 8-12 15-25 22-37 2-3 3-4 6-2 3 1 5 2 7 4 3 1 3 2 2 5-5 8-10 16-15 24-1 2-1 3 1 4 5 2 10 5 15 7 2 2 3 2 4-1 4-6 7-12 11-19 2-3 2-3 5-1s5 3 8 4c1 1 2 3 1 4-4 7-8 13-12 20-1 2 0 3 2 4 4 3 9 6 14 9 2 1 3 1 5-2 4-8 9-16 13-24 2-2 2-2 5-1 2 1 5 3 7 4s3 3 2 5c-8 13-15 26-23 40-1 2-3 3-5 2-12-8-24-15-36-22z">
          <text:p/>
        </draw:path>
        <draw:path draw:style-name="gr9" draw:text-style-name="P9" draw:layer="layout" svg:width="0.067cm" svg:height="0.068cm" svg:x="2.888cm" svg:y="9.345cm" svg:viewBox="0 0 68 69" svg:d="M17 64c-17-8-22-30-12-46 10-17 29-23 46-12 16 9 22 29 11 46-9 15-29 23-45 12z">
          <text:p/>
        </draw:path>
        <draw:path draw:style-name="gr4" draw:text-style-name="P4" draw:layer="layout" svg:width="1.513cm" svg:height="1.275cm" svg:x="3.094cm" svg:y="11.69cm" svg:viewBox="0 0 1514 1276" svg:d="M1390 1276h-1265c-69 0-125-56-125-124v-1027c0-69 56-125 124-125h1265c69 0 125 56 125 124v1028c0 68-56 124-124 124z">
          <text:p/>
        </draw:path>
        <draw:path draw:style-name="gr9" draw:text-style-name="P9" draw:layer="layout" svg:width="1.048cm" svg:height="0.609cm" svg:x="3.252cm" svg:y="12.004cm" svg:viewBox="0 0 1049 610" svg:d="M166 576c23 0 41-19 41-39 1-25-18-43-39-44-25 0-43 19-43 41-1 23 18 42 41 42zM873 300c-11 0-22 0-34-1-2 0-2 1-2 3 0 20 0 41 0 61 0 2 0 2 2 2 24 0 47 1 70 0 7-1 14-2 21-4 9-3 16-8 19-18 1-6 1-13 0-19-2-11-9-17-19-21-9-2-18-3-27-3-10-1-20 0-30 0zM425 134c27 1 48-22 48-48 0-27-21-48-48-48s-46 21-48 46c-1 28 22 51 48 50zM886 508c14-1 32 1 49-2 8-1 15-2 21-6 7-3 10-8 12-14 2-7 2-13 1-20 0-5-2-11-6-15-6-6-13-9-21-11-12-3-23-4-35-4-22 0-44 0-68 0-2 0-2 1-2 3 0 22 0 44 0 66 0 2 1 3 2 3 16-1 30 0 47 0zM110 164c-37 0-66 29-66 66 1 37 29 65 65 66 39 1 66-30 68-63 1-39-30-70-67-69zM759 402c0-34 0-67 0-101 0-2-1-3-3-3-45 0-90 0-135 0-2 0-3 1-3 3 0 20 0 41 0 62 0 2 1 3 3 3 31 0 61 0 91 0 2 0 3 0 3 2 0 22 0 44 0 66 0 3-1 3-3 3-30 0-60 0-91 0-2 0-3 1-3 3 0 22 0 43 0 64 0 2 1 3 3 3 45-1 90-1 135 0 3 0 3-1 3-3 0-34 0-68 0-102zM493 485c1 0 1-1 2-1 4-5 9-10 14-15 1-1 1-2 1-3-3-9-7-17-11-25 0-1-1-3-1-4 2-4 3-7 5-11 0-1 1-2 2-2 9-4 18-7 27-11 1-1 2-2 2-3-1-7-1-13 0-19 0-3-1-4-3-5-7-3-14-5-21-8-3-1-6-1-7-4-2-3-3-7-5-10 0-1 0-2 0-2 2-3 3-6 4-9 3-6 5-12 7-19 1-1 1-1 0-2-4-4-9-9-13-14-3-2-5-2-8-1-8 3-15 6-22 9-1 1-3 2-5 1-3-1-7-2-10-4-2 0-2-1-3-2-3-9-7-18-11-26-1-1-1-2-3-2-7 0-14 0-21 0-1 0-2 1-2 2-4 7-6 14-9 21-1 3-1 7-5 8s-7 2-10 4c-1 0-1 0-2 0-2-1-5-2-7-3-7-3-14-6-21-8-1 0-2 0-2 0-5 5-11 11-16 15-1 1-1 2 0 3 2 7 5 13 8 20 2 5 5 9 1 15-1 1-2 3-2 4-1 1-1 2-3 3-8 3-17 6-26 11-1 0-2 1-2 3 0 6 0 13 0 20 0 1 1 2 2 3 8 4 16 6 24 10 2 0 4 0 5 2s1 4 2 6c3 4 2 8 0 12-3 7-6 14-8 22-1 2-1 3 1 5 4 4 9 9 14 13 1 2 2 2 3 1 9-3 17-7 26-11 1 0 2-1 4 0s5 2 7 3c3 1 5 2 6 5 3 8 6 16 10 24 1 2 2 2 3 2 7 0 14 0 21 0 2 0 3 0 3-2 3-6 6-13 9-20 1-3 1-7 5-8 2-1 4-2 6-2 2-1 4-3 7-2 8 4 16 7 23 10 2 0 3 1 5 1zM997 393c5 3 9 5 13 8 12 8 21 18 28 30 5 9 8 19 10 30 1 8 1 15 1 23-1 12-4 25-9 36-4 9-9 16-15 24-8 9-17 16-27 21-12 6-24 10-37 12-8 2-17 3-26 4-4 0-7 0-11 0-128 0-254 0-380 0-3 0-4 0-4-3 1-8 0-17 0-25-2 0-4 2-5 3-11 7-23 13-35 17-9 4-18 6-28 8-7 1-14 2-21 3-8 0-15 1-23 1-8-1-16-1-24-2-14-2-27-5-40-10-12-4-23-9-33-16-15-9-28-21-40-34-7-7-13-15-18-23-1-2-2-2-4-1-10 5-19 10-29 15-2 1-2 2-2 3 2 6 3 12 3 19-1 17-6 32-17 45-7 9-15 16-25 20-7 4-14 6-22 7-4 1-8 2-12 1-17 0-31-5-45-15-9-8-17-18-22-29-3-7-5-15-6-24-1-11 0-22 4-33 3-8 8-15 14-22 7-9 16-15 26-19 6-3 12-5 19-6 4 0 8-2 12-2 16 2 30 6 42 15 1 1 2 1 2 2 2 2 4 2 7 0 11-6 22-11 33-17 2-1 3-2 2-4-2-6-3-12-4-18-1-5-2-9-2-14-1-9-2-18-2-28 1-10 1-20 3-30 1-6 2-12 4-18 1-2 0-2-1-3l-18-9c-11-6-23-12-35-18-3-2-7-3-11-6-1 0-2 0-3 1-7 7-15 12-24 16-8 5-18 8-27 10s-17 2-26 2c-13 0-26-3-38-8-11-4-21-10-30-18s-17-18-24-29c-5-9-9-19-12-30-1-5-2-10-2-16-1-4-1-8-1-13 1-9 2-17 4-26 2-7 5-14 8-20 4-8 9-15 15-22 9-11 20-19 33-26 10-6 21-9 33-11 7-1 13-2 20-2 13 1 26 3 38 8 10 4 20 10 28 16 7 6 13 12 18 18 6 7 10 15 14 23s6 17 8 27c1 7 2 14 2 21 0 9-2 18-4 27-1 2 0 2 1 3 11 5 22 11 33 17 9 4 17 9 25 13 2 1 2 1 3-1 4-5 9-11 13-16 3-3 6-6 9-9 10-9 20-17 32-24 10-6 21-11 32-15 9-4 18-6 27-8 2 0 4-1 6-1 1 0 2 0 2-2 0-15 0-30 0-45 0-2-1-3-2-3-11-3-20-9-29-16-13-11-22-25-27-42-3-11-3-21-3-32 1-11 5-22 10-33 6-10 13-18 21-25 9-7 18-13 29-16 6-2 12-3 18-4 12-1 24 1 35 4 10 4 19 9 28 15 6 6 12 12 17 20 6 8 10 17 12 27 2 9 3 18 2 27-1 13-5 25-11 37-5 8-11 15-18 22-9 7-19 13-30 16-2 1-2 1-2 3 0 15 0 29 0 43 0 2 0 2 2 3 9 0 17 2 25 3 10 3 19 5 29 9 9 4 18 9 27 14 2 1 5 3 7 5 0-8 0-15 0-22 0-2 1-3 3-3 119 0 238 0 358 0 8 0 15 1 22 1 15 2 29 4 43 9 11 4 21 9 30 16 8 7 15 16 21 25 6 11 10 22 12 34 1 7 1 15 1 22-1 10-2 19-6 28-3 8-7 15-12 22-4 5-10 9-15 13z">
          <text:p/>
        </draw:path>
        <draw:path draw:style-name="gr9" draw:text-style-name="P9" draw:layer="layout" svg:width="0.067cm" svg:height="0.094cm" svg:x="3.735cm" svg:y="12.655cm" svg:viewBox="0 0 68 95" svg:d="M50 57c0-17 0-34 0-50 0-1 0-2 0-3-1-3 0-4 3-4 4 0 8-1 12 0 2 0 3 1 3 3 0 1 0 1 0 2 0 28 0 56 0 85 0 4-1 5-5 5-3 0-6 0-9 0-2 0-4-1-4-3-5-8-9-18-14-26-5-10-10-19-15-28 0-1-1-1-1-1v3 50c0 4-1 5-5 5s-8 0-11 0-3-1-4-4v-1-86c0-3 1-4 4-4 4 0 9-1 13 0 1 0 2 1 3 3 5 10 10 20 16 30 4 8 8 16 13 24z">
          <text:p/>
        </draw:path>
        <draw:path draw:style-name="gr9" draw:text-style-name="P9" draw:layer="layout" svg:width="0.067cm" svg:height="0.094cm" svg:x="4.056cm" svg:y="12.654cm" svg:viewBox="0 0 68 95" svg:d="M49 57v-3c0-17 0-33 0-50 0-3 1-4 4-4 3-1 7 0 11 0 2 0 4 1 4 3 0 1 0 2 0 3 0 27 0 54 0 83v1c-1 5-1 5-5 5-3 0-6 0-9 0-2 0-4-1-5-3-2-4-4-8-6-13-8-14-15-28-23-42h-1c-1 1 0 2 0 3v49c0 5-1 6-6 6-3 0-6 0-9 0s-4-1-4-4c0-30 0-59 0-87 0-3 1-4 3-4 5 0 9-1 13 0 1 0 2 1 2 2 6 8 10 16 14 24 6 10 11 20 16 30 1 1 1 1 1 1z">
          <text:p/>
        </draw:path>
        <draw:path draw:style-name="gr9" draw:text-style-name="P9" draw:layer="layout" svg:width="0.064cm" svg:height="0.094cm" svg:x="3.898cm" svg:y="12.655cm" svg:viewBox="0 0 65 95" svg:d="M18 27c0 3 0 6 0 9 0 1 1 2 3 2 5 0 12 0 17 0 4 0 7-3 7-7v-8c0-5-3-7-7-8-6 0-12 1-17 0-2 0-3 1-3 3zM18 66c0 3 0 6 0 10 0 2 1 2 3 2 5 0 12 1 17 0 6 0 8-2 8-8 0-3 0-6 0-9 1-6-3-8-7-8-6 0-12 0-18 0-2 0-3 1-3 3 0 3 0 6 0 10zM52 45c3 2 6 2 8 5 3 3 4 6 4 9 1 5 1 10 0 14 0 12-6 19-17 21-4 1-8 1-13 1-10 0-20 0-30 0-3 0-4-1-4-5 0-22 0-44 0-66v-20c0-3 1-4 4-4 11 0 23-1 35 0 5 0 11 0 15 4 5 4 8 8 9 15 0 4 1 9 0 14-1 6-5 10-11 12z">
          <text:p/>
        </draw:path>
        <draw:path draw:style-name="gr9" draw:text-style-name="P9" draw:layer="layout" svg:width="0.065cm" svg:height="0.095cm" svg:x="3.496cm" svg:y="12.655cm" svg:viewBox="0 0 66 96" svg:d="M19 48c0 8 0 16 0 24 0 3 2 6 5 6 5 1 10 1 14 1 6-1 8-2 8-9 0-15 0-30 0-45 0-5-3-8-7-8-5 0-9 0-13 0-5 0-7 3-7 7zM66 48c0 9 0 17 0 26-1 12-7 19-19 21-9 2-18 1-27 1-6-1-13-4-16-10-2-4-3-8-3-11-1-18-1-36 0-54 0-9 5-17 16-19 8-2 16-2 25-1 4 0 8 1 12 3 8 3 11 10 11 17 1 9 1 18 1 27z">
          <text:p/>
        </draw:path>
        <draw:path draw:style-name="gr9" draw:text-style-name="P9" draw:layer="layout" svg:width="0.065cm" svg:height="0.095cm" svg:x="4.227cm" svg:y="12.654cm" svg:viewBox="0 0 66 96" svg:d="M66 48v44c0 3 0 4-3 4-4 0-7 0-11 0-3 0-4-1-4-4 0-12 0-23 0-33 0-3-1-3-3-3-8 0-16 0-23 0-3 0-3 0-3 4v32c0 4 0 4-4 4s-7 0-11 0c-3 0-3-2-4-4v-1-85c0-5 1-5 6-5 3-1 6-1 8 0 4 0 5 1 5 4 0 10 0 21 0 31 0 3 0 4 3 4 7 0 14 0 23 0 2 0 3-1 3-4 0-10 0-20 0-31 0-2 0-4 3-4 4-1 8-1 12 0 3 0 3 1 3 4 0 14 0 29 0 43z">
          <text:p/>
        </draw:path>
        <draw:path draw:style-name="gr9" draw:text-style-name="P9" draw:layer="layout" svg:width="0.063cm" svg:height="0.094cm" svg:x="3.581cm" svg:y="12.655cm" svg:viewBox="0 0 64 95" svg:d="M18 31c0 3 0 8 0 11 0 2 1 3 3 3 5 0 12 0 17 0 4 0 6-2 7-5 1-5 0-11 0-16 0-6-2-8-9-8-4 0-10 0-15 0-2 0-3 1-3 3 0 4 0 8 0 12zM0 47c0-14 0-28 0-42 0-5 0-5 5-5 11 0 22-1 34 0 7 0 14 1 19 7 3 3 5 7 5 12 1 6 1 12 1 19 0 4-1 9-3 13-4 6-9 9-15 10-8 1-17 0-24 1-3 0-4 0-4 3 0 9 0 18 0 26 0 3 0 4-3 4-4 0-7 0-11 0-3 0-4-1-4-4z">
          <text:p/>
        </draw:path>
        <draw:path draw:style-name="gr9" draw:text-style-name="P9" draw:layer="layout" svg:width="0.065cm" svg:height="0.095cm" svg:x="4.143cm" svg:y="12.654cm" svg:viewBox="0 0 66 96" svg:d="M19 48v22c0 6 1 9 8 9 4 0 8 0 12-1 4 0 6-2 6-6 0-3 0-6 1-9 0-2 1-2 3-2 4 0 8 0 12 0 2 0 4 1 4 3 0 7 0 15-4 22-3 5-8 8-15 9-10 1-19 2-29 0s-16-8-17-19c-1-17 0-34 0-51 0-7 1-14 6-18 4-4 8-5 13-6 7-1 13-1 19 0 6 0 14 0 19 5 5 3 7 8 7 14 1 4 2 8 1 11s-2 4-4 4c-4 0-7 0-11 0s-5-1-5-4c0-2 0-5 0-7 0-4-2-7-7-7-4 0-8 0-13 0-4 0-6 3-6 7z">
          <text:p/>
        </draw:path>
        <draw:path draw:style-name="gr9" draw:text-style-name="P9" draw:layer="layout" svg:width="0.054cm" svg:height="0.094cm" svg:x="3.824cm" svg:y="12.655cm" svg:viewBox="0 0 55 95" svg:d="M0 47c0-14 0-28 0-42 0-5 1-5 6-5 14-1 29 0 45 0 3 0 4 1 4 4s0 6 0 8c0 3-1 4-3 4-11 0-20 0-30 0-2 0-3 1-3 3 0 5 0 11 0 16 0 3 0 3 4 3h23c3 0 4 1 4 4s0 6 0 9c0 2-1 3-4 3-8 0-16 0-24 0-2 0-3 1-3 4v16c0 3 1 4 3 4 10 0 19 0 30 0 3 0 3 1 3 3 0 4 0 7 0 10s-1 4-3 4c-17 0-32 0-48 0-3 0-4-1-4-4z">
          <text:p/>
        </draw:path>
        <draw:path draw:style-name="gr9" draw:text-style-name="P9" draw:layer="layout" svg:width="0.054cm" svg:height="0.094cm" svg:x="3.662cm" svg:y="12.655cm" svg:viewBox="0 0 55 95" svg:d="M0 47c0-14 0-28 0-42 0-5 0-5 5-5 15 0 29 0 45 0 4 0 5 1 5 4s0 6 0 8c0 3-1 4-4 4-11 0-20 0-30 0-2 0-3 1-3 3 0 5 0 11 0 16 0 2 1 3 3 3 8 0 16 0 24 0 3 0 4 1 4 5 0 2 0 5 0 7 0 3-1 4-3 4-9 0-17 0-25 0-2 0-3 1-3 3 0 6 0 12 0 17 0 3 1 4 4 4 10 0 19 0 29 0 3 0 4 1 4 3 0 4 0 8 0 11 0 2-1 3-3 3-17 0-33 0-49 0-2 0-3-1-3-4 0-10 0-19 0-27 0-6 0-11 0-17z">
          <text:p/>
        </draw:path>
        <draw:path draw:style-name="gr9" draw:text-style-name="P9" draw:layer="layout" svg:width="0.054cm" svg:height="0.094cm" svg:x="3.983cm" svg:y="12.655cm" svg:viewBox="0 0 55 95" svg:d="M0 47v-43c0-3 1-4 4-4h46c4 0 5 1 5 4s0 5 0 8-1 4-4 4c-11 0-21 0-30 0-2 0-3 1-3 3 0 5 0 10 0 16 0 3 0 3 4 3h22c5 0 5 0 5 4 0 3 0 6 0 9 0 2-1 3-4 3-8 0-16 0-24 0-2 0-3 1-3 3 0 6 0 12 0 18 0 2 1 3 4 3 9 0 19 0 29 0 3 0 3 0 4 5 0 2 0 5 0 8-1 2-1 4-4 4-17 0-32 0-48 0-2 0-3-1-3-4 0-15 0-30 0-44z">
          <text:p/>
        </draw:path>
        <draw:path draw:style-name="gr9" draw:text-style-name="P9" draw:layer="layout" svg:width="0.069cm" svg:height="0.069cm" svg:x="3.642cm" svg:y="12.37cm" svg:viewBox="0 0 70 70" svg:d="M0 34c-1-19 16-34 35-34 20 0 36 15 35 35 0 19-15 35-36 35-18-1-35-16-34-36z">
          <text:p/>
        </draw:path>
        <draw:path draw:style-name="gr1" draw:text-style-name="P1" draw:layer="layout" svg:width="1.434cm" svg:height="0.172cm" svg:x="3.133cm" svg:y="11.707cm" svg:viewBox="0 0 1435 173" svg:d="M141 130c-27 0-48-21-48-48s22-48 48-48 48 21 48 49c0 26-22 47-48 47zM1279 0h-1123c-91 0-156 79-156 173h1435c0-95-65-173-156-173z">
          <text:p/>
        </draw:path>
        <draw:path draw:style-name="gr2" draw:text-style-name="P2" draw:layer="layout" svg:width="1.513cm" svg:height="1.276cm" svg:x="6.371cm" svg:y="11.691cm" svg:viewBox="0 0 1514 1277" svg:d="M1389 1276l-1265 1c-68 0-124-56-124-125v-1027c0-69 56-125 124-125h1265c69 0 125 56 125 124v1028c0 68-56 124-125 124z">
          <text:p/>
        </draw:path>
        <draw:path draw:style-name="gr9" draw:text-style-name="P9" draw:layer="layout" svg:width="0.403cm" svg:height="0.391cm" svg:x="6.61cm" svg:y="12.206cm" svg:viewBox="0 0 404 392" svg:d="M284 0c-19 1-39 6-56 16-36 21-58 61-59 104v38h-45c-43 0-85 22-107 58-23 36-23 80 0 117 22 36 63 58 106 58l280 1 1-271c0-44-22-83-58-104-19-11-40-17-62-17z">
          <text:p/>
        </draw:path>
        <draw:path draw:style-name="gr9" draw:text-style-name="P9" draw:layer="layout" svg:width="0.592cm" svg:height="0.598cm" svg:x="7.066cm" svg:y="12.001cm" svg:viewBox="0 0 593 599" svg:d="M593 421c-1-29-9-58-24-83-32-54-92-88-156-88h-57v-68c0-65-33-125-88-158-56-32-123-32-178 0s-89 92-89 156l-1 417 412 2c64 0 124-33 156-87 17-28 25-59 25-91z">
          <text:p/>
        </draw:path>
        <draw:path draw:style-name="gr9" draw:text-style-name="P9" draw:layer="layout" svg:width="0.465cm" svg:height="0.466cm" svg:x="7.11cm" svg:y="12.255cm" svg:viewBox="0 0 466 467" svg:d="M153 162c20-21 47-34 76-35 28-1 55 9 76 28 44 40 47 108 7 152-40 43-108 47-152 7s-47-108-7-152zM0 209v49l60 24c4 14 9 27 16 40l-26 59 34 35 60-26c13 7 26 13 40 16l24 61h48l24-60c14-4 27-10 40-17l59 26 36-34-27-59c7-13 13-26 17-40l61-24v-48l-61-24c-4-14-9-27-16-40l27-60-35-35-60 27c-13-7-26-14-40-18l-24-60-48-1-24 61c-14 4-27 10-40 17l-59-27-35 35 26 60c-7 13-13 26-17 40z">
          <text:p/>
        </draw:path>
        <draw:polygon draw:style-name="gr9" draw:text-style-name="P9" draw:layer="layout" svg:width="0.15cm" svg:height="0.111cm" svg:x="6.629cm" svg:y="12.725cm" svg:viewBox="0 0 151 112" draw:points="34,112 9,11 0,10 0,0 35,1 35,10 24,12 38,73 41,87 42,87 47,73 69,1 83,1 105,73 109,88 113,73 128,12 115,10 115,1 151,1 151,11 142,12 117,112 103,112 79,35 76,23 73,35 48,112">
          <text:p/>
        </draw:polygon>
        <draw:path draw:style-name="gr9" draw:text-style-name="P9" draw:layer="layout" svg:width="0.074cm" svg:height="0.085cm" svg:x="6.784cm" svg:y="12.753cm" svg:viewBox="0 0 75 86" svg:d="M37 74c5 0 9-1 12-4 3-2 6-6 7-10 2-6 3-11 3-17v-1c0-6-1-11-3-16-1-4-4-8-7-10-3-3-7-4-12-4s-9 1-12 3c-3 3-6 7-7 11-2 5-3 10-3 15v2c0 6 1 11 3 17 1 4 4 8 7 10 3 3 7 4 12 4zM37 86c-8 0-14-2-20-6-5-3-9-8-12-14-3-7-5-15-5-23v-2c0-8 2-15 5-21s7-11 13-15c5-3 12-5 19-5 8 0 14 2 20 5 6 4 10 9 13 15s5 14 5 22v1c0 8-2 17-5 23s-7 11-14 15c-5 3-12 5-19 5z">
          <text:p/>
        </draw:path>
        <draw:path draw:style-name="gr9" draw:text-style-name="P9" draw:layer="layout" svg:width="0.056cm" svg:height="0.083cm" svg:x="6.869cm" svg:y="12.753cm" svg:viewBox="0 0 57 84" svg:d="M0 84v-9l12-2v-60l-12-2v-9h27l1 10v2c2-5 5-8 9-10 3-3 7-4 11-4 2 0 3 0 5 1 2 0 3 0 4 0l-2 14h-11c-4-1-7 0-10 2-2 2-4 5-6 8v48l12 2v9z">
          <text:p/>
        </draw:path>
        <draw:path draw:style-name="gr9" draw:text-style-name="P9" draw:layer="layout" svg:width="0.09cm" svg:height="0.118cm" svg:x="6.931cm" svg:y="12.719cm" svg:viewBox="0 0 91 119" svg:d="M26 95l-5-13 36-35-9-1v-10h36v10l-10 2zM53 119v-10l8-1-24-32 8-12 34 43 12 2v10zM0 119v-10l13-2v-96l-12-2v-9h27l-1 107 13 2v10z">
          <text:p/>
        </draw:path>
        <draw:path draw:style-name="gr9" draw:text-style-name="P9" draw:layer="layout" svg:width="0.092cm" svg:height="0.12cm" svg:x="7.028cm" svg:y="12.717cm" svg:viewBox="0 0 93 121" svg:d="M0 121v-10l12-2v-60h-11v-11h11v-6c0-10 3-18 9-23 6-6 14-9 25-9 4 0 8 1 13 2 4 1 9 2 14 3h7v104l13 3v9h-41v-10l13-2v-93c-3-1-6-1-9-2-3 0-6-1-9-1-7 0-12 2-15 5s-5 8-5 14v6h19v11h-19v60l12 2v10z">
          <text:p/>
        </draw:path>
        <draw:path draw:style-name="gr9" draw:text-style-name="P9" draw:layer="layout" svg:width="0.073cm" svg:height="0.085cm" svg:x="7.132cm" svg:y="12.754cm" svg:viewBox="0 0 74 86" svg:d="M37 74c5 0 9-1 12-4 3-2 6-6 7-10 2-6 3-11 3-17v-1c0-6-1-11-2-16-2-4-4-8-8-10-3-3-7-4-12-4-4 0-8 1-12 4-3 2-5 6-7 10-2 5-2 10-2 16v1c0 6 0 11 2 17 2 4 4 8 7 10 3 3 7 4 12 4zM37 86c-7 0-14-2-19-5-6-4-10-9-13-15-4-7-5-15-5-23v-1c0-9 1-16 5-22 3-6 7-11 13-15 5-3 12-5 19-5 8 0 14 2 20 5 5 4 10 9 13 15 2 6 4 14 4 22v1c0 9-2 17-5 23s-7 11-12 15c-6 3-12 5-20 5z">
          <text:p/>
        </draw:path>
        <draw:polygon draw:style-name="gr9" draw:text-style-name="P9" draw:layer="layout" svg:width="0.13cm" svg:height="0.082cm" svg:x="7.212cm" svg:y="12.756cm" svg:viewBox="0 0 131 83" draw:points="31,83 9,10 0,9 0,0 35,0 35,9 25,11 36,52 38,61 39,61 42,52 60,0 72,0 89,52 93,63 97,52 108,11 98,10 98,0 131,0 131,10 122,11 101,83 87,83 70,33 66,19 62,32 44,83">
          <text:p/>
        </draw:polygon>
        <draw:polygon draw:style-name="gr9" draw:text-style-name="P9" draw:layer="layout" svg:width="0.107cm" svg:height="0.11cm" svg:x="7.352cm" svg:y="12.728cm" svg:viewBox="0 0 108 111" draw:points="0,111 0,101 12,99 12,12 0,9 0,0 39,0 39,10 27,12 27,50 80,50 80,12 67,10 67,0 80,0 95,0 108,0 108,10 95,12 94,100 108,102 108,111 67,111 67,102 79,100 80,62 27,61 27,99 39,101 39,111">
          <text:p/>
        </draw:polygon>
        <draw:path draw:style-name="gr9" draw:text-style-name="P9" draw:layer="layout" svg:width="0.085cm" svg:height="0.083cm" svg:x="7.469cm" svg:y="12.757cm" svg:viewBox="0 0 86 84" svg:d="M38 84c-9 0-15-3-21-9-5-5-8-15-8-27v-37l-9-2v-9h9 16v48c0 9 1 15 4 18 2 4 6 6 12 6 5 0 9-1 13-3 3-3 6-6 8-10v-48l-11-2v-9h11 15v71l9 2v10l-23-1-1-12c-2 5-6 8-10 10-4 3-8 4-14 4z">
          <text:p/>
        </draw:path>
        <draw:path draw:style-name="gr9" draw:text-style-name="P9" draw:layer="layout" svg:width="0.082cm" svg:height="0.119cm" svg:x="7.558cm" svg:y="12.721cm" svg:viewBox="0 0 83 120" svg:d="M46 108c7 0 12-2 16-7 3-5 5-12 5-20v-2c0-6-1-12-2-17-2-5-4-9-7-11-3-3-7-4-12-4-4-1-8 1-11 3-4 2-6 5-8 9v37c2 4 4 7 7 9 4 2 8 3 12 3zM50 120c-5 0-10-1-14-3s-7-5-10-9l-1 11h-13v-108l-12-2v-9h27v46c3-4 6-7 10-9 3-2 8-3 13-3 7 0 12 2 17 6s10 9 12 15c3 7 4 15 4 24v2c0 8-1 15-4 21-4 6-7 10-12 13-5 4-10 5-17 5z">
          <text:p/>
        </draw:path>
        <draw:path draw:style-name="gr1" draw:text-style-name="P1" draw:layer="layout" svg:width="1.434cm" svg:height="0.172cm" svg:x="6.41cm" svg:y="11.711cm" svg:viewBox="0 0 1435 173" svg:d="M140 130c-26 0-47-21-47-48s21-48 48-48c26 0 47 21 47 48s-21 48-48 48zM1280 0h-1125c-90 0-155 78-155 173h1435c0-95-64-173-155-173z">
          <text:p/>
        </draw:path>
        <draw:path draw:style-name="gr2" draw:text-style-name="P2" draw:layer="layout" svg:width="1.513cm" svg:height="1.276cm" svg:x="4.732cm" svg:y="11.692cm" svg:viewBox="0 0 1514 1277" svg:d="M1390 1277h-1265c-68 0-125-56-125-125v-1027c0-68 56-124 125-124l1265-1c68 0 124 56 124 125v1027c0 69-56 125-124 125z">
          <text:p/>
        </draw:path>
        <draw:path draw:style-name="gr9" draw:text-style-name="P9" draw:layer="layout" svg:width="0.363cm" svg:height="0.219cm" svg:x="5.79cm" svg:y="12.32cm" svg:viewBox="0 0 364 220" svg:d="M1 0c19 0 38 0 57 0 2 0 3 1 4 3 10 14 20 27 31 41 1 2 2 3 4 0 10-14 20-28 30-42 1-1 2-2 4-2 35 0 69 0 103 0 2 0 3 1 4 3 12 32 24 65 36 97 0 1 0 2 1 4 3-8 5-14 8-21 9-26 18-54 27-80 1-2 2-3 5-3 15 0 31 0 46 0 3 0 3 1 2 3-24 60-47 118-71 177-5 13-10 25-15 38-1 1-1 2-4 2-17 0-34 0-52 0h-1c4-10 8-19 12-29 4-9 8-19 12-29 1-1 1-2 0-4-19-50-39-101-59-152 0-1 0-1-1-1s-1 1-2 2c-18 23-37 48-55 71-2 2-1 3 0 5 19 24 38 49 57 73 1 1 2 2 3 3 0 1 1 1 0 2 0 1-1 0-2 0-18 0-37 0-55 1-2 0-3-2-4-3-9-14-19-28-29-42-3-3-3-3-6 0-11 14-21 28-31 42-1 1-2 3-4 3-19-1-37 0-56 0 0-2 1-3 1-3 20-25 39-50 59-74 2-3 2-4 0-7-20-26-39-50-58-75-1-1-1-1-1-3z">
          <text:p/>
        </draw:path>
        <draw:path draw:style-name="gr9" draw:text-style-name="P9" draw:layer="layout" svg:width="0.2cm" svg:height="0.221cm" svg:x="5.126cm" svg:y="12.264cm" svg:viewBox="0 0 201 222" svg:d="M201 153c0 16 0 33 0 49 0 3 0 4-3 5-21 7-43 13-66 14-23 2-47 1-69-8-33-13-53-38-60-72-5-25-5-49 4-73 13-34 38-55 73-63 40-10 79-5 118 13 2 1 3 3 3 5 0 14 0 28 0 42 0 2 0 4-1 4-2 1-5 1-7 0-6-4-11-9-17-12-18-11-37-17-57-16-32 1-56 23-61 55-2 15-1 31 4 46 8 22 24 34 46 39 11 2 22 2 33 2 3-1 4-1 4-4 0-12 0-24 0-35 0-2-1-3-3-3-12 0-24 0-36 0-3 0-4-1-4-3 0-12 0-23 0-34 0-2 1-4 3-4 31 1 62 1 93 0 3 0 3 1 3 4 0 16 0 33 0 49z">
          <text:p/>
        </draw:path>
        <draw:path draw:style-name="gr9" draw:text-style-name="P9" draw:layer="layout" svg:width="0.16cm" svg:height="0.17cm" svg:x="5.347cm" svg:y="12.316cm" svg:viewBox="0 0 161 171" svg:d="M109 108c0-6 0-11 0-15 0-3 0-4-3-3-10 1-20 2-30 3-6 1-11 3-15 6-8 5-9 14-8 23 1 7 7 10 13 11 15 4 29 1 41-8 2-1 2-2 2-4 0-4 0-9 0-13zM109 149c-5 3-9 7-13 9-20 13-42 16-64 8-23-8-35-29-32-53 2-22 15-35 35-42 12-5 25-7 38-9 11-1 22-2 34-3 2 0 3-1 2-3 0-8-4-13-11-16-12-5-24-5-36-5-14 1-27 6-41 11 0 0-1 0-2 0-4 1-5 1-5-3 0-11 0-22 0-33 0-2 1-3 3-3 24-5 49-8 74-7 12 1 24 2 35 6 22 7 34 23 34 46 1 37 0 74 0 111 0 2 0 3-3 3-15 0-30 0-45 0-2 0-3-1-3-3 0-5 0-9 0-14z">
          <text:p/>
        </draw:path>
        <draw:path draw:style-name="gr9" draw:text-style-name="P9" draw:layer="layout" svg:width="0.16cm" svg:height="0.169cm" svg:x="5.616cm" svg:y="12.316cm" svg:viewBox="0 0 161 170" svg:d="M110 107c0-5 0-10 0-14 0-3-1-4-4-3-7 1-15 1-23 2-7 1-14 2-22 6-7 4-10 13-9 22 1 7 6 12 15 14 15 3 28 0 40-9 2-1 3-2 3-5 0-4 0-8 0-13zM110 149c-6 4-11 8-17 12-15 8-32 10-48 8-18-2-33-11-40-28-10-21-8-56 27-70 13-5 26-7 41-9 12-1 23-2 35-3 2 0 2-1 2-3-1-8-5-14-14-17-16-5-34-5-51-1-9 2-16 5-24 8-1 0-2 0-2 0-5 1-5 1-5-3 0-11 0-22 0-32 0-3 0-4 3-4 24-5 49-8 74-7 12 1 25 2 37 7 22 8 33 23 33 45 0 37 0 74 0 110 0 3-1 4-3 4-15-1-30-1-45 0-3 0-3-1-3-4 0-4 0-8 0-13z">
          <text:p/>
        </draw:path>
        <draw:path draw:style-name="gr9" draw:text-style-name="P9" draw:layer="layout" svg:width="0.052cm" svg:height="0.223cm" svg:x="5.541cm" svg:y="12.258cm" svg:viewBox="0 0 53 224" svg:d="M53 112c0 36 0 72 0 108 0 3-1 4-4 4-16-1-31 0-45 0-3 0-4-1-4-4 0-72 0-143 0-216 0-3 1-4 4-4 15 0 29 0 45 0 3 0 4 1 4 4 0 36 0 73 0 108z">
          <text:p/>
        </draw:path>
        <draw:path draw:style-name="gr9" draw:text-style-name="P9" draw:layer="layout" svg:width="0.191cm" svg:height="0.056cm" svg:x="4.825cm" svg:y="12.295cm" svg:viewBox="0 0 192 57" svg:d="M95 57h-89c-5 0-6-1-6-8v-42c0-6 1-7 6-7 60 0 119 0 179 0 5 0 7 1 7 6 0 15 0 30 0 45 0 5-2 6-6 6-31 0-61 0-91 0z">
          <text:p/>
        </draw:path>
        <draw:path draw:style-name="gr9" draw:text-style-name="P9" draw:layer="layout" svg:width="0.142cm" svg:height="0.056cm" svg:x="4.825cm" svg:y="12.369cm" svg:viewBox="0 0 143 57" svg:d="M71 57c-21 0-43 0-64 0-6 0-7-2-7-8 0-15 0-29 0-43 0-5 1-6 7-6 43 0 85 0 129 0 6 0 7 1 7 6 0 14 0 30 0 44 0 5-1 6-7 7z">
          <text:p/>
        </draw:path>
        <draw:path draw:style-name="gr9" draw:text-style-name="P9" draw:layer="layout" svg:width="0.125cm" svg:height="0.056cm" svg:x="4.89cm" svg:y="12.441cm" svg:viewBox="0 0 126 57" svg:d="M64 0c20 0 39 0 59 0 2 0 4 0 2 3 0 1 0 2 0 3 0 16 0 32 0 47 0 2-1 3-4 3-38 1-76 1-115 1-4 0-6-2-6-7v-44c0-5 1-6 7-6z">
          <text:p/>
        </draw:path>
        <draw:path draw:style-name="gr1" draw:text-style-name="P1" draw:layer="layout" svg:width="1.435cm" svg:height="0.172cm" svg:x="4.771cm" svg:y="11.715cm" svg:viewBox="0 0 1436 173" svg:d="M141 130c-26 0-48-21-47-48 0-27 21-48 47-48 27 0 48 21 48 48s-22 48-48 48zM1280 0h-1124c-91 0-156 79-156 173h1436c0-95-65-173-156-173z">
          <text:p/>
        </draw:path>
        <draw:path draw:style-name="gr3" draw:text-style-name="P3" draw:layer="layout" svg:width="1.423cm" svg:height="1.491cm" svg:x="9.786cm" svg:y="5.746cm" svg:viewBox="0 0 1424 1492" svg:d="M515 1430l-498-844c-35-59-15-135 44-170l677-399c59-35 136-15 171 44l497 843c35 60 15 136-44 171l-677 399c-59 35-135 15-170-44z">
          <text:p/>
        </draw:path>
        <draw:path draw:style-name="gr1" draw:text-style-name="P1" draw:layer="layout" svg:width="0.664cm" svg:height="1.024cm" svg:x="10.509cm" svg:y="5.786cm" svg:viewBox="0 0 665 1025" svg:d="M88 103c-11-19-5-42 14-53 18-11 42-5 53 14 11 18 4 42-14 52-18 11-42 5-53-13zM648 845l-464-785c-37-63-118-77-184-38l592 1003c66-39 94-116 56-180z">
          <text:p/>
        </draw:path>
        <draw:path draw:style-name="gr9" draw:text-style-name="P9" draw:layer="layout" svg:width="0.884cm" svg:height="0.55cm" svg:x="10.061cm" svg:y="6.214cm" svg:viewBox="0 0 885 551" svg:d="M878 471c-15-25-47-33-72-19-8 5-15 11-19 18-5-3-16-10-33-21 8-12 9-28 2-41-11-19-35-26-54-15-6 4-11 9-14 15-9-5-18-11-27-16 4-9 4-20-1-29-9-15-28-20-42-12-5 3-8 6-12 10-10-5-20-11-30-16 1-5 0-11-3-15-6-11-20-15-30-9-2 1-4 3-5 4-42-21-84-40-122-54 51-71 100-160 125-260 3-12-3-16-8-3 0 1 0 1 0 1-26 87-86 179-145 252-157-55-407-71-387 94 2 24 23 24 23 13 0-2-2-80 117-99l55 94c3 5 9 7 14 4s7-9 4-14l-50-87c14-1 29-1 45-1l39 68c3 5 10 6 15 3 5-2 7-9 4-14l-33-56c15 1 30 3 47 5l19 32c2 5 9 7 14 4s7-9 4-15l-11-17c19 3 38 6 59 11h1c-58 66-112 114-134 123-12 5-21 1-24-2-4-3-12-1-10 7 7 27 38 28 58 20s80-60 142-140c44 12 89 28 132 47 0 4 1 8 3 11 7 11 20 15 31 8 1 0 3-1 4-2 11 5 22 10 32 16-1 6 1 13 4 20 10 14 29 19 43 11 3-1 5-3 6-5 11 6 21 11 30 16-3 10-2 21 4 31 11 19 35 25 53 14 4-2 7-4 9-7 17 10 28 18 34 21-7 15-7 34 2 49 15 26 47 34 72 19 26-14 34-46 20-72z">
          <text:p/>
        </draw:path>
        <draw:path draw:style-name="gr9" draw:text-style-name="P9" draw:layer="layout" svg:width="0.174cm" svg:height="0.088cm" svg:x="10.272cm" svg:y="6.33cm" svg:viewBox="0 0 175 89" svg:d="M0 47c5-1 9-2 15-3s12-2 20-5l85-26c8-3 15-5 18-7 3-1 6-2 10-4 1-1 2-2 3-2l24 39-119 38c-8 2-15 4-19 6-5 2-9 4-13 6z">
          <text:p/>
        </draw:path>
        <draw:path draw:style-name="gr9" draw:text-style-name="P9" draw:layer="layout" svg:width="0.216cm" svg:height="0.188cm" svg:x="10.141cm" svg:y="6.091cm" svg:viewBox="0 0 217 189" svg:d="M174 119c3-1 6-2 8-3 1 0 2-1 2-2 1-2 0-5-2-9l-35-61c-2-4-5-6-7-7-3-1-7 0-12 2l-35 11 46 80zM75 189l-67-117c-8-11-10-21-7-28 3-4 6-8 12-11 4-2 9-4 15-6l72-23c14-5 26-5 35-2s17 10 24 23l50 86c7 12 10 22 6 29-2 4-5 8-11 11-4 3-9 5-15 7l-48 14-67-116-31 9c-4 1-6 2-7 3-2 1-3 2-3 2-1 2-1 5 1 9l50 86c5 8 10 15 15 20z">
          <text:p/>
        </draw:path>
        <draw:path draw:style-name="gr9" draw:text-style-name="P9" draw:layer="layout" svg:width="0.254cm" svg:height="0.118cm" svg:x="10.232cm" svg:y="6.234cm" svg:viewBox="0 0 255 119" svg:d="M0 74c5-1 10-2 17-3s15-3 23-6l155-50c10-4 17-6 21-8 4-1 9-4 15-7l24 41-193 64c-9 3-16 5-21 7s-10 5-14 7z">
          <text:p/>
        </draw:path>
        <draw:path draw:style-name="gr9" draw:text-style-name="P9" draw:layer="layout" svg:width="0.175cm" svg:height="0.088cm" svg:x="10.403cm" svg:y="6.557cm" svg:viewBox="0 0 176 89" svg:d="M0 47c5-1 10-2 16-3 5-1 13-2 20-5l86-26c8-3 14-5 18-7 3-1 6-2 9-4l4-2 23 39-119 37c-8 2-14 4-19 6-4 2-8 4-12 7z">
          <text:p/>
        </draw:path>
        <draw:path draw:style-name="gr9" draw:text-style-name="P9" draw:layer="layout" svg:width="0.204cm" svg:height="0.109cm" svg:x="10.448cm" svg:y="6.633cm" svg:viewBox="0 0 205 110" svg:d="M174 91c-2-4-4-9-7-14l-11-19c-3-3-6-6-8-7-3-1-7-1-12 0l-80 26c-13 4-22 7-29 11-1 1-2 1-3 2l-24-42c5 0 10-1 15-2 4-1 11-3 20-5l85-27c8-2 14-6 19-7 4-2 8-4 12-7l22 36-15 7c6-1 11 0 15 3 5 2 9 6 13 13l19 34-10 17c-2-1-5-2-8-2-4 0-5-1-6-2-2-6-4-10-7-15z">
          <text:p/>
        </draw:path>
        <draw:path draw:style-name="gr9" draw:text-style-name="P9" draw:layer="layout" svg:width="0.045cm" svg:height="0.044cm" svg:x="10.463cm" svg:y="6.307cm" svg:viewBox="0 0 46 45" svg:d="M35 42c-12 6-26 3-32-8-6-10-2-24 8-31 11-6 25-3 32 9 6 11 2 24-8 30z">
          <text:p/>
        </draw:path>
        <draw:path draw:style-name="gr9" draw:text-style-name="P9" draw:layer="layout" svg:width="0.095cm" svg:height="0.084cm" svg:x="10.075cm" svg:y="6.587cm" svg:viewBox="0 0 96 85" svg:d="M35 63c1 3 3 3 6 2l33-9c3-1 4-2 2-5l-10-17c-1-3-3-3-6-2l-33 9c-4 1-5 2-2 5zM12 44l-12-20c4 0 7 0 15-2l56-17c7-2 10-4 13-5l12 21-28 8v1c3 0 5 0 6 1 2 1 3 2 4 3l13 24c6 9 3 15-8 18l-28 8c-11 3-19 0-24-9l-15-24c-2-3-1-6 2-7v-1z">
          <text:p/>
        </draw:path>
        <draw:path draw:style-name="gr9" draw:text-style-name="P9" draw:layer="layout" svg:width="0.093cm" svg:height="0.044cm" svg:x="10.118cm" svg:y="6.662cm" svg:viewBox="0 0 94 45" svg:d="M94 19l-15 4-10-18 14-5zM74 27l-48 13c-7 2-11 4-13 5l-13-23c3 0 7 0 15-3l34-9c7-2 10-4 13-5z">
          <text:p/>
        </draw:path>
        <draw:path draw:style-name="gr9" draw:text-style-name="P9" draw:layer="layout" svg:width="0.087cm" svg:height="0.073cm" svg:x="10.142cm" svg:y="6.702cm" svg:viewBox="0 0 88 74" svg:d="M28 52c2 3 3 3 7 2l33-10c4-1 4-2 3-5l-11-17c-2-3-3-3-7-2l-32 9c-4 1-4 2-3 5zM3 27c-5-9-3-15 9-18l28-8c11-3 18 0 24 9l22 36c5 10 3 16-9 19l-29 8c-11 3-18 1-24-8z">
          <text:p/>
        </draw:path>
        <draw:polygon draw:style-name="gr9" draw:text-style-name="P9" draw:layer="layout" svg:width="0.029cm" svg:height="0.026cm" svg:x="10.181cm" svg:y="6.788cm" svg:viewBox="0 0 30 27" draw:points="0,4 17,0 30,22 12,27">
          <text:p/>
        </draw:polygon>
        <draw:path draw:style-name="gr9" draw:text-style-name="P9" draw:layer="layout" svg:width="0.082cm" svg:height="0.069cm" svg:x="10.21cm" svg:y="6.806cm" svg:viewBox="0 0 83 70" svg:d="M70 51l-11-19-36 11c-5 1-6 3-4 6l5 8c3 7 6 11 8 12l-12 1-18-30c-4-7-2-14 10-17l35-10-6-11 9-2 6 10 13-4 14 19-15 5 11 19z">
          <text:p/>
        </draw:path>
        <draw:path draw:style-name="gr9" draw:text-style-name="P9" draw:layer="layout" svg:width="0.087cm" svg:height="0.074cm" svg:x="10.238cm" svg:y="6.867cm" svg:viewBox="0 0 88 75" svg:d="M28 53c2 3 3 3 7 2l33-9c4-1 4-2 3-5l-10-18c-2-3-3-3-8-3l-32 10c-4 1-4 3-3 6zM3 28c-5-9-3-15 9-18l28-8c11-4 19-1 25 8l21 38c5 9 3 15-9 18l-29 8c-11 3-18 0-24-9z">
          <text:p/>
        </draw:path>
        <draw:path draw:style-name="gr9" draw:text-style-name="P9" draw:layer="layout" svg:width="0.087cm" svg:height="0.074cm" svg:x="10.279cm" svg:y="6.938cm" svg:viewBox="0 0 88 75" svg:d="M28 53c2 2 4 3 7 2l32-10c4 0 4-2 3-4l-10-18c-2-3-3-4-6-3l-33 10c-3 1-4 2-3 6zM2 28c-5-9-2-15 9-18l29-9c11-3 19 0 24 9l21 38c5 9 3 14-8 18l-29 8c-11 3-18 0-23-9z">
          <text:p/>
        </draw:path>
        <draw:path draw:style-name="gr9" draw:text-style-name="P9" draw:layer="layout" svg:width="0.094cm" svg:height="0.046cm" svg:x="10.316cm" svg:y="7.001cm" svg:viewBox="0 0 95 47" svg:d="M25 41c-7 3-10 4-13 6l-12-23c3 0 7-1 14-3l56-16c7-2 11-3 13-5l12 21z">
          <text:p/>
        </draw:path>
        <draw:path draw:style-name="gr9" draw:text-style-name="P9" draw:layer="layout" svg:width="0.093cm" svg:height="0.071cm" svg:x="10.335cm" svg:y="7.042cm" svg:viewBox="0 0 94 72" svg:d="M47 71c-9 3-16 0-21-9l-26-46 9-5c1 4 2 6 6 14l14 24c2 3 4 4 6 3l4-1c2 0 3-2 1-5l-14-26c-5-8-2-13 9-17l8-2c11-3 18-1 23 7l28 48-9 5c-1-4-2-6-6-14l-16-25c-1-3-3-3-5-3l-3 1c-3 1-3 2-2 6l14 24c6 9 5 14-6 17z">
          <text:p/>
        </draw:path>
        <draw:path draw:style-name="gr3" draw:text-style-name="P3" draw:layer="layout" svg:width="1.513cm" svg:height="1.276cm" svg:x="8.009cm" svg:y="11.697cm" svg:viewBox="0 0 1514 1277" svg:d="M1390 1276l-1264 1c-69 0-126-56-126-125v-1027c0-69 57-125 125-125h1264c69 0 125 56 125 125v1027c0 68-56 124-124 124z">
          <text:p/>
        </draw:path>
        <draw:path draw:style-name="gr9" draw:text-style-name="P9" draw:layer="layout" svg:width="0.704cm" svg:height="0.751cm" svg:x="8.578cm" svg:y="12.04cm" svg:viewBox="0 0 705 752" svg:d="M649 0c-31 0-57 25-57 57 0 9 3 19 7 27-5 2-18 9-37 18-7-14-21-23-37-23-24 0-42 19-42 42 0 8 2 15 5 21-9 5-19 11-29 16-6-9-16-15-27-15-19 0-33 15-33 33 0 6 1 11 3 15-10 7-20 13-31 19-4-3-10-5-15-5-15 0-26 10-26 24 0 2 1 4 1 6-42 27-82 56-115 84-38-85-94-179-172-255h-1c-9-9-16-5-6 6l1 1c66 71 118 174 154 269-135 116-284 338-121 409 24 10 35-10 25-16-2-1-75-40-29-160l116-1c7 0 12-5 12-11s-5-11-12-11h-106c6-13 14-28 23-43h83c7 0 12-5 12-11s-5-11-12-11h-69c9-13 19-26 29-41h40c7 0 12-5 12-11s-5-11-12-11h-22c13-16 27-32 42-48 0-1 0-1 0-1 31 89 46 164 43 189-2 14-11 20-15 22-5 2-8 10 1 13 29 8 46-20 50-43 3-23-13-107-54-207 34-35 74-67 114-97 4 2 9 3 14 3 13 0 24-11 24-24 0-2-1-3-1-5 11-8 22-15 32-22 6 5 13 7 21 7 18 0 33-14 33-33 0-2-1-5-1-8 10-6 20-12 30-18 8 8 19 13 31 13 23 0 42-19 42-42 0-4-1-8-2-12 18-10 31-17 37-21 10 15 27 25 47 25 31 0 56-25 56-56 0-32-25-57-56-57z">
          <text:p/>
        </draw:path>
        <draw:path draw:style-name="gr9" draw:text-style-name="P9" draw:layer="layout" svg:width="0.085cm" svg:height="0.165cm" svg:x="8.585cm" svg:y="12.327cm" svg:viewBox="0 0 86 166" svg:d="M0 166c2-5 4-10 6-16 3-5 5-13 6-22l22-92c2-10 3-17 3-21 1-3 1-7 1-11v-4h48l-29 128c-2 11-3 18-4 22-1 6-1 11-1 16z">
          <text:p/>
        </draw:path>
        <draw:path draw:style-name="gr9" draw:text-style-name="P9" draw:layer="layout" svg:width="0.212cm" svg:height="0.165cm" svg:x="8.286cm" svg:y="12.327cm" svg:viewBox="0 0 213 166" svg:d="M167 36c1-3 2-7 2-9 0-1-1-2-1-3-1-2-5-3-10-3h-75c-5 0-9 1-11 3s-4 6-5 12l-8 38h100zM179 166h-145c-14 0-24-4-29-10-3-4-5-9-5-16 0-5 1-12 3-19l18-78c4-16 9-27 17-34 8-6 19-9 34-9h107c15 0 25 3 29 9 4 4 5 10 5 17 0 5-1 10-2 17l-12 52h-145l-8 33c-1 5-1 8-1 10 0 1 0 3 1 3 1 3 4 4 9 4h106c10 0 20-2 27-3z">
          <text:p/>
        </draw:path>
        <draw:path draw:style-name="gr9" draw:text-style-name="P9" draw:layer="layout" svg:width="0.107cm" svg:height="0.252cm" svg:x="8.499cm" svg:y="12.24cm" svg:viewBox="0 0 108 253" svg:d="M0 253c3-6 6-11 8-18 2-6 4-14 6-23l37-172c2-10 4-18 4-23 1-4 1-10 1-17h52l-46 212c-2 10-4 18-5 24s-1 11-1 17z">
          <text:p/>
        </draw:path>
        <draw:path draw:style-name="gr9" draw:text-style-name="P9" draw:layer="layout" svg:width="0.086cm" svg:height="0.166cm" svg:x="8.865cm" svg:y="12.326cm" svg:viewBox="0 0 87 167" svg:d="M0 167c2-5 3-10 6-16 2-6 4-13 6-22l21-92c2-10 3-17 3-21 1-3 1-7 1-11v-5h50l-30 129c-3 10-4 18-5 22-1 6-1 11-1 16z">
          <text:p/>
        </draw:path>
        <draw:path draw:style-name="gr9" draw:text-style-name="P9" draw:layer="layout" svg:width="0.161cm" svg:height="0.166cm" svg:x="8.959cm" svg:y="12.326cm" svg:viewBox="0 0 162 167" svg:d="M134 28c-5 0-11-1-17-1h-23c-5 0-9 2-11 3-4 2-5 6-7 11l-19 88c-4 15-5 26-5 34v3l-52 1c3-6 5-11 6-16 1-4 3-11 6-22l21-92c2-10 3-17 4-22s1-10 1-15h44l-3 17c4-5 8-10 12-12 5-3 11-5 19-5h42l10 19c-2 1-4 4-6 6-2 4-4 5-5 5-6-1-12-1-17-2z">
          <text:p/>
        </draw:path>
        <draw:path draw:style-name="gr9" draw:text-style-name="P9" draw:layer="layout" svg:width="0.048cm" svg:height="0.048cm" svg:x="8.631cm" svg:y="12.245cm" svg:viewBox="0 0 49 49" svg:d="M49 24c0 13-11 25-25 25-13 0-24-12-24-25s11-24 24-24c14 0 25 11 25 24z">
          <text:p/>
        </draw:path>
        <draw:path draw:style-name="gr9" draw:text-style-name="P9" draw:layer="layout" svg:width="0.093cm" svg:height="0.089cm" svg:x="8.695cm" svg:y="12.709cm" svg:viewBox="0 0 94 90" svg:d="M54 80c3 0 4-1 5-5l9-35c1-3 0-5-3-5h-21c-4 0-5 2-6 5l-8 35c-1 4-1 5 3 5zM24 90h-24c2-3 3-7 5-14l15-60c2-8 2-13 2-16h26l-8 32h1c2-3 3-5 4-6 2-1 3-1 5-1h31c11 0 15 5 12 18l-8 30c-3 12-11 17-22 17h-30c-4 0-5-2-5-6h-1z">
          <text:p/>
        </draw:path>
        <draw:path draw:style-name="gr9" draw:text-style-name="P9" draw:layer="layout" svg:width="0.046cm" svg:height="0.087cm" svg:x="8.787cm" svg:y="12.711cm" svg:viewBox="0 0 47 88" svg:d="M47 0l-3 16h-24l4-16zM42 22l-12 52c-2 7-3 11-3 14h-27c1-3 3-7 5-14l10-36c1-9 2-13 2-16z">
          <text:p/>
        </draw:path>
        <draw:path draw:style-name="gr9" draw:text-style-name="P9" draw:layer="layout" svg:width="0.087cm" svg:height="0.065cm" svg:x="8.829cm" svg:y="12.733cm" svg:viewBox="0 0 88 66" svg:d="M49 56c3 0 4-1 5-5l9-36c1-3 0-5-3-5h-22c-3 0-4 2-5 5l-9 36c-1 4 0 5 3 5zM13 66c-11 0-15-5-12-17l7-31c3-13 10-18 21-18h46c11 0 15 5 12 17l-7 32c-3 12-11 17-22 17z">
          <text:p/>
        </draw:path>
        <draw:polygon draw:style-name="gr9" draw:text-style-name="P9" draw:layer="layout" svg:width="0.031cm" svg:height="0.018cm" svg:x="8.92cm" svg:y="12.78cm" svg:viewBox="0 0 32 19" draw:points="0,19 6,0 32,0 27,19">
          <text:p/>
        </draw:polygon>
        <draw:path draw:style-name="gr9" draw:text-style-name="P9" draw:layer="layout" svg:width="0.063cm" svg:height="0.082cm" svg:x="8.972cm" svg:y="12.716cm" svg:viewBox="0 0 64 83" svg:d="M61 27h-23l-10 39c-1 6 0 7 4 7h10c7 0 13-1 14-2l-5 12h-36c-10 0-15-5-12-18l10-38h-13l2-10h13l3-13 26-4-4 17h24z">
          <text:p/>
        </draw:path>
        <draw:path draw:style-name="gr9" draw:text-style-name="P9" draw:layer="layout" svg:width="0.088cm" svg:height="0.065cm" svg:x="9.033cm" svg:y="12.733cm" svg:viewBox="0 0 89 66" svg:d="M50 56c3 0 5-1 5-5l9-36c1-4 0-5-3-5h-22c-3 0-5 1-6 5l-8 36c-1 4 0 5 3 5zM13 66c-11 0-15-5-12-17l8-32c3-12 9-17 20-17h47c11 0 15 5 12 17l-8 32c-3 12-9 17-21 17z">
          <text:p/>
        </draw:path>
        <draw:path draw:style-name="gr9" draw:text-style-name="P9" draw:layer="layout" svg:width="0.087cm" svg:height="0.065cm" svg:x="9.121cm" svg:y="12.733cm" svg:viewBox="0 0 88 66" svg:d="M50 56c3 0 4-1 5-5l9-36c1-4 0-5-3-5h-23c-3 0-4 1-5 5l-9 36c-1 4 0 5 3 5zM13 66c-11 0-15-5-12-17l7-32c3-12 10-17 21-17h46c11 0 15 5 12 17l-7 32c-3 12-10 17-21 17z">
          <text:p/>
        </draw:path>
        <draw:path draw:style-name="gr9" draw:text-style-name="P9" draw:layer="layout" svg:width="0.048cm" svg:height="0.089cm" svg:x="9.207cm" svg:y="12.709cm" svg:viewBox="0 0 49 90" svg:d="M30 75c-2 8-2 12-2 15h-28c2-3 3-7 5-15l15-59c2-8 2-13 2-16h27z">
          <text:p/>
        </draw:path>
        <draw:path draw:style-name="gr9" draw:text-style-name="P9" draw:layer="layout" svg:width="0.087cm" svg:height="0.065cm" svg:x="9.247cm" svg:y="12.733cm" svg:viewBox="0 0 88 66" svg:d="M77 52c-2 9-9 14-20 14h-57l1-11c4 1 7 1 17 1h29c3 0 6-1 6-4l1-3c1-3-1-5-4-5h-30c-11 0-15-6-12-19l2-7c3-13 10-18 20-18h58l-1 11c-4-1-7-1-15-1h-31c-3 0-5 1-5 4l-1 3c-1 2 0 3 3 3h30c11 0 15 5 13 15z">
          <text:p/>
        </draw:path>
        <draw:path draw:style-name="gr1" draw:text-style-name="P1" draw:layer="layout" svg:width="1.434cm" svg:height="0.172cm" svg:x="8.048cm" svg:y="11.725cm" svg:viewBox="0 0 1435 173" svg:d="M141 130c-26 0-48-21-48-47 0-28 22-49 48-49s48 21 48 49c0 26-22 47-48 47zM1280 0h-1124c-91 0-156 79-156 173h1435c0-94-64-173-155-173z">
          <text:p/>
        </draw:path>
        <draw:path draw:style-name="gr3" draw:text-style-name="P3" draw:layer="layout" svg:width="1.514cm" svg:height="1.276cm" svg:x="9.647cm" svg:y="11.699cm" svg:viewBox="0 0 1515 1277" svg:d="M1389 1277h-1264c-68 0-124-56-124-124l-1-1028c0-68 56-124 125-124l1264-1c69 0 125 56 125 125l1 1027c0 69-56 125-126 125z">
          <text:p/>
        </draw:path>
        <draw:path draw:style-name="gr9" draw:text-style-name="P9" draw:layer="layout" svg:width="0.493cm" svg:height="0.747cm" svg:x="10.373cm" svg:y="12.147cm" svg:viewBox="0 0 494 748" svg:d="M270 256c0 2 1-1 0-3 0-6 1-14-8-15s-13 4-15 11c-2 5-3 9-3 13-1 45-9 89-12 133-2 23-5 46-6 69-1 8-1 17 9 19 7 1 14 0 18-6 3-5 3-11 4-16 4-67 9-134 13-205zM388 307c-15 17-33 27-47 40-10 10-28 16-30 30s1 31 7 46c35-31 68-61 100-92 20-18 19-18 7-43-3-6-7-9-13-10-35-7-71-10-106-19-6-2-13-5-17 1-6 7 5 33 15 34 28 5 55 9 84 13zM195 280c-38 28-76 56-113 84-12 9-20 31-17 45 1 4 3 6 6 7 45 12 90 25 136 38 1-15-2-28-2-41 0-9-4-11-12-13-26-8-53-8-81-20 23-16 44-31 65-46 25-18 26-20 18-54zM493 29c-7 112-15 229-22 344-3 42-5 85-7 127 0 7-2 12-9 16-56 30-112 61-168 92-57 32-113 64-169 95-25 14-49 27-73 42-10 6-12 3-13-7-4-86-7-171-14-256-7-92-8-185-18-277-1-9 1-13 10-17 86-34 172-68 258-102 71-27 141-55 210-83 11-4 17-5 15 9 0 5 0 9 0 17z">
          <text:p/>
        </draw:path>
        <draw:path draw:style-name="gr9" draw:text-style-name="P9" draw:layer="layout" svg:width="0.388cm" svg:height="0.748cm" svg:x="9.998cm" svg:y="12.14cm" svg:viewBox="0 0 389 749" svg:d="M106 366c0 26 3 46 21 62 43 40 91 75 145 101 8 4 20 12 27 7 8-6 2-19 1-28 0-3-1-6-1-8 2-14-6-19-17-22-31-9-59-26-86-43-32-19-60-42-90-69zM97 299c2 17-2 37 11 50 47 46 102 82 164 105 22 8 24 6 24-19-1-7-1-14-1-22s-3-12-12-14c-69-19-129-54-186-100zM103 221c-6 3-17-3-16 4 4 20-2 42 17 57 45 40 96 71 155 86 33 9 34 9 28-26-2-15 2-31-14-42-30-21-60-41-93-55-24-11-49-21-77-24zM389 749c-23-14-40-30-58-44-86-68-171-137-259-204-14-11-21-23-22-41-8-78-14-157-24-235-10-74-17-148-26-225 34 19 67 36 99 54 45 25 90 50 134 75 38 21 76 42 114 64 9 5 9 12 10 19 3 38 5 77 7 116 7 104 11 209 20 313 3 35 3 69 5 108z">
          <text:p/>
        </draw:path>
        <draw:path draw:style-name="gr9" draw:text-style-name="P9" draw:layer="layout" svg:width="0.834cm" svg:height="0.328cm" svg:x="10.013cm" svg:y="11.989cm" svg:viewBox="0 0 835 329" svg:d="M677 99c-4-5-8-5-11-6-22-11-48-3-71-14-16-8-37-10-52-20-9-7-18-15-30-18-20-5-52 13-53 33-1 17-9 17-21 16-45-1-90 2-132 21-17 8-33 18-37 37-3 11-8 12-17 12-34-2-67 0-100 9-7 1-19 0-18 9 0 7 11 11 19 13 3 1 7 0 10 0 6-2 12-1 17 2 22 13 43 25 64 37 0 5-12 4-6 10 9 7 18 15 30 16 20 0 55-31 56-51 1-11 6-14 16-13 18 1 37 1 56 0 35-1 69-7 100-24 13-7 29-16 29-31 0-22 10-23 26-20 8 1 17 0 25 0 33-3 68-3 100-18zM0 134c34-11 66-21 98-31 57-17 115-35 172-52 52-16 105-31 158-48 27-9 49 6 72 14 57 20 114 41 171 62 45 17 90 34 136 50 8 3 16 6 28 10-16 7-29 13-42 18-81 32-162 64-244 96-62 25-125 49-187 74-9 3-16 2-23-2-43-24-86-48-128-72-58-32-115-64-173-96-12-7-23-14-38-23z">
          <text:p/>
        </draw:path>
        <draw:path draw:style-name="gr9" draw:text-style-name="P9" draw:layer="layout" svg:width="0.111cm" svg:height="0.044cm" svg:x="10.356cm" svg:y="12.107cm" svg:viewBox="0 0 112 45" svg:d="M0 9c15-11 27-12 42-4 21 12 45 20 70 30-15 8-27 13-41 7-23-11-47-21-71-33z">
          <text:p/>
        </draw:path>
        <draw:path draw:style-name="gr9" draw:text-style-name="P9" draw:layer="layout" svg:width="0.054cm" svg:height="0.029cm" svg:x="10.229cm" svg:y="12.171cm" svg:viewBox="0 0 55 30" svg:d="M0 0c15 1 29 1 44 3 4 0 11 0 11 6-1 7-1 13-2 21 0 0-5 1-7 0-15-9-31-18-46-27 0-1 0-2 0-3z">
          <text:p/>
        </draw:path>
        <draw:path draw:style-name="gr9" draw:text-style-name="P9" draw:layer="layout" svg:width="0.055cm" svg:height="0.027cm" svg:x="10.335cm" svg:y="12.132cm" svg:viewBox="0 0 56 28" svg:d="M56 28c-17-1-31-2-45-3-4-1-10 0-10-7-1-5-3-12 1-16s10 0 14 3c12 8 27 9 40 23z">
          <text:p/>
        </draw:path>
        <draw:path draw:style-name="gr9" draw:text-style-name="P9" draw:layer="layout" svg:width="0.054cm" svg:height="0.023cm" svg:x="10.429cm" svg:y="12.1cm" svg:viewBox="0 0 55 24" svg:d="M0 0c14 0 29 1 42 0 11-1 12 6 13 15 1 8-3 11-9 7-15-7-33-9-46-22z">
          <text:p/>
        </draw:path>
        <draw:path draw:style-name="gr9" draw:text-style-name="P9" draw:layer="layout" svg:width="0.061cm" svg:height="0.022cm" svg:x="10.525cm" svg:y="12.06cm" svg:viewBox="0 0 62 23" svg:d="M62 23c-18 0-33 1-49 0-8 0-15-13-12-20 2-4 5-3 10-2 16 9 34 11 51 22z">
          <text:p/>
        </draw:path>
        <draw:path draw:style-name="gr1" draw:text-style-name="P1" draw:layer="layout" svg:width="1.434cm" svg:height="0.173cm" svg:x="9.687cm" svg:y="11.73cm" svg:viewBox="0 0 1435 174" svg:d="M140 130c-26 0-47-21-47-47 0-27 21-49 48-49 26 0 47 22 47 49 0 26-21 47-48 47zM1280 0l-1125 1c-91 0-155 78-155 173l1435-1c0-94-65-173-155-173z">
          <text:p/>
        </draw:path>
        <draw:path draw:style-name="gr3" draw:text-style-name="P3" draw:layer="layout" svg:width="1.513cm" svg:height="1.275cm" svg:x="11.286cm" svg:y="11.702cm" svg:viewBox="0 0 1514 1276" svg:d="M1389 1276h-1265c-68 0-124-56-124-124v-1027c0-69 56-125 124-125h1265c69 0 125 56 125 124v1028c0 68-56 124-125 124z">
          <text:p/>
        </draw:path>
        <draw:path draw:style-name="gr9" draw:text-style-name="P9" draw:layer="layout" svg:width="0.177cm" svg:height="0.177cm" svg:x="12.001cm" svg:y="12.3cm" svg:viewBox="0 0 178 178" svg:d="M146 90c0-30-24-57-56-57-31 0-56 25-56 57s26 56 56 56c31 0 56-25 56-56zM90 0c49 0 87 40 88 88 1 50-38 89-87 90-51 1-90-40-91-86-1-49 38-92 90-92z">
          <text:p/>
        </draw:path>
        <draw:path draw:style-name="gr9" draw:text-style-name="P9" draw:layer="layout" svg:width="0.149cm" svg:height="0.173cm" svg:x="12.401cm" svg:y="12.302cm" svg:viewBox="0 0 150 174" svg:d="M33 86v54 1c0 1 0 2 1 2h1 25c3 0 7-1 10-1 18-3 32-13 40-29 6-12 8-25 5-39-5-26-26-43-52-44-9 0-19 0-29 0-1 0-1 0-1 2v1c0 18 0 36 0 53zM0 86v-79c0-1 0-1 0-2 0-3 2-5 5-5 8 0 14 0 21 0 12 0 25 0 37 0 25 1 47 10 64 28 12 13 20 28 22 46 7 44-22 85-64 97-8 2-15 3-22 3-19-1-38 0-57 0-5 0-6-2-6-7 0-27 0-54 0-81z">
          <text:p/>
        </draw:path>
        <draw:path draw:style-name="gr9" draw:text-style-name="P9" draw:layer="layout" svg:width="0.118cm" svg:height="0.172cm" svg:x="11.42cm" svg:y="12.303cm" svg:viewBox="0 0 119 173" svg:d="M33 50c0 7 0 14 0 20 0 1 0 2 1 2 9 0 18 0 27 0 6 0 12-3 16-9 3-5 4-10 3-16 0-8-6-15-14-17-2-1-4-1-6-1-9 0-17 0-25 0-2 0-2 0-2 2zM33 121v20c0 2 0 2 2 2 9 0 19 0 29 0 4 0 8-2 12-4 9-7 14-24 2-34-5-4-11-6-17-6-9 0-18 0-26 0-2 0-2 0-2 2zM88 84c0 1 1 1 2 1 8 3 15 8 20 15 10 12 11 25 7 39-5 13-14 22-26 29-8 3-17 5-26 5-19 0-39 0-58 0-5 0-7-2-7-7 0-53 0-107 0-161 0-4 2-5 7-5 19 0 38-1 57 0 14 0 27 4 37 14 9 9 13 20 13 32 0 8-3 15-7 21-4 7-10 12-18 16z">
          <text:p/>
        </draw:path>
        <draw:path draw:style-name="gr9" draw:text-style-name="P9" draw:layer="layout" svg:width="0.145cm" svg:height="0.177cm" svg:x="12.211cm" svg:y="12.3cm" svg:viewBox="0 0 146 178" svg:d="M32 66v2 101c0 1 1 2 0 2 0 3-1 4-4 5h-2c-7 0-14-1-21 0-3 0-5-3-5-6 0-5 0-11 0-16 0-49 0-98 0-146 0-1 0-2 0-3 0-2 2-5 4-5s4 0 6 0c2 1 3 4 5 5 24 25 48 50 71 75 9 9 18 19 26 28 1 0 1 1 2 1v-2c0-32 0-65 0-97v-2c0-3 2-4 5-5 2 0 4 0 6 0h15c5 0 6 2 6 6 0 16 0 32 0 47v115c0 1 0 2 0 2 0 3-1 5-4 5-2 0-4 0-6 0-1 0-1-1-2-1-4-6-9-11-14-16-10-11-21-23-31-34-18-20-36-40-55-60l-1-1z">
          <text:p/>
        </draw:path>
        <draw:path draw:style-name="gr9" draw:text-style-name="P9" draw:layer="layout" svg:width="0.164cm" svg:height="0.174cm" svg:x="12.558cm" svg:y="12.3cm" svg:viewBox="0 0 165 175" svg:d="M58 115c16 0 32 0 48 0 1 0 0-1 0-1-3-6-5-12-8-17-5-11-10-22-15-34 0 0 0-1-1-1-8 18-16 35-24 53zM149 175c-3 0-6 0-10 0-3 1-5-1-7-4-1-3-3-7-5-10-2-5-4-10-6-15-1-2-1-2-3-2-24 0-47 0-71 0-1 0-2 1-2 2-4 8-8 16-11 24-1 1-1 2-2 3-2 2-3 2-5 2-8 0-15 0-22 0-4 0-6-3-4-6 2-5 4-9 6-14 22-49 45-97 67-145 1-3 2-5 3-7s2-3 5-3 5 1 7 4c13 29 27 57 40 85 11 26 23 51 35 78 0 1 1 2 1 2 1 4-1 6-4 6-4 0-8 0-12 0z">
          <text:p/>
        </draw:path>
        <draw:path draw:style-name="gr9" draw:text-style-name="P9" draw:layer="layout" svg:width="0.15cm" svg:height="0.177cm" svg:x="11.834cm" svg:y="12.3cm" svg:viewBox="0 0 151 178" svg:d="M87 0c17 0 29 3 42 9 7 3 13 8 20 13 2 3 2 6 0 8-5 5-9 10-14 15-3 2-4 3-7 0-8-7-17-11-27-13-22-4-40 2-54 19-10 12-14 26-12 42 2 22 12 38 31 47 17 9 36 8 54-2 2-2 5-4 8-6s5-2 7 1l14 14c2 3 2 5 0 8-6 5-12 10-19 13-11 6-23 9-36 10-21 1-40-4-57-16-20-14-32-33-36-59-7-38 12-76 47-93 10-5 20-8 30-9 4-1 7-1 9-1z">
          <text:p/>
        </draw:path>
        <draw:path draw:style-name="gr9" draw:text-style-name="P9" draw:layer="layout" svg:width="0.119cm" svg:height="0.177cm" svg:x="11.695cm" svg:y="12.3cm" svg:viewBox="0 0 120 178" svg:d="M11 143c6 2 12 3 18 3 28 0 51-19 58-44 6-31-15-62-46-68-5-1-11-1-16-1-1 0-1 0-2 0l1-1c2-3 4-6 6-9l1-1c1-2 1-3 0-4-4-4-7-8-12-11-2-2-4-3-6-4 3-2 6-2 9-3 27-2 51 7 71 26 14 13 22 29 25 48 5 27-1 52-19 73-14 17-33 27-55 30-14 2-28 1-41-3-1 0-2 0-3-1 1-2 2-4 2-5 3-8 6-16 8-23 0-1 0-2 1-2z">
          <text:p/>
        </draw:path>
        <draw:path draw:style-name="gr9" draw:text-style-name="P9" draw:layer="layout" svg:width="0.032cm" svg:height="0.172cm" svg:x="11.572cm" svg:y="12.303cm" svg:viewBox="0 0 33 173" svg:d="M33 86c0 26 0 53 0 79v3c0 3-2 5-4 5-9 0-17 0-24 0-3 0-5-2-5-5v-2c0-54 0-107 0-160 0-1 0-1 0-2 0-2 2-4 5-4 7 0 15 0 24 0 2 0 4 2 4 4v2z">
          <text:p/>
        </draw:path>
        <draw:path draw:style-name="gr9" draw:text-style-name="P9" draw:layer="layout" svg:width="0.028cm" svg:height="0.029cm" svg:x="12.691cm" svg:y="12.3cm" svg:viewBox="0 0 29 30" svg:d="M26 16c0-7-6-13-12-13s-11 6-11 13c0 6 5 11 11 11s12-5 12-11zM29 16c1 7-7 14-15 14s-14-6-14-14c0-9 6-16 14-16 10 0 16 8 15 16z">
          <text:p/>
        </draw:path>
        <draw:path draw:style-name="gr9" draw:text-style-name="P9" draw:layer="layout" svg:width="0.017cm" svg:height="0.032cm" svg:x="11.688cm" svg:y="12.44cm" svg:viewBox="0 0 18 33" svg:d="M6 33c-2 0-4-1-5-3h-1c0-1 0-2 1-3 2-5 4-10 6-16 1-4 3-6 4-10 1-1 2-1 3 0s3 1 4 2c-3 4-4 10-6 14-1 5-3 10-5 15 0 1 0 2-1 1z">
          <text:p/>
        </draw:path>
        <draw:path draw:style-name="gr9" draw:text-style-name="P9" draw:layer="layout" svg:width="0.03cm" svg:height="0.022cm" svg:x="11.649cm" svg:y="12.417cm" svg:viewBox="0 0 31 23" svg:d="M31 4l-1 2c-8 5-16 11-25 16-2 1-2 1-3 0-1-2-2-3-2-5 0-1 1-2 1-2 9-5 16-9 24-14 1-1 1-1 2 0 2 0 3 1 4 3z">
          <text:p/>
        </draw:path>
        <draw:path draw:style-name="gr9" draw:text-style-name="P9" draw:layer="layout" svg:width="0.031cm" svg:height="0.008cm" svg:x="11.637cm" svg:y="12.381cm" svg:viewBox="0 0 32 9" svg:d="M32 8c-1 0-3 0-4 0-8 1-18 1-27 1-1 0-1 0-1-1 0-3 0-4 0-6s1-3 3-2c9 1 18 2 27 3 1 0 1 0 1 1 1 1 1 2 1 4z">
          <text:p/>
        </draw:path>
        <draw:path draw:style-name="gr9" draw:text-style-name="P9" draw:layer="layout" svg:width="0.027cm" svg:height="0.022cm" svg:x="11.653cm" svg:y="12.333cm" svg:viewBox="0 0 28 23" svg:d="M12 4c0 1 1 1 2 2 5 3 9 7 12 10 2 2 2 2 2 5-2 3-2 3-4 2-8-6-15-12-22-17 0 0-1 0-2-1 2-2 4-3 7-4 0-1 1-1 1 0 1 0 1 1 1 0 1 1 2 3 3 3z">
          <text:p/>
        </draw:path>
        <draw:path draw:style-name="gr9" draw:text-style-name="P9" draw:layer="layout" svg:width="0.025cm" svg:height="0.02cm" svg:x="11.661cm" svg:y="12.448cm" svg:viewBox="0 0 26 21" svg:d="M26 21c-10-5-19-11-26-20 6 2 13 2 20-1 0 3 0 5 1 7 1 4 2 9 5 14z">
          <text:p/>
        </draw:path>
        <draw:path draw:style-name="gr9" draw:text-style-name="P9" draw:layer="layout" svg:width="0.027cm" svg:height="0.024cm" svg:x="11.653cm" svg:y="12.422cm" svg:viewBox="0 0 28 25" svg:d="M27 0c1 1 1 1 1 2s0 2-1 3c-6 6-13 12-19 19-1 1-2 1-3 0-3-3-4-4-5-6 10-6 19-12 27-18z">
          <text:p/>
        </draw:path>
        <draw:path draw:style-name="gr9" draw:text-style-name="P9" draw:layer="layout" svg:width="0.015cm" svg:height="0.03cm" svg:x="11.69cm" svg:y="12.307cm" svg:viewBox="0 0 16 31" svg:d="M5 0c1 0 1 0 1 1 0 0 1 0 1 1 3 9 6 18 8 26 1 1 1 2 0 2-1 1-2 2-3 1-1 0-1-1-1-1-4-7-7-13-9-20-1-1-1-3-2-5 0-1 0-1 1-2s3-2 4-3z">
          <text:p/>
        </draw:path>
        <draw:path draw:style-name="gr9" draw:text-style-name="P9" draw:layer="layout" svg:width="0.031cm" svg:height="0.008cm" svg:x="11.637cm" svg:y="12.389cm" svg:viewBox="0 0 32 9" svg:d="M32 0c0 2-1 3-2 6 0 0-1 0-1 1-5 0-11 0-16 1-3 0-7 1-10 1-2 0-3 0-3-2 0-1 0-3 0-4 0-2 0-2 1-2s1 0 1 0c10 0 20 0 29-1z">
          <text:p/>
        </draw:path>
        <draw:path draw:style-name="gr9" draw:text-style-name="P9" draw:layer="layout" svg:width="0.013cm" svg:height="0.029cm" svg:x="11.698cm" svg:y="12.306cm" svg:viewBox="0 0 14 30" svg:d="M4 0c4 1 4 1 4 4 3 7 5 14 6 21 1 4-1 5-3 5-1 0-1 0-1-1-2-2-2-4-3-6-2-6-4-13-6-20-1-2-1-3 2-3z">
          <text:p/>
        </draw:path>
        <draw:path draw:style-name="gr9" draw:text-style-name="P9" draw:layer="layout" svg:width="0.027cm" svg:height="0.02cm" svg:x="11.65cm" svg:y="12.339cm" svg:viewBox="0 0 28 21" svg:d="M28 19c-1 1-2 2-3 2s-2 0-2 0c-8-5-15-9-22-14-1 0-1-1-1-2 1-2 1-4 3-5 8 6 16 13 25 19z">
          <text:p/>
        </draw:path>
        <draw:path draw:style-name="gr9" draw:text-style-name="P9" draw:layer="layout" svg:width="0.02cm" svg:height="0.018cm" svg:x="11.662cm" svg:y="12.311cm" svg:viewBox="0 0 21 19" svg:d="M21 0c-3 7-3 12-4 19-5 0-12-2-17-2 5-6 13-11 21-17z">
          <text:p/>
        </draw:path>
        <draw:path draw:style-name="gr9" draw:text-style-name="P9" draw:layer="layout" svg:width="0.018cm" svg:height="0.018cm" svg:x="11.682cm" svg:y="12.427cm" svg:viewBox="0 0 19 19" svg:d="M2 0c5 4 10 8 17 13-7 1-12 4-18 6-2-7 1-13 1-19z">
          <text:p/>
        </draw:path>
        <draw:path draw:style-name="gr9" draw:text-style-name="P9" draw:layer="layout" svg:width="0.015cm" svg:height="0.025cm" svg:x="11.683cm" svg:y="12.441cm" svg:viewBox="0 0 16 26" svg:d="M5 26c-3-3-4-7-5-11 1-1 3-3 4-5 2-2 4-5 5-8 2-1 4-2 6-2 1 0 1 1 0 1-3 8-6 15-9 24 0 1 0 1-1 1z">
          <text:p/>
        </draw:path>
        <draw:path draw:style-name="gr9" draw:text-style-name="P9" draw:layer="layout" svg:width="0.014cm" svg:height="0.025cm" svg:x="11.638cm" svg:y="12.403cm" svg:viewBox="0 0 15 26" svg:d="M0 0c5 4 10 6 15 8-3 6-5 12-6 18-5-8-8-17-9-26z">
          <text:p/>
        </draw:path>
        <draw:path draw:style-name="gr9" draw:text-style-name="P9" draw:layer="layout" svg:width="0.02cm" svg:height="0.019cm" svg:x="11.66cm" svg:y="12.428cm" svg:viewBox="0 0 21 20" svg:d="M11 20c-2 0-3 0-4 0-2 0-5 0-7-1 7-6 14-13 20-19 0 0 1-1 1 0 0 2 0 5 0 9 0 1-1 1-1 1-3 3-7 6-9 10z">
          <text:p/>
        </draw:path>
        <draw:path draw:style-name="gr9" draw:text-style-name="P9" draw:layer="layout" svg:width="0.027cm" svg:height="0.01cm" svg:x="11.639cm" svg:y="12.373cm" svg:viewBox="0 0 28 11" svg:d="M28 11c-9-1-18-2-28-3 2-4 4-6 7-7 1-1 1-1 2 0 4 0 8 1 13 2 0 0 1 0 1 1 2 2 4 4 5 7z">
          <text:p/>
        </draw:path>
        <draw:path draw:style-name="gr9" draw:text-style-name="P9" draw:layer="layout" svg:width="0.026cm" svg:height="0.009cm" svg:x="11.639cm" svg:y="12.395cm" svg:viewBox="0 0 27 10" svg:d="M0 4c10-2 18-3 27-4-2 4-3 6-5 8-1 0-1 0-2 0-3 1-6 2-10 2-1 0-2 0-3 0-3-2-5-4-7-6z">
          <text:p/>
        </draw:path>
        <draw:path draw:style-name="gr9" draw:text-style-name="P9" draw:layer="layout" svg:width="0.023cm" svg:height="0.016cm" svg:x="11.649cm" svg:y="12.415cm" svg:viewBox="0 0 24 17" svg:d="M24 2c-8 5-16 9-24 15-1-2 0-5 0-6 1-5 1-5 6-7 3-1 6-3 9-4 0 0 1 0 2 0 2 0 5 1 7 2z">
          <text:p/>
        </draw:path>
        <draw:path draw:style-name="gr9" draw:text-style-name="P9" draw:layer="layout" svg:width="0.021cm" svg:height="0.015cm" svg:x="11.65cm" svg:y="12.347cm" svg:viewBox="0 0 22 16" svg:d="M22 14c-4 0-6 1-9 2 0 0-1 0-2-1l-8-3-1-1c-1-4-2-8-2-11 7 4 14 9 22 13 0 1 0 1 0 1z">
          <text:p/>
        </draw:path>
        <draw:path draw:style-name="gr9" draw:text-style-name="P9" draw:layer="layout" svg:width="0.013cm" svg:height="0.023cm" svg:x="11.685cm" svg:y="12.313cm" svg:viewBox="0 0 14 24" svg:d="M4 0c4 8 7 16 10 24-2-1-4-2-7-3 0-1 0-1-2-2-1-3-3-6-5-8 0-1 0-2 0-3 1-2 1-5 2-6s1-2 2-2z">
          <text:p/>
        </draw:path>
        <draw:path draw:style-name="gr9" draw:text-style-name="P9" draw:layer="layout" svg:width="0.016cm" svg:height="0.017cm" svg:x="11.659cm" svg:y="12.397cm" svg:viewBox="0 0 17 18" svg:d="M0 13c3-4 7-9 11-13 1 7 3 12 6 18-7-2-12-3-17-5z">
          <text:p/>
        </draw:path>
        <draw:path draw:style-name="gr9" draw:text-style-name="P9" draw:layer="layout" svg:width="0.013cm" svg:height="0.022cm" svg:x="11.638cm" svg:y="12.351cm" svg:viewBox="0 0 14 23" svg:d="M7 0c1 6 4 11 7 15-4 2-10 5-14 8 2-7 4-15 7-23z">
          <text:p/>
        </draw:path>
        <draw:path draw:style-name="gr9" draw:text-style-name="P9" draw:layer="layout" svg:width="0.018cm" svg:height="0.016cm" svg:x="11.662cm" svg:y="12.333cm" svg:viewBox="0 0 19 17" svg:d="M0 1c1 0 0-1 1-1 4-1 7 0 10 0l1 1c1 1 3 3 4 5 0 1 0 1 1 1 0 1 1 2 2 3 0 2 0 4 0 7-1-1-1-1-2-2-3-3-7-6-11-9 0-2-1-3-2-2 1 0 1 0 1 0-1-1-3-3-5-3z">
          <text:p/>
        </draw:path>
        <draw:path draw:style-name="gr9" draw:text-style-name="P9" draw:layer="layout" svg:width="0.01cm" svg:height="0.023cm" svg:x="11.706cm" svg:y="12.308cm" svg:viewBox="0 0 11 24" svg:d="M7 24c-3-8-5-16-7-24 2 1 3 2 6 2 2 2 4 4 4 8 0 2 0 4 1 7 0 0 0 1-1 2s-2 3-3 5z">
          <text:p/>
        </draw:path>
        <draw:path draw:style-name="gr9" draw:text-style-name="P9" draw:layer="layout" svg:width="0.016cm" svg:height="0.016cm" svg:x="11.659cm" svg:y="12.364cm" svg:viewBox="0 0 17 17" svg:d="M12 17c-4-5-7-8-12-12 6-3 11-4 17-5-3 6-4 11-5 17z">
          <text:p/>
        </draw:path>
        <draw:path draw:style-name="gr9" draw:text-style-name="P9" draw:layer="layout" svg:width="0.012cm" svg:height="0.013cm" svg:x="11.684cm" svg:y="12.336cm" svg:viewBox="0 0 13 14" svg:d="M3 14c-1-5-1-10-3-14 5 1 8 3 13 5-4 3-7 6-10 9z">
          <text:p/>
        </draw:path>
        <draw:path draw:style-name="gr9" draw:text-style-name="P9" draw:layer="layout" svg:width="0.008cm" svg:height="0.011cm" svg:x="11.682cm" svg:y="12.444cm" svg:viewBox="0 0 9 12" svg:d="M1 12c-1-2-1-5-1-7 0-1 0-1 1-3 2-1 4-1 8-2-4 5-6 8-8 12z">
          <text:p/>
        </draw:path>
        <draw:path draw:style-name="gr9" draw:text-style-name="P9" draw:layer="layout" svg:width="0.013cm" svg:height="0.006cm" svg:x="11.647cm" svg:y="12.369cm" svg:viewBox="0 0 14 7" svg:d="M0 5c2-3 4-4 6-5 1 0 1 0 2 1 1 2 3 4 6 6-6-1-10-1-14-2z">
          <text:p/>
        </draw:path>
        <draw:path draw:style-name="gr9" draw:text-style-name="P9" draw:layer="layout" svg:width="0.008cm" svg:height="0.009cm" svg:x="11.671cm" svg:y="12.438cm" svg:viewBox="0 0 9 10" svg:d="M9 0c0 3 0 5 0 8v1c-1 0-3 0-5 0-1 0-3 1-4 1 3-3 7-7 9-10z">
          <text:p/>
        </draw:path>
        <draw:path draw:style-name="gr9" draw:text-style-name="P9" draw:layer="layout" svg:width="0.012cm" svg:height="0.008cm" svg:x="11.652cm" svg:y="12.413cm" svg:viewBox="0 0 13 9" svg:d="M0 8c1-2 2-4 3-6s1-2 3-1c2 0 5 1 7 2-5 1-9 4-13 6 0-1 0-1 0-1z">
          <text:p/>
        </draw:path>
        <draw:path draw:style-name="gr9" draw:text-style-name="P9" draw:layer="layout" svg:width="0.012cm" svg:height="0.03cm" svg:x="11.694cm" svg:y="12.442cm" svg:viewBox="0 0 13 31" svg:d="M0 30c1 1 1 0 1-1 2-5 4-11 5-16 2-4 3-9 5-13 1 0 2-1 2 0-2 0-2 1-2 2-2 7-5 15-8 24 0 1-1 3-2 5 0 0-1 0-1-1z">
          <text:p/>
        </draw:path>
        <draw:path draw:style-name="gr9" draw:text-style-name="P9" draw:layer="layout" svg:width="0.01cm" svg:height="0.005cm" svg:x="11.648cm" svg:y="12.403cm" svg:viewBox="0 0 11 6" svg:d="M0 2c4 0 8-1 11-2-1 2-2 4-3 6h-2c-2-1-4-2-6-4z">
          <text:p/>
        </draw:path>
        <draw:path draw:style-name="gr9" draw:text-style-name="P9" draw:layer="layout" svg:width="0.012cm" svg:height="0.028cm" svg:x="11.687cm" svg:y="12.44cm" svg:viewBox="0 0 13 29" svg:d="M0 27c1 0 1 0 1-1 3-9 6-16 10-24 1 0 1-1 0-1 1-1 1-1 2-1-1 3-3 6-4 9-3 6-5 11-7 17-1 1-1 2-1 3 0-1-1-1-1-2z">
          <text:p/>
        </draw:path>
        <draw:path draw:style-name="gr9" draw:text-style-name="P9" draw:layer="layout" svg:width="0.004cm" svg:height="0.007cm" svg:x="11.684cm" svg:y="12.324cm" svg:viewBox="0 0 5 8" svg:d="M1 0c2 2 3 5 4 8-5-2-6-3-4-8z">
          <text:p/>
        </draw:path>
        <draw:path draw:style-name="gr9" draw:text-style-name="P9" draw:layer="layout" svg:width="0.005cm" svg:height="0.008cm" svg:x="11.716cm" svg:y="12.315cm" svg:viewBox="0 0 6 9" svg:d="M2 9c-2-3-2-5-2-8 0-1 0-1 0-1 2 1 3 4 4 5 2 0 2 0 0 1 0 1-1 2-2 3z">
          <text:p/>
        </draw:path>
        <draw:path draw:style-name="gr9" draw:text-style-name="P9" draw:layer="layout" svg:width="0.009cm" svg:height="0.01cm" svg:x="11.67cm" svg:y="12.437cm" svg:viewBox="0 0 10 11" svg:d="M10 1c-2 3-6 7-9 10 1 0 3-1 5-1-2 1-3 1-4 1s-2 0-2 0c3-4 7-8 10-11 0 1 0 1 0 1z">
          <text:p/>
        </draw:path>
        <draw:path draw:style-name="gr9" draw:text-style-name="P9" draw:layer="layout" svg:width="0.006cm" svg:height="0.004cm" svg:x="11.654cm" svg:y="12.359cm" svg:viewBox="0 0 7 5" svg:d="M7 4c-4 2-4 2-7-4 3 1 5 2 7 4z">
          <text:p/>
        </draw:path>
        <draw:path draw:style-name="gr9" draw:text-style-name="P9" draw:layer="layout" svg:width="0.005cm" svg:height="0.005cm" svg:x="11.674cm" svg:y="12.334cm" svg:viewBox="0 0 6 6" svg:d="M5 6c1 0 0-1 0-1-2-2-3-3-3-4-1 0-1-1-2-1 1-1 2 0 2 0 4 0 4 0 4 3 0 2 0 2-1 3z">
          <text:p/>
        </draw:path>
        <draw:path draw:style-name="gr9" draw:text-style-name="P9" draw:layer="layout" svg:width="0.008cm" svg:height="0.012cm" svg:x="11.683cm" svg:y="12.444cm" svg:viewBox="0 0 9 13" svg:d="M0 12c2-4 4-8 8-12 0-1 0 0 1 0-1 2-4 5-6 8-1 2-2 4-3 5z">
          <text:p/>
        </draw:path>
        <draw:path draw:style-name="gr9" draw:text-style-name="P9" draw:layer="layout" svg:width="0cm" svg:height="0cm" svg:x="11.679cm" svg:y="12.445cm" svg:viewBox="0 0 0 1" svg:d="M0 1c0-1 0-1 0-1 0 1 0 1 0 1z">
          <text:p/>
        </draw:path>
        <draw:path draw:style-name="gr9" draw:text-style-name="P9" draw:layer="layout" svg:width="0cm" svg:height="0cm" svg:x="11.688cm" svg:y="12.468cm" svg:viewBox="0 0 1 0" svg:d="M0 0c1 0 1 0 1 0-1 0-1 0-1 0z">
          <text:p/>
        </draw:path>
        <draw:path draw:style-name="gr9" draw:text-style-name="P9" draw:layer="layout" svg:width="0.012cm" svg:height="0.015cm" svg:x="12.7cm" svg:y="12.307cm" svg:viewBox="0 0 13 16" svg:d="M6 8c1 0 1 0 2 0s1-2 1-2c-1-1-4-2-5-1 0 2 0 3 2 3zM0 8c0-2 0-3 0-5 0-3 0-3 1-3 3 0 5 0 7 0s4 2 4 4c1 2 1 4-1 6-1 1-1 1 0 2 0 1 0 2 1 2 0 2 0 2-2 2-1 0-2 0-2-2-1-1-1-1-1-2-1-1-1-1-2-1s-1 1-1 1c0 1 0 1 0 2 0 2 0 2-3 2-1 0-1-1-1-1z">
          <text:p/>
        </draw:path>
        <draw:path draw:style-name="gr1" draw:text-style-name="P1" draw:layer="layout" svg:width="1.434cm" svg:height="0.173cm" svg:x="11.325cm" svg:y="11.735cm" svg:viewBox="0 0 1435 174" svg:d="M141 131c-27 0-48-22-48-48 0-27 22-49 48-49s48 23 48 49c-1 26-22 48-48 48zM1280 0l-1124 1c-91 0-156 78-156 173l1435-1c0-94-64-173-155-173z">
          <text:p/>
        </draw:path>
        <draw:polygon draw:style-name="gr10" draw:text-style-name="P10" draw:layer="layout" svg:width="0.152cm" svg:height="0.175cm" svg:x="5.35cm" svg:y="8.923cm" svg:viewBox="0 0 153 176" draw:points="0,89 152,0 153,176">
          <text:p/>
        </draw:polygon>
        <draw:polygon draw:style-name="gr11" draw:text-style-name="P11" draw:layer="layout" svg:width="0.153cm" svg:height="0.175cm" svg:x="5.343cm" svg:y="9.023cm" svg:viewBox="0 0 154 176" draw:points="0,0 2,176 154,86">
          <text:p/>
        </draw:polygon>
        <draw:polygon draw:style-name="gr10" draw:text-style-name="P10" draw:layer="layout" svg:width="0.153cm" svg:height="0.175cm" svg:x="5.351cm" svg:y="9.12cm" svg:viewBox="0 0 154 176" draw:points="0,90 154,176 152,0">
          <text:p/>
        </draw:polygon>
        <draw:polygon draw:style-name="gr11" draw:text-style-name="P11" draw:layer="layout" svg:width="0.153cm" svg:height="0.175cm" svg:x="5.515cm" svg:y="9.12cm" svg:viewBox="0 0 154 176" draw:points="2,176 154,87 0,0">
          <text:p/>
        </draw:polygon>
        <draw:polygon draw:style-name="gr10" draw:text-style-name="P10" draw:layer="layout" svg:width="0.152cm" svg:height="0.175cm" svg:x="5.522cm" svg:y="9.02cm" svg:viewBox="0 0 153 176" draw:points="152,0 153,176 0,89">
          <text:p/>
        </draw:polygon>
        <draw:polygon draw:style-name="gr11" draw:text-style-name="P11" draw:layer="layout" svg:width="0.152cm" svg:height="0.174cm" svg:x="5.514cm" svg:y="8.923cm" svg:viewBox="0 0 153 175" draw:points="0,0 153,87 1,175">
          <text:p/>
        </draw:polygon>
        <draw:polygon draw:style-name="gr12" draw:text-style-name="P12" draw:layer="layout" svg:width="0.052cm" svg:height="0.059cm" svg:x="5.515cm" svg:y="9.038cm" svg:viewBox="0 0 53 60" draw:points="0,0 53,30 0,60">
          <text:p/>
        </draw:polygon>
        <draw:polygon draw:style-name="gr12" draw:text-style-name="P12" draw:layer="layout" svg:width="0.052cm" svg:height="0.06cm" svg:x="5.45cm" svg:y="9.038cm" svg:viewBox="0 0 53 61" draw:points="0,31 53,0 53,61">
          <text:p/>
        </draw:polygon>
        <draw:polygon draw:style-name="gr12" draw:text-style-name="P12" draw:layer="layout" svg:width="0.052cm" svg:height="0.06cm" svg:x="5.444cm" svg:y="9.079cm" svg:viewBox="0 0 53 61" draw:points="0,0 0,61 53,30">
          <text:p/>
        </draw:polygon>
        <draw:polygon draw:style-name="gr12" draw:text-style-name="P12" draw:layer="layout" svg:width="0.052cm" svg:height="0.06cm" svg:x="5.451cm" svg:y="9.12cm" svg:viewBox="0 0 53 61" draw:points="0,30 53,61 52,0">
          <text:p/>
        </draw:polygon>
        <draw:polygon draw:style-name="gr12" draw:text-style-name="P12" draw:layer="layout" svg:width="0.052cm" svg:height="0.06cm" svg:x="5.515cm" svg:y="9.12cm" svg:viewBox="0 0 53 61" draw:points="1,61 53,30 0,0">
          <text:p/>
        </draw:polygon>
        <draw:polygon draw:style-name="gr12" draw:text-style-name="P12" draw:layer="layout" svg:width="0.052cm" svg:height="0.06cm" svg:x="5.522cm" svg:y="9.078cm" svg:viewBox="0 0 53 61" draw:points="51,0 53,61 0,31">
          <text:p/>
        </draw:polygon>
        <draw:path draw:style-name="gr13" draw:text-style-name="P13" draw:layer="layout" svg:width="0.062cm" svg:height="0.089cm" svg:x="7.574cm" svg:y="5.227cm" svg:viewBox="0 0 63 90" svg:d="M5 90c-6-32-7-60 0-90 20 9 38 22 53 35 7 6 6 12-1 18-15 14-32 27-52 37z">
          <text:p/>
        </draw:path>
        <draw:path draw:style-name="gr14" draw:text-style-name="P14" draw:layer="layout" svg:width="0.076cm" svg:height="0.071cm" svg:x="7.825cm" svg:y="5.083cm" svg:viewBox="0 0 77 72" svg:d="M0 0c31 8 56 21 77 43-19 12-37 22-57 28-7 2-13-1-14-8-5-21-7-41-6-63z">
          <text:p/>
        </draw:path>
        <draw:path draw:style-name="gr15" draw:text-style-name="P15" draw:layer="layout" svg:width="0.077cm" svg:height="0.072cm" svg:x="7.635cm" svg:y="5.083cm" svg:viewBox="0 0 78 73" svg:d="M0 45c22-21 47-36 77-45 2 22 0 42-4 62-1 9-9 12-17 10-20-6-38-15-56-27z">
          <text:p/>
        </draw:path>
        <draw:path draw:style-name="gr16" draw:text-style-name="P16" draw:layer="layout" svg:width="0.078cm" svg:height="0.071cm" svg:x="7.637cm" svg:y="5.386cm" svg:viewBox="0 0 79 72" svg:d="M0 28c18-13 36-21 54-27 8-3 13 0 16 7 9 20 10 41 8 64-30-9-55-23-78-44z">
          <text:p/>
        </draw:path>
        <draw:path draw:style-name="gr17" draw:text-style-name="P17" draw:layer="layout" svg:width="0.076cm" svg:height="0.072cm" svg:x="7.828cm" svg:y="5.383cm" svg:viewBox="0 0 77 73" svg:d="M1 73c-3-23 1-44 4-65 1-6 8-9 14-7 20 7 39 14 58 26-22 20-46 37-76 46z">
          <text:p/>
        </draw:path>
        <draw:path draw:style-name="gr17" draw:text-style-name="P17" draw:layer="layout" svg:width="0.06cm" svg:height="0.088cm" svg:x="7.904cm" svg:y="5.224cm" svg:viewBox="0 0 61 89" svg:d="M56 0c6 30 7 59 0 89-19-11-36-23-52-36-6-5-4-12 2-19 15-13 30-25 50-34z">
          <text:p/>
        </draw:path>
        <draw:path draw:style-name="gr14" draw:text-style-name="P14" draw:layer="layout" svg:width="0.045cm" svg:height="0.03cm" svg:x="7.715cm" svg:y="5.134cm" svg:viewBox="0 0 46 31" svg:d="M0 25c13-9 23-17 34-25 4 4 8 8 12 12-17 20-20 24-46 13z">
          <text:p/>
        </draw:path>
        <draw:path draw:style-name="gr16" draw:text-style-name="P16" draw:layer="layout" svg:width="0.045cm" svg:height="0.029cm" svg:x="7.78cm" svg:y="5.375cm" svg:viewBox="0 0 46 30" svg:d="M12 30c-5-5-9-9-12-13 11-18 25-20 46-13-12 8-23 17-34 26z">
          <text:p/>
        </draw:path>
        <draw:path draw:style-name="gr15" draw:text-style-name="P15" draw:layer="layout" svg:width="0.035cm" svg:height="0.042cm" svg:x="7.589cm" svg:y="5.153cm" svg:viewBox="0 0 36 43" svg:d="M0 43c7-18 15-29 24-43 6 12 8 22 12 33-11 5-22 6-36 10z">
          <text:p/>
        </draw:path>
        <draw:path draw:style-name="gr15" draw:text-style-name="P15" draw:layer="layout" svg:width="0.037cm" svg:height="0.034cm" svg:x="7.663cm" svg:y="5.167cm" svg:viewBox="0 0 38 35" svg:d="M38 0c-1 24-14 32-33 35-2-5-5-10-5-18 12-5 24-11 38-17z">
          <text:p/>
        </draw:path>
        <draw:path draw:style-name="gr16" draw:text-style-name="P16" draw:layer="layout" svg:width="0.043cm" svg:height="0.027cm" svg:x="7.717cm" svg:y="5.375cm" svg:viewBox="0 0 44 28" svg:d="M0 4c12-1 23-8 35 1 12 11 12 15-3 23-10-6-20-13-30-21-1 0-1-1-2-3z">
          <text:p/>
        </draw:path>
        <draw:path draw:style-name="gr14" draw:text-style-name="P14" draw:layer="layout" svg:width="0.042cm" svg:height="0.029cm" svg:x="7.78cm" svg:y="5.135cm" svg:viewBox="0 0 43 30" svg:d="M11 0c10 9 22 14 32 23-19 11-34 10-43-12 0-3 2-4 4-6 2-3 3-6 7-5z">
          <text:p/>
        </draw:path>
        <draw:path draw:style-name="gr17" draw:text-style-name="P17" draw:layer="layout" svg:width="0.02cm" svg:height="0.046cm" svg:x="7.875cm" svg:y="5.214cm" svg:viewBox="0 0 21 47" svg:d="M18 47c-18-13-23-28-14-47 5 2 11 3 17 4-1 14-2 28-3 43z">
          <text:p/>
        </draw:path>
        <draw:path draw:style-name="gr13" draw:text-style-name="P13" draw:layer="layout" svg:width="0.032cm" svg:height="0.037cm" svg:x="7.591cm" svg:y="5.348cm" svg:viewBox="0 0 33 38" svg:d="M33 6c3 13-9 21-8 32-12-10-19-23-25-38 13 1 23 4 33 6z">
          <text:p/>
        </draw:path>
        <draw:path draw:style-name="gr17" draw:text-style-name="P17" draw:layer="layout" svg:width="0.036cm" svg:height="0.033cm" svg:x="7.84cm" svg:y="5.337cm" svg:viewBox="0 0 37 34" svg:d="M0 34c2-21 12-32 33-34 2 5 4 10 4 16-12 6-25 12-37 18z">
          <text:p/>
        </draw:path>
        <draw:path draw:style-name="gr17" draw:text-style-name="P17" draw:layer="layout" svg:width="0.032cm" svg:height="0.04cm" svg:x="7.918cm" svg:y="5.345cm" svg:viewBox="0 0 33 41" svg:d="M33 0c-7 14-14 26-22 41-5-13-8-23-11-34 11-5 21-6 33-7z">
          <text:p/>
        </draw:path>
        <draw:path draw:style-name="gr15" draw:text-style-name="P15" draw:layer="layout" svg:width="0.023cm" svg:height="0.042cm" svg:x="7.641cm" svg:y="5.218cm" svg:viewBox="0 0 24 43" svg:d="M7 43c-5-14-3-26-7-40 7-1 13-2 19-3 8 26 7 29-12 43z">
          <text:p/>
        </draw:path>
        <draw:path draw:style-name="gr16" draw:text-style-name="P16" draw:layer="layout" svg:width="0.041cm" svg:height="0.024cm" svg:x="7.752cm" svg:y="5.441cm" svg:viewBox="0 0 42 25" svg:d="M0 20c0-1 0-2 0-2 18-25 23-25 42 3-15 5-31 5-42-1z">
          <text:p/>
        </draw:path>
        <draw:path draw:style-name="gr13" draw:text-style-name="P13" draw:layer="layout" svg:width="0.019cm" svg:height="0.037cm" svg:x="7.644cm" svg:y="5.286cm" svg:viewBox="0 0 20 38" svg:d="M18 38c-6 1-12-2-18-2 0-13 1-25 3-36 18 3 20 9 15 38z">
          <text:p/>
        </draw:path>
        <draw:path draw:style-name="gr17" draw:text-style-name="P17" draw:layer="layout" svg:width="0.036cm" svg:height="0.03cm" svg:x="7.838cm" svg:y="5.167cm" svg:viewBox="0 0 37 31" svg:d="M0 0c14 2 25 12 37 16 1 6-3 11-6 15-23-2-25-5-31-31z">
          <text:p/>
        </draw:path>
        <draw:path draw:style-name="gr13" draw:text-style-name="P13" draw:layer="layout" svg:width="0.033cm" svg:height="0.031cm" svg:x="7.667cm" svg:y="5.339cm" svg:viewBox="0 0 34 32" svg:d="M0 18c4-7-1-13 2-18 26 5 32 10 32 32-13-2-22-9-34-14z">
          <text:p/>
        </draw:path>
        <draw:path draw:style-name="gr17" draw:text-style-name="P17" draw:layer="layout" svg:width="0.02cm" svg:height="0.038cm" svg:x="7.876cm" svg:y="5.282cm" svg:viewBox="0 0 21 39" svg:d="M21 35c-5 3-12 4-17 4-9-20-4-37 13-39 2 11 3 23 4 35z">
          <text:p/>
        </draw:path>
        <draw:path draw:style-name="gr14" draw:text-style-name="P14" draw:layer="layout" svg:width="0.038cm" svg:height="0.026cm" svg:x="7.745cm" svg:y="5.074cm" svg:viewBox="0 0 39 27" svg:d="M23 27c-7-7-15-16-23-26 16 0 28-4 39 2-2 12-3 13-16 24z">
          <text:p/>
        </draw:path>
        <draw:path draw:style-name="gr17" draw:text-style-name="P17" draw:layer="layout" svg:width="0.032cm" svg:height="0.036cm" svg:x="7.916cm" svg:y="5.154cm" svg:viewBox="0 0 33 37" svg:d="M33 37c-12-2-22-4-33-7 1-10 3-20 9-30 11 11 16 23 24 37z">
          <text:p/>
        </draw:path>
        <draw:path draw:style-name="gr16" draw:text-style-name="P16" draw:layer="layout" svg:width="0.037cm" svg:height="0.044cm" svg:x="7.727cm" svg:y="5.419cm" svg:viewBox="0 0 38 45" svg:d="M26 0c5 4 8 7 12 11-13 11-19 27-38 34 6-18 16-29 26-45z">
          <text:p/>
        </draw:path>
        <draw:path draw:style-name="gr14" draw:text-style-name="P14" draw:layer="layout" svg:width="0.036cm" svg:height="0.039cm" svg:x="7.776cm" svg:y="5.077cm" svg:viewBox="0 0 37 40" svg:d="M37 3c-6 15-15 26-23 37-6 1-8-5-14-7 11-11 19-23 29-32 2-2 4 0 8 2z">
          <text:p/>
        </draw:path>
        <draw:path draw:style-name="gr16" draw:text-style-name="P16" draw:layer="layout" svg:width="0.034cm" svg:height="0.036cm" svg:x="7.781cm" svg:y="5.422cm" svg:viewBox="0 0 35 37" svg:d="M35 37c-8 2-8 2-35-29 7-10 10-10 16-1 6 6 10 13 14 20 2 3 5 7 5 10z">
          <text:p/>
        </draw:path>
        <draw:path draw:style-name="gr13" draw:text-style-name="P13" draw:layer="layout" svg:width="0.046cm" svg:height="0.016cm" svg:x="7.584cm" svg:y="5.328cm" svg:viewBox="0 0 47 17" svg:d="M44 17c-14-5-32-3-44-14 16-5 31-3 46-2 2 5 0 10-2 16z">
          <text:p/>
        </draw:path>
        <draw:path draw:style-name="gr14" draw:text-style-name="P14" draw:layer="layout" svg:width="0.035cm" svg:height="0.036cm" svg:x="7.724cm" svg:y="5.08cm" svg:viewBox="0 0 36 37" svg:d="M0 0c10-2 14 1 36 29-2 4-5 7-11 8-11-10-17-23-25-37z">
          <text:p/>
        </draw:path>
        <draw:path draw:style-name="gr17" draw:text-style-name="P17" draw:layer="layout" svg:width="0.044cm" svg:height="0.016cm" svg:x="7.91cm" svg:y="5.194cm" svg:viewBox="0 0 45 17" svg:d="M0 15c0-6 0-10 3-15 14 5 30 4 42 12-11 6-26 6-45 3z">
          <text:p/>
        </draw:path>
        <draw:path draw:style-name="gr15" draw:text-style-name="P15" draw:layer="layout" svg:width="0.026cm" svg:height="0.044cm" svg:x="7.622cm" svg:y="5.139cm" svg:viewBox="0 0 27 45" svg:d="M13 45c-15-39-15-39-9-45 10 11 16 25 23 40-5 2-9 3-14 5z">
          <text:p/>
        </draw:path>
        <draw:path draw:style-name="gr13" draw:text-style-name="P13" draw:layer="layout" svg:width="0.025cm" svg:height="0.046cm" svg:x="7.624cm" svg:y="5.358cm" svg:viewBox="0 0 26 47" svg:d="M12 0c6 2 9 3 14 5-4 16-13 28-21 42-11-8-2-15 0-22 1-8 4-15 7-25z">
          <text:p/>
        </draw:path>
        <draw:path draw:style-name="gr15" draw:text-style-name="P15" draw:layer="layout" svg:width="0.045cm" svg:height="0.016cm" svg:x="7.583cm" svg:y="5.198cm" svg:viewBox="0 0 46 17" svg:d="M44 0c1 4 3 8 2 15-14 2-29 3-45 2-3-6 1-9 6-10 13-2 25-5 37-7z">
          <text:p/>
        </draw:path>
        <draw:path draw:style-name="gr17" draw:text-style-name="P17" draw:layer="layout" svg:width="0.027cm" svg:height="0.041cm" svg:x="7.892cm" svg:y="5.355cm" svg:viewBox="0 0 28 42" svg:d="M25 42c-15-8-17-25-25-37 5-2 10-3 14-5 5 13 9 26 14 40-1 1-2 1-3 2z">
          <text:p/>
        </draw:path>
        <draw:path draw:style-name="gr17" draw:text-style-name="P17" draw:layer="layout" svg:width="0.043cm" svg:height="0.016cm" svg:x="7.911cm" svg:y="5.324cm" svg:viewBox="0 0 44 17" svg:d="M5 17c-4-6-4-10-5-14 14-3 29-4 44-1-11 13-27 7-39 15z">
          <text:p/>
        </draw:path>
        <draw:path draw:style-name="gr13" draw:text-style-name="P13" draw:layer="layout" svg:width="0.038cm" svg:height="0.028cm" svg:x="7.648cm" svg:y="5.366cm" svg:viewBox="0 0 39 29" svg:d="M13 0c9 3 16 7 26 10-13 6-24 13-39 19 6-11 9-19 13-29z">
          <text:p/>
        </draw:path>
        <draw:path draw:style-name="gr15" draw:text-style-name="P15" draw:layer="layout" svg:width="0.032cm" svg:height="0.025cm" svg:x="7.601cm" svg:y="5.223cm" svg:viewBox="0 0 33 26" svg:d="M30 0c3 8 4 17 3 26-12-7-22-15-33-22 10-4 20-3 30-4z">
          <text:p/>
        </draw:path>
        <draw:path draw:style-name="gr16" draw:text-style-name="P16" draw:layer="layout" svg:width="0.021cm" svg:height="0.042cm" svg:x="7.721cm" svg:y="5.397cm" svg:viewBox="0 0 22 43" svg:d="M6 43c-2-17-4-29-6-43 8 6 16 10 22 14-2 11-10 17-16 29z">
          <text:p/>
        </draw:path>
        <draw:path draw:style-name="gr17" draw:text-style-name="P17" draw:layer="layout" svg:width="0.036cm" svg:height="0.024cm" svg:x="7.857cm" svg:y="5.365cm" svg:viewBox="0 0 37 25" svg:d="M0 10c9-5 16-9 25-10 3 7 7 15 12 25-14-4-24-11-37-15z">
          <text:p/>
        </draw:path>
        <draw:path draw:style-name="gr17" draw:text-style-name="P17" draw:layer="layout" svg:width="0.018cm" svg:height="0.042cm" svg:x="7.895cm" svg:y="5.137cm" svg:viewBox="0 0 19 43" svg:d="M18 0c4 16-7 28-8 41-5 3-7 1-10-1 0-15 5-28 18-40z">
          <text:p/>
        </draw:path>
        <draw:path draw:style-name="gr14" draw:text-style-name="P14" draw:layer="layout" svg:width="0.018cm" svg:height="0.04cm" svg:x="7.719cm" svg:y="5.102cm" svg:viewBox="0 0 19 41" svg:d="M0 41c2-15 3-27 4-41 7 9 15 15 15 26-6 5-12 9-19 15z">
          <text:p/>
        </draw:path>
        <draw:path draw:style-name="gr17" draw:text-style-name="P17" draw:layer="layout" svg:width="0.031cm" svg:height="0.023cm" svg:x="7.907cm" svg:y="5.291cm" svg:viewBox="0 0 32 24" svg:d="M0 0c10 6 20 14 32 22-12 1-20 2-29 2-5-7-2-16-3-24z">
          <text:p/>
        </draw:path>
        <draw:path draw:style-name="gr13" draw:text-style-name="P13" draw:layer="layout" svg:width="0.029cm" svg:height="0.026cm" svg:x="7.605cm" svg:y="5.292cm" svg:viewBox="0 0 30 27" svg:d="M28 27c-9 0-18-1-28-3 10-9 19-16 29-24 3 9 0 17-1 27z">
          <text:p/>
        </draw:path>
        <draw:path draw:style-name="gr16" draw:text-style-name="P16" draw:layer="layout" svg:width="0.019cm" svg:height="0.033cm" svg:x="7.8cm" svg:y="5.403cm" svg:viewBox="0 0 20 34" svg:d="M17 34c-5-9-14-16-17-26 5-4 11-10 20-8 0 11-1 22-3 34z">
          <text:p/>
        </draw:path>
        <draw:path draw:style-name="gr14" draw:text-style-name="P14" draw:layer="layout" svg:width="0.022cm" svg:height="0.037cm" svg:x="7.797cm" svg:y="5.102cm" svg:viewBox="0 0 23 38" svg:d="M23 38c-11-4-17-8-23-14 5-9 10-17 14-24 7 11 4 25 9 38z">
          <text:p/>
        </draw:path>
        <draw:path draw:style-name="gr17" draw:text-style-name="P17" draw:layer="layout" svg:width="0.028cm" svg:height="0.026cm" svg:x="7.906cm" svg:y="5.221cm" svg:viewBox="0 0 29 27" svg:d="M29 4c-8 8-18 12-27 23-3-10-1-18 1-26 9-2 17 0 26 3z">
          <text:p/>
        </draw:path>
        <draw:path draw:style-name="gr17" draw:text-style-name="P17" draw:layer="layout" svg:width="0.033cm" svg:height="0.025cm" svg:x="7.857cm" svg:y="5.146cm" svg:viewBox="0 0 34 26" svg:d="M23 26c-9-1-15-5-23-10 11-5 21-9 34-16-5 11-8 18-11 26z">
          <text:p/>
        </draw:path>
        <draw:path draw:style-name="gr15" draw:text-style-name="P15" draw:layer="layout" svg:width="0.029cm" svg:height="0.019cm" svg:x="7.65cm" svg:y="5.154cm" svg:viewBox="0 0 30 20" svg:d="M8 20c-3-6-5-11-8-19 12-5 19 4 30 8-7 7-15 8-22 11z">
          <text:p/>
        </draw:path>
        <draw:path draw:style-name="gr16" draw:text-style-name="P16" draw:layer="layout" svg:width="0.022cm" svg:height="0.023cm" svg:x="7.76cm" svg:y="5.398cm" svg:viewBox="0 0 23 24" svg:d="M12 0c4 5 9 8 11 13-2 5-6 8-10 11-6-1-9-7-13-11 2-6 8-7 12-13z">
          <text:p/>
        </draw:path>
        <draw:path draw:style-name="gr13" draw:text-style-name="P13" draw:layer="layout" svg:width="0.018cm" svg:height="0.018cm" svg:x="7.639cm" svg:y="5.332cm" svg:viewBox="0 0 19 19" svg:d="M15 19c-6 0-10-1-14-3-2-5 1-9 1-15 7-3 12 1 17 1 1 7-1 12-4 17z">
          <text:p/>
        </draw:path>
        <draw:path draw:style-name="gr14" draw:text-style-name="P14" draw:layer="layout" svg:width="0.02cm" svg:height="0.017cm" svg:x="7.758cm" svg:y="5.119cm" svg:viewBox="0 0 21 18" svg:d="M8 18c-4-3-7-5-8-9 10-12 10-12 21-3 1 10-7 9-13 12z">
          <text:p/>
        </draw:path>
        <draw:path draw:style-name="gr17" draw:text-style-name="P17" draw:layer="layout" svg:width="0.018cm" svg:height="0.019cm" svg:x="7.883cm" svg:y="5.187cm" svg:viewBox="0 0 19 20" svg:d="M19 5c-1 6-2 10-4 15-5 0-10-1-15-3-1-5 0-10 3-16 5-2 9 1 16 4z">
          <text:p/>
        </draw:path>
        <draw:path draw:style-name="gr15" draw:text-style-name="P15" draw:layer="layout" svg:width="0.019cm" svg:height="0.02cm" svg:x="7.638cm" svg:y="5.189cm" svg:viewBox="0 0 20 21" svg:d="M20 17c-6 2-11 3-16 4-4-4-4-9-4-14 4-4 8-5 14-7 2 7 4 12 6 17z">
          <text:p/>
        </draw:path>
        <draw:path draw:style-name="gr17" draw:text-style-name="P17" draw:layer="layout" svg:width="0.018cm" svg:height="0.019cm" svg:x="7.884cm" svg:y="5.329cm" svg:viewBox="0 0 19 20" svg:d="M14 0c4 6 5 10 5 14-5 3-9 5-14 6-4-4-4-9-5-13 4-5 9-4 14-7z">
          <text:p/>
        </draw:path>
        <draw:path draw:style-name="gr14" draw:text-style-name="P14" draw:layer="layout" svg:width="0.019cm" svg:height="0.01cm" svg:x="7.762cm" svg:y="5.156cm" svg:viewBox="0 0 20 11" svg:d="M20 10c-8 1-14 1-20 0 0-6 2-8 6-10 6 1 9 5 14 10z">
          <text:p/>
        </draw:path>
        <draw:path draw:style-name="gr15" draw:text-style-name="P15" draw:layer="layout" svg:width="0.015cm" svg:height="0.02cm" svg:x="7.67cm" svg:y="5.208cm" svg:viewBox="0 0 16 21" svg:d="M4 21c-2-7-3-10-4-15 4-4 9-4 16-6-4 7-8 13-12 21z">
          <text:p/>
        </draw:path>
        <draw:path draw:style-name="gr17" draw:text-style-name="P17" draw:layer="layout" svg:width="0.012cm" svg:height="0.017cm" svg:x="7.857cm" svg:y="5.311cm" svg:viewBox="0 0 13 18" svg:d="M7 0c5 5 5 10 6 14-4 3-8 4-13 4 1-6 5-12 7-18z">
          <text:p/>
        </draw:path>
        <draw:path draw:style-name="gr16" draw:text-style-name="P16" draw:layer="layout" svg:width="0.021cm" svg:height="0.01cm" svg:x="7.761cm" svg:y="5.373cm" svg:viewBox="0 0 22 11" svg:d="M22 1c-5 4-7 8-10 10-6 0-8-4-12-8 6-5 13-2 22-2z">
          <text:p/>
        </draw:path>
        <draw:polygon draw:style-name="gr17" draw:text-style-name="P17" draw:layer="layout" svg:width="0cm" svg:height="0cm" svg:x="7.933cm" svg:y="5.223cm" svg:viewBox="0 0 1 1" draw:points="0,1 1,0">
          <text:p/>
        </draw:polygon>
        <draw:polygon draw:style-name="gr16" draw:text-style-name="P16" draw:layer="layout" svg:width="0cm" svg:height="0cm" svg:x="7.816cm" svg:y="5.436cm" svg:viewBox="0 0 0 1" draw:points="0,0 0,1">
          <text:p/>
        </draw:polygon>
        <draw:path draw:style-name="gr18" draw:text-style-name="P18" draw:layer="layout" svg:width="0.144cm" svg:height="0.144cm" svg:x="11.196cm" svg:y="5.968cm" svg:viewBox="0 0 145 145" svg:d="M39 91c-7-13-6-29 3-41s24-18 39-14c16 4 27 16 29 31s-5 30-19 38c-18 11-41 4-52-14zM135 36c-15-25-44-39-73-35s-52 25-60 53c-7 28 4 59 27 77 23 17 54 19 80 4 34-20 46-65 26-99z">
          <text:p/>
        </draw:path>
        <draw:path draw:style-name="gr18" draw:text-style-name="P18" draw:layer="layout" svg:width="1.044cm" svg:height="0.882cm" svg:x="10.861cm" svg:y="5.58cm" svg:viewBox="0 0 1045 883" svg:d="M37 328l33-19 307 519-33 20c-2 1-3 1-4 0-2 0-3-1-4-2l-301-510c-1-2-1-3-1-5 1-1 2-2 3-3zM387 69l353 597-333 147-308-524zM638 171c-8 48 1 97 25 139 25 42 64 74 110 89 33 63 14 140-45 179l-269-456c63-32 141-12 179 48zM753 58c39-23 85-29 129-18s82 40 104 79c23 40 30 86 19 130-12 44-40 81-79 104s-86 29-129 18c-44-11-81-40-104-79s-30-85-18-129c11-44 39-82 78-105zM361 877l47-27 364-160c4-2 8-6 9-10 2-5 1-10-1-14l-35-58c32-21 57-52 69-88 13-36 13-75 1-111 50 6 102-7 144-37 41-29 70-74 81-124s2-103-24-147c-26-45-68-77-117-92s-101-11-148 11c-46 22-82 61-101 108-26-28-60-47-98-53-37-7-77 0-111 18l-34-58c-2-5-7-8-11-9-5 0-10 1-14 4l-315 241-47 28c-19 11-26 35-15 54l302 510c5 10 14 16 24 19 10 2 21 1 30-5z">
          <text:p/>
        </draw:path>
        <draw:path draw:style-name="gr19" draw:text-style-name="P19" draw:layer="layout" svg:width="0.71cm" svg:height="0.691cm" svg:x="7.623cm" svg:y="7.403cm" svg:viewBox="0 0 711 692" svg:d="M422 511c22-3 40-6 58-12 63-21 98-69 102-143 3-40-4-78-31-110-4-5-3-9-1-15 6-24 4-49-3-73-3-10-7-13-17-12-28 3-51 16-74 30-8 5-14 6-23 4-51-12-102-12-154 0-8 2-14 1-21-3-21-14-43-25-69-30-13-3-21 0-24 15-5 23-7 46-1 69 2 7 1 12-3 18-72 97-19 233 99 257 9 1 18 3 30 5-10 14-18 29-21 45 0 5-6 6-10 7-36 13-69 3-90-31-6-7-11-15-17-21-8-7-16-14-26-16-10-3-23-7-28 3-5 9 8 13 15 18 15 12 26 28 32 45 15 40 46 52 85 52 10 0 19-1 29-3 8-1 9 2 9 9 0 16 0 33 0 50 0 20-10 27-29 20-48-16-91-41-126-76-102-102-138-224-95-361 41-138 139-222 280-247 196-34 381 103 410 299 23 165-72 326-227 383-28 11-37 4-37-26 1-26 1-52 1-78 0-25-3-51-23-72z">
          <text:p/>
        </draw:path>
        <draw:path draw:style-name="gr20" draw:text-style-name="P20" draw:layer="layout" svg:width="0.233cm" svg:height="0.32cm" svg:x="7.412cm" svg:y="8.15cm" svg:viewBox="0 0 234 321" svg:d="M234 219c0 22 0 45 0 68 0 8-3 13-10 16-52 23-104 25-156 2-31-13-50-39-58-71-14-51-13-102 3-153 15-42 44-69 89-77 35-6 70-5 105 5 13 5 16 12 12 24-3 12-2 27-10 35-8 9-22-4-34-4-12 1-23-1-34 0-39 1-60 18-69 56-6 30-6 60 2 90 11 40 47 60 88 48 5-1 7-4 7-9 0-15-1-29 0-44 0-7-3-8-10-9-33-2-33-2-33-35 0-23 0-23 22-23s44 1 66 0c16-1 22 3 20 19-1 21 0 41 0 62z">
          <text:p/>
        </draw:path>
        <draw:path draw:style-name="gr20" draw:text-style-name="P20" draw:layer="layout" svg:width="0.218cm" svg:height="0.303cm" svg:x="7.935cm" svg:y="8.161cm" svg:viewBox="0 0 219 304" svg:d="M0 153c0-46 1-92 0-137 0-11 2-17 15-16 11 2 23 1 34 1 13-2 17 2 17 16-1 28 0 57-1 85 0 10 3 12 12 12 21-1 42-1 63 0 10 0 13-2 13-12-1-30 0-59 0-88-1-11 2-14 13-13 15 0 28 0 42 0 8-1 11 3 11 11 0 93 0 188 0 281 0 9-4 11-12 11-14-1-28-1-43 0-9 0-12-4-12-12 1-35 0-70 1-104 0-11-3-15-14-14-21 0-41 0-62 0-9-1-12 2-12 11 1 34 0 68 1 102 0 14-5 18-18 17-12-1-23-1-35 0-11 1-13-4-13-13 1-46 0-92 0-138z">
          <text:p/>
        </draw:path>
        <draw:path draw:style-name="gr20" draw:text-style-name="P20" draw:layer="layout" svg:width="0.197cm" svg:height="0.311cm" svg:x="8.399cm" svg:y="8.16cm" svg:viewBox="0 0 198 312" svg:d="M65 202c0 10 0 20 0 29-1 11-1 21 14 25 21 5 38 3 46-8 11-16 11-72-1-89-9-13-24-14-46-9-16 4-13 15-13 26 0 9 0 18 0 26zM66 107c18-8 34-13 52-13 41 0 66 19 75 59 7 34 6 68-2 101-11 46-44 65-94 56-10-2-20-6-30-10-8-2-16-15-20 3-1 4-42 4-45 1s-2-7-2-11c0-92 0-184 0-277 0-10 2-14 12-13 17 1 40-8 51 3 10 10 3 31 3 47 1 18 0 35 0 54z">
          <text:p/>
        </draw:path>
        <draw:path draw:style-name="gr20" draw:text-style-name="P20" draw:layer="layout" svg:width="0.192cm" svg:height="0.213cm" svg:x="8.179cm" svg:y="8.256cm" svg:viewBox="0 0 193 214" svg:d="M191 104c0 29-1 59 0 88 1 14-4 17-16 16-7-1-14 0-21 0-2 0-7-1-7-2-5-20-15-5-22-2-27 11-54 13-82 6-23-6-38-22-40-46-6-52-2-103-3-154 0-8 4-9 10-9 14 0 29 1 43 0 11-1 13 4 13 14 0 37 0 74 0 112 0 11-2 25 12 31 15 6 30 2 43-7 7-3 4-9 4-14 0-40 1-81 0-121 0-11 3-16 14-15 16 2 38-6 48 3 11 10 3 31 4 46 1 18 0 36 0 54z">
          <text:p/>
        </draw:path>
        <draw:path draw:style-name="gr20" draw:text-style-name="P20" draw:layer="layout" svg:width="0.147cm" svg:height="0.271cm" svg:x="7.762cm" svg:y="8.198cm" svg:viewBox="0 0 148 272" svg:d="M36 167c0-13-1-25 0-38 1-10-2-15-14-14-7 0-19 6-21-9-3-28-1-36 17-40 15-2 19-9 18-23-1-13-6-31 2-39 9-8 26-2 39-3 23 0 23 0 23 24 0 34 0 34 33 35 10 0 15 2 13 13 0 2 0 4 0 5 0 36 1 36-35 37-10 0-11 4-11 12 0 21 0 41 0 62 0 24 8 32 32 30 13-1 16 3 16 15-1 37-2 38-39 38-50 0-73-23-73-73 0-11 0-22 0-32z">
          <text:p/>
        </draw:path>
        <draw:path draw:style-name="gr20" draw:text-style-name="P20" draw:layer="layout" svg:width="0.067cm" svg:height="0.208cm" svg:x="7.677cm" svg:y="8.256cm" svg:viewBox="0 0 68 209" svg:d="M66 104c0 31 0 62 0 92 0 10-3 13-13 13-13-1-27-1-41 0-9 0-12-4-12-13 0-61 0-122 0-183 0-7 2-12 10-11 1 0 2 0 3 0 17 1 39-7 49 3 11 10 3 31 4 48 0 17 0 34 0 51z">
          <text:p/>
        </draw:path>
        <draw:path draw:style-name="gr20" draw:text-style-name="P20" draw:layer="layout" svg:width="0.072cm" svg:height="0.073cm" svg:x="7.674cm" svg:y="8.168cm" svg:viewBox="0 0 73 74" svg:d="M73 37c0 21-16 38-36 37-21 0-38-18-37-38s19-36 38-36c20 1 35 18 35 37z">
          <text:p/>
        </draw:path>
        <draw:path draw:style-name="gr1" draw:text-style-name="P1" draw:layer="layout" svg:width="1.487cm" svg:height="1.082cm" svg:x="7.22cm" svg:y="9.826cm" svg:viewBox="0 0 1488 1083" svg:d="M1373 1083h-1259c-63 0-114-51-114-114v-854c0-63 51-114 114-114l1259-1c63 0 114 52 114 115l1 853c0 63-52 115-115 115z">
          <text:p/>
        </draw:path>
        <draw:path draw:style-name="gr18" draw:text-style-name="P18" draw:layer="layout" svg:width="1.606cm" svg:height="1.126cm" svg:x="7.11cm" svg:y="9.816cm" svg:viewBox="0 0 1607 1127" svg:d="M185 945c3 0 6 2 9 4 2 4 5 8 9 10 3 9 1 18-7 25l-124 102c-10 8-23 7-31-3s-7-23 3-31l125-102c4-4 10-5 16-5zM1314 651h77c-5 60-29 118-75 164-26 26-55 45-87 58 2-3 3-5 5-7 50-60 77-137 80-215zM1152 652l126-1c-4 70-28 139-72 192-16 18-33 35-51 47h-3zM991 652h125v238h-3c-18-12-35-29-51-47-44-53-67-122-71-191zM878 652h76c4 77 30 154 81 214 1 2 3 4 5 7-32-13-62-32-88-58-45-46-70-104-74-163zM600 615c-4 0-7 2-10 5l-148 147-67-66c-3-5-8-7-13-7-5-1-10 1-14 5-3 4-5 9-5 14s3 10 7 13l80 80c7 7 18 7 25 0l160-160c6-6 8-14 4-21-3-7-11-11-19-10zM497 484c64 0 128 27 172 81 78 94 64 234-30 313-94 78-232 65-310-28-1-2-3-4-5-5-76-95-62-233 32-310 41-34 91-51 141-51zM497 448c-58 0-116 19-164 59-105 87-123 239-46 348l-74 63c-7-5-16-8-25-9-15-1-30 3-43 13l-124 102c-24 20-28 57-8 82 21 24 57 28 82 8l125-102c20-16 26-44 17-66l74-61c92 97 246 108 351 21 110-91 125-254 34-364-51-62-124-94-199-94zM1229 395c31 13 61 31 87 57 45 45 70 104 74 163h-76c-3-78-30-155-80-215-2-2-4-3-5-5zM1040 395c-2 2-4 3-5 5-51 60-77 137-81 215h-76c4-59 29-118 74-163 26-26 56-44 88-57zM1152 377c1 0 2 0 3 0 18 12 35 28 51 46 44 53 68 122 72 192h-126zM1113 377c1 0 2 0 3 0v238h-125c3-70 27-139 71-192 16-18 33-34 51-46zM1134 341c-75 0-150 28-207 85-115 115-115 300 0 415 114 115 300 115 415-1 114-114 114-300 0-414-58-57-133-85-208-85zM571 76v63h55v-63zM451 76v63h55v-63zM330 139h56v-63h-56zM210 76v63h56v-63zM226 37l1257-1c49 0 88 39 88 88v50h-1434v-49c0-50 40-88 89-88zM226 0c-69 0-126 56-126 125v775c0 5 2 10 5 13 4 4 8 6 13 6s10-2 13-6c5-3 7-8 6-13v-689l1434-1v772c0 49-39 88-88 88h-1257c-5 0-10 2-13 6-3 3-5 8-5 13 0 4 2 9 5 13 3 3 8 5 13 5l1257-1c69 0 124-55 124-124v-858c0-68-56-124-124-124z">
          <text:p/>
        </draw:path>
        <draw:path draw:style-name="gr18" draw:text-style-name="P18" draw:layer="layout" svg:width="0.378cm" svg:height="0.474cm" svg:x="12.9cm" svg:y="5.117cm" svg:viewBox="0 0 379 475" svg:d="M95 294c-32-54-14-124 41-155 54-32 122-14 155 41 31 55 13 123-42 154-54 32-123 14-154-40zM346 147c-82-139-291-147-291-147 0 0-112 160-16 326 97 167 292 148 292 148 0 0 97-185 15-327z">
          <text:p/>
        </draw:path>
        <draw:path draw:style-name="gr18" draw:text-style-name="P18" draw:layer="layout" svg:width="0.096cm" svg:height="0.096cm" svg:x="13.044cm" svg:y="5.305cm" svg:viewBox="0 0 97 97" svg:d="M73 91c-23 13-53 5-67-18-13-23-5-52 18-67 23-13 53-5 67 19 13 23 5 52-18 66z">
          <text:p/>
        </draw:path>
        <draw:path draw:style-name="gr18" draw:text-style-name="P18" draw:layer="layout" svg:width="0.547cm" svg:height="0.353cm" svg:x="7.72cm" svg:y="14.291cm" svg:viewBox="0 0 548 354" svg:d="M273 290c64 0 114-50 114-113 0-62-50-112-114-112-63 0-112 50-112 113 0 62 50 112 112 112zM273 0c162-1 275 177 275 177 0 0-82 177-274 177-193 1-274-176-274-176 0 0 111-178 273-178z">
          <text:p/>
        </draw:path>
        <draw:path draw:style-name="gr18" draw:text-style-name="P18" draw:layer="layout" svg:width="0.097cm" svg:height="0.097cm" svg:x="7.945cm" svg:y="14.419cm" svg:viewBox="0 0 98 98" svg:d="M0 50c0 26 22 48 48 48 28 0 50-22 50-49-1-27-22-49-50-49-26 0-48 22-48 50z">
          <text:p/>
        </draw:path>
        <draw:path draw:style-name="gr18" draw:text-style-name="P18" draw:layer="layout" svg:width="0.377cm" svg:height="0.475cm" svg:x="2.541cm" svg:y="5.301cm" svg:viewBox="0 0 378 476" svg:d="M284 294c31-55 12-123-42-155-54-31-122-13-154 43-31 54-12 122 42 153s122 13 154-41zM33 149c80-140 289-149 289-149 0 0 114 160 17 326-96 167-289 149-289 149 0 0-99-185-17-326z">
          <text:p/>
        </draw:path>
        <draw:path draw:style-name="gr18" draw:text-style-name="P18" draw:layer="layout" svg:width="0.096cm" svg:height="0.097cm" svg:x="2.678cm" svg:y="5.489cm" svg:viewBox="0 0 97 98" svg:d="M24 91c23 14 54 6 67-17s5-54-18-67c-24-14-54-5-67 18-13 24-5 53 18 66z">
          <text:p/>
        </draw:path>
        <draw:frame draw:style-name="gr5" draw:text-style-name="P6" draw:layer="layout" svg:width="1.949cm" svg:height="0.391cm" svg:x="1.06cm" svg:y="2.345cm">
          <draw:text-box>
            <text:p text:style-name="P5"><text:span text:style-name="T1">B</text:span><text:span text:style-name="T1">e</text:span><text:span text:style-name="T1">n</text:span><text:span text:style-name="T1">c</text:span><text:span text:style-name="T1">h</text:span><text:span text:style-name="T1">m</text:span><text:span text:style-name="T1">a</text:span><text:span text:style-name="T1">r</text:span><text:span text:style-name="T1">k</text:span><text:span text:style-name="T1">i</text:span><text:span text:style-name="T1">n</text:span><text:span text:style-name="T1">g</text:span></text:p>
          </draw:text-box>
        </draw:frame>
        <draw:frame draw:style-name="gr21" draw:text-style-name="P21" draw:layer="layout" svg:width="1.111cm" svg:height="0.501cm" draw:transform="rotate (0.00296705972839036) translate (7.458cm 13.749cm)">
          <draw:text-box>
            <text:p text:style-name="P5"><text:span text:style-name="T2">U</text:span><text:span text:style-name="T2">S</text:span><text:span text:style-name="T2">E</text:span><text:span text:style-name="T2">R</text:span><text:span text:style-name="T2">S</text:span></text:p>
          </draw:text-box>
        </draw:frame>
        <draw:frame draw:style-name="gr21" draw:text-style-name="P21" draw:layer="layout" svg:width="2.038cm" svg:height="0.501cm" draw:transform="rotate (1.04841928167299) translate (2.333cm 6.491cm)">
          <draw:text-box>
            <text:p text:style-name="P5"><text:span text:style-name="T2">DEVELOPER</text:span></text:p>
          </draw:text-box>
        </draw:frame>
        <draw:frame draw:style-name="gr21" draw:text-style-name="P21" draw:layer="layout" svg:width="1.691cm" svg:height="0.501cm" draw:transform="rotate (-1.04405595854301) translate (12.511cm 4.672cm)">
          <draw:text-box>
            <text:p text:style-name="P5"><text:span text:style-name="T2">CURATOR</text:span></text:p>
          </draw:text-box>
        </draw:frame>
        <draw:frame draw:style-name="gr5" draw:text-style-name="P6" draw:layer="layout" svg:width="1.835cm" svg:height="0.391cm" draw:transform="rotate (-0.00139626340159562) translate (6.292cm 13.001cm)">
          <draw:text-box>
            <text:p text:style-name="P5"><text:span text:style-name="T3">WorkﬂowHub</text:span></text:p>
          </draw:text-box>
        </draw:frame>
        <draw:frame draw:style-name="gr5" draw:text-style-name="P6" draw:layer="layout" svg:width="1.717cm" svg:height="0.391cm" draw:transform="rotate (-0.00139626340159562) translate (3.061cm 13cm)">
          <draw:text-box>
            <text:p text:style-name="P5"><text:span text:style-name="T3">OpenEBench</text:span></text:p>
          </draw:text-box>
        </draw:frame>
        <draw:frame draw:style-name="gr5" draw:text-style-name="P6" draw:layer="layout" svg:width="0.895cm" svg:height="0.391cm" draw:transform="rotate (-0.00139626340159562) translate (5.065cm 13.003cm)">
          <draw:text-box>
            <text:p text:style-name="P5"><text:span text:style-name="T3">Galaxy</text:span></text:p>
          </draw:text-box>
        </draw:frame>
        <draw:frame draw:style-name="gr5" draw:text-style-name="P6" draw:layer="layout" svg:width="1.153cm" svg:height="0.391cm" draw:transform="rotate (-0.00139626340159562) translate (8.221cm 13.008cm)">
          <draw:text-box>
            <text:p text:style-name="P5"><text:span text:style-name="T3">bio.tools</text:span></text:p>
          </draw:text-box>
        </draw:frame>
        <draw:frame draw:style-name="gr5" draw:text-style-name="P6" draw:layer="layout" svg:width="1.839cm" svg:height="0.391cm" draw:transform="rotate (-0.00139626340159562) translate (9.563cm 13.01cm)">
          <draw:text-box>
            <text:p text:style-name="P5"><text:span text:style-name="T3">Biocontainers</text:span></text:p>
          </draw:text-box>
        </draw:frame>
        <draw:frame draw:style-name="gr5" draw:text-style-name="P6" draw:layer="layout" svg:width="1.251cm" svg:height="0.391cm" draw:transform="rotate (-0.00139626340159562) translate (11.453cm 13.012cm)">
          <draw:text-box>
            <text:p text:style-name="P5"><text:span text:style-name="T3">Bioconda</text:span></text:p>
          </draw:text-box>
        </draw:frame>
        <draw:frame draw:style-name="gr22" draw:text-style-name="P22" draw:layer="layout" svg:width="0.246cm" svg:height="0.335cm" draw:transform="rotate (1.44059476459612) translate (5.372cm 8.766cm)">
          <draw:text-box>
            <text:p text:style-name="P5"><text:span text:style-name="T4">G</text:span></text:p>
          </draw:text-box>
        </draw:frame>
        <draw:frame draw:style-name="gr22" draw:text-style-name="P22" draw:layer="layout" svg:width="0.246cm" svg:height="0.335cm" draw:transform="rotate (1.33604954240166) translate (5.402cm 8.58cm)">
          <draw:text-box>
            <text:p text:style-name="P5"><text:span text:style-name="T4">A</text:span></text:p>
          </draw:text-box>
        </draw:frame>
        <draw:frame draw:style-name="gr22" draw:text-style-name="P22" draw:layer="layout" svg:width="0.246cm" svg:height="0.335cm" draw:transform="rotate (1.31021866947214) translate (5.44cm 8.421cm)">
          <draw:text-box>
            <text:p text:style-name="P5"><text:span text:style-name="T4">4</text:span></text:p>
          </draw:text-box>
        </draw:frame>
        <draw:frame draw:style-name="gr22" draw:text-style-name="P22" draw:layer="layout" svg:width="0.246cm" svg:height="0.335cm" draw:transform="rotate (1.28613312579462) translate (5.475cm 8.293cm)">
          <draw:text-box>
            <text:p text:style-name="P5"><text:span text:style-name="T4">G</text:span></text:p>
          </draw:text-box>
        </draw:frame>
        <draw:frame draw:style-name="gr22" draw:text-style-name="P22" draw:layer="layout" svg:width="0.246cm" svg:height="0.335cm" draw:transform="rotate (1.2610003845659) translate (5.523cm 8.129cm)">
          <draw:text-box>
            <text:p text:style-name="P5"><text:span text:style-name="T4">H</text:span></text:p>
          </draw:text-box>
        </draw:frame>
        <draw:frame draw:style-name="gr22" draw:text-style-name="P22" draw:layer="layout" svg:width="0.246cm" svg:height="0.335cm" draw:transform="rotate (1.24546695422315) translate (5.574cm 7.969cm)">
          <draw:text-box>
            <text:p text:style-name="P5"><text:span text:style-name="T4"><text:s/></text:span></text:p>
          </draw:text-box>
        </draw:frame>
        <draw:frame draw:style-name="gr22" draw:text-style-name="P22" draw:layer="layout" svg:width="0.246cm" svg:height="0.335cm" draw:transform="rotate (1.23359871530959) translate (5.591cm 7.919cm)">
          <draw:text-box>
            <text:p text:style-name="P5"><text:span text:style-name="T4">a</text:span></text:p>
          </draw:text-box>
        </draw:frame>
        <draw:frame draw:style-name="gr22" draw:text-style-name="P22" draw:layer="layout" svg:width="0.246cm" svg:height="0.335cm" draw:transform="rotate (1.21614542278965) translate (5.632cm 7.802cm)">
          <draw:text-box>
            <text:p text:style-name="P5"><text:span text:style-name="T4">n</text:span></text:p>
          </draw:text-box>
        </draw:frame>
        <draw:frame draw:style-name="gr22" draw:text-style-name="P22" draw:layer="layout" svg:width="0.246cm" svg:height="0.335cm" draw:transform="rotate (1.19834306441931) translate (5.679cm 7.676cm)">
          <draw:text-box>
            <text:p text:style-name="P5"><text:span text:style-name="T4">d</text:span></text:p>
          </draw:text-box>
        </draw:frame>
        <draw:frame draw:style-name="gr22" draw:text-style-name="P22" draw:layer="layout" svg:width="0.246cm" svg:height="0.335cm" draw:transform="rotate (1.18595122673015) translate (5.728cm 7.551cm)">
          <draw:text-box>
            <text:p text:style-name="P5"><text:span text:style-name="T4"><text:s/></text:span></text:p>
          </draw:text-box>
        </draw:frame>
        <draw:frame draw:style-name="gr22" draw:text-style-name="P22" draw:layer="layout" svg:width="0.246cm" svg:height="0.335cm" draw:transform="rotate (1.17216312563939) translate (5.748cm 7.502cm)">
          <draw:text-box>
            <text:p text:style-name="P5"><text:span text:style-name="T4">B</text:span></text:p>
          </draw:text-box>
        </draw:frame>
        <draw:frame draw:style-name="gr22" draw:text-style-name="P22" draw:layer="layout" svg:width="0.246cm" svg:height="0.335cm" draw:transform="rotate (1.15767689284784) translate (5.806cm 7.364cm)">
          <draw:text-box>
            <text:p text:style-name="P5"><text:span text:style-name="T4">i</text:span></text:p>
          </draw:text-box>
        </draw:frame>
        <draw:frame draw:style-name="gr22" draw:text-style-name="P22" draw:layer="layout" svg:width="0.246cm" svg:height="0.335cm" draw:transform="rotate (1.14388879175708) translate (5.83cm 7.309cm)">
          <draw:text-box>
            <text:p text:style-name="P5"><text:span text:style-name="T4">o</text:span></text:p>
          </draw:text-box>
        </draw:frame>
        <draw:frame draw:style-name="gr22" draw:text-style-name="P22" draw:layer="layout" svg:width="0.246cm" svg:height="0.335cm" draw:transform="rotate (1.12608643338674) translate (5.886cm 7.185cm)">
          <draw:text-box>
            <text:p text:style-name="P5"><text:span text:style-name="T4">s</text:span></text:p>
          </draw:text-box>
        </draw:frame>
        <draw:frame draw:style-name="gr22" draw:text-style-name="P22" draw:layer="layout" svg:width="0.246cm" svg:height="0.335cm" draw:transform="rotate (1.1093312725676) translate (5.931cm 7.092cm)">
          <draw:text-box>
            <text:p text:style-name="P5"><text:span text:style-name="T4">c</text:span></text:p>
          </draw:text-box>
        </draw:frame>
        <draw:frame draw:style-name="gr22" draw:text-style-name="P22" draw:layer="layout" svg:width="0.246cm" svg:height="0.335cm" draw:transform="rotate (1.08821278861846) translate (5.981cm 6.991cm)">
          <draw:text-box>
            <text:p text:style-name="P5"><text:span text:style-name="T4">h</text:span></text:p>
          </draw:text-box>
        </draw:frame>
        <draw:frame draw:style-name="gr22" draw:text-style-name="P22" draw:layer="layout" svg:width="0.246cm" svg:height="0.335cm" draw:transform="rotate (1.06081111936215) translate (6.045cm 6.869cm)">
          <draw:text-box>
            <text:p text:style-name="P5"><text:span text:style-name="T4">e</text:span></text:p>
          </draw:text-box>
        </draw:frame>
        <draw:frame draw:style-name="gr22" draw:text-style-name="P22" draw:layer="layout" svg:width="0.246cm" svg:height="0.335cm" draw:transform="rotate (1.02311200751908) translate (6.108cm 6.754cm)">
          <draw:text-box>
            <text:p text:style-name="P5"><text:span text:style-name="T4">m</text:span></text:p>
          </draw:text-box>
        </draw:frame>
        <draw:frame draw:style-name="gr22" draw:text-style-name="P22" draw:layer="layout" svg:width="0.246cm" svg:height="0.335cm" draw:transform="rotate (0.984365698124802) translate (6.22cm 6.572cm)">
          <draw:text-box>
            <text:p text:style-name="P5"><text:span text:style-name="T4">a</text:span></text:p>
          </draw:text-box>
        </draw:frame>
        <draw:frame draw:style-name="gr22" draw:text-style-name="P22" draw:layer="layout" svg:width="0.246cm" svg:height="0.335cm" draw:transform="rotate (0.959058423970884) translate (6.29cm 6.467cm)">
          <draw:text-box>
            <text:p text:style-name="P5"><text:span text:style-name="T4">s</text:span></text:p>
          </draw:text-box>
        </draw:frame>
        <draw:frame draw:style-name="gr22" draw:text-style-name="P22" draw:layer="layout" svg:width="0.246cm" svg:height="0.335cm" draw:transform="rotate (0.942826861927337) translate (6.35cm 6.383cm)">
          <draw:text-box>
            <text:p text:style-name="P5"><text:span text:style-name="T4"><text:s/></text:span></text:p>
          </draw:text-box>
        </draw:frame>
        <draw:frame draw:style-name="gr22" draw:text-style-name="P22" draw:layer="layout" svg:width="0.246cm" svg:height="0.335cm" draw:transform="rotate (0.923279174305) translate (6.374cm 6.347cm)">
          <draw:text-box>
            <text:p text:style-name="P5"><text:span text:style-name="T4">A</text:span></text:p>
          </draw:text-box>
        </draw:frame>
        <draw:frame draw:style-name="gr22" draw:text-style-name="P22" draw:layer="layout" svg:width="0.246cm" svg:height="0.335cm" draw:transform="rotate (0.893783109946296) translate (6.473cm 6.217cm)">
          <draw:text-box>
            <text:p text:style-name="P5"><text:span text:style-name="T4">P</text:span></text:p>
          </draw:text-box>
        </draw:frame>
        <draw:frame draw:style-name="gr22" draw:text-style-name="P22" draw:layer="layout" svg:width="0.246cm" svg:height="0.335cm" draw:transform="rotate (0.875282619875156) translate (6.565cm 6.104cm)">
          <draw:text-box>
            <text:p text:style-name="P5"><text:span text:style-name="T4">I</text:span></text:p>
          </draw:text-box>
        </draw:frame>
        <draw:frame draw:style-name="gr22" draw:text-style-name="P22" draw:layer="layout" svg:width="0.246cm" svg:height="0.335cm" draw:transform="rotate (0.865683308989187) translate (6.605cm 6.056cm)">
          <draw:text-box>
            <text:p text:style-name="P5"><text:span text:style-name="T4"><text:s/></text:span></text:p>
          </draw:text-box>
        </draw:frame>
        <draw:frame draw:style-name="gr22" draw:text-style-name="P22" draw:layer="layout" svg:width="0.246cm" svg:height="0.335cm" draw:transform="rotate (0.853466004225227) translate (6.638cm 6.017cm)">
          <draw:text-box>
            <text:p text:style-name="P5"><text:span text:style-name="T4">s</text:span></text:p>
          </draw:text-box>
        </draw:frame>
        <draw:frame draw:style-name="gr22" draw:text-style-name="P22" draw:layer="layout" svg:width="0.246cm" svg:height="0.335cm" draw:transform="rotate (0.839154304358874) translate (6.706cm 5.939cm)">
          <draw:text-box>
            <text:p text:style-name="P5"><text:span text:style-name="T4">t</text:span></text:p>
          </draw:text-box>
        </draw:frame>
        <draw:frame draw:style-name="gr22" draw:text-style-name="P22" draw:layer="layout" svg:width="0.246cm" svg:height="0.335cm" draw:transform="rotate (0.824493538642121) translate (6.766cm 5.873cm)">
          <draw:text-box>
            <text:p text:style-name="P5"><text:span text:style-name="T4">a</text:span></text:p>
          </draw:text-box>
        </draw:frame>
        <draw:frame draw:style-name="gr22" draw:text-style-name="P22" draw:layer="layout" svg:width="0.246cm" svg:height="0.335cm" draw:transform="rotate (0.808785575374172) translate (6.85cm 5.781cm)">
          <draw:text-box>
            <text:p text:style-name="P5"><text:span text:style-name="T4">n</text:span></text:p>
          </draw:text-box>
        </draw:frame>
        <draw:frame draw:style-name="gr22" draw:text-style-name="P22" draw:layer="layout" svg:width="0.246cm" svg:height="0.335cm" draw:transform="rotate (0.794822941358218) translate (6.942cm 5.685cm)">
          <draw:text-box>
            <text:p text:style-name="P5"><text:span text:style-name="T4">d</text:span></text:p>
          </draw:text-box>
        </draw:frame>
        <draw:frame draw:style-name="gr22" draw:text-style-name="P22" draw:layer="layout" svg:width="0.246cm" svg:height="0.335cm" draw:transform="rotate (0.783303768295055) translate (7.037cm 5.589cm)">
          <draw:text-box>
            <text:p text:style-name="P5"><text:span text:style-name="T4">a</text:span></text:p>
          </draw:text-box>
        </draw:frame>
        <draw:frame draw:style-name="gr22" draw:text-style-name="P22" draw:layer="layout" svg:width="0.246cm" svg:height="0.335cm" draw:transform="rotate (0.77562431958628) translate (7.123cm 5.502cm)">
          <draw:text-box>
            <text:p text:style-name="P5"><text:span text:style-name="T4">r</text:span></text:p>
          </draw:text-box>
        </draw:frame>
        <draw:frame draw:style-name="gr22" draw:text-style-name="P22" draw:layer="layout" svg:width="0.246cm" svg:height="0.335cm" draw:transform="rotate (0.67090456446662) translate (7.199cm 5.428cm)">
          <draw:text-box>
            <text:p text:style-name="P5"><text:span text:style-name="T4">d</text:span></text:p>
          </draw:text-box>
        </draw:frame>
        <draw:frame draw:style-name="gr22" draw:text-style-name="P22" draw:layer="layout" svg:width="0.246cm" svg:height="0.335cm" draw:transform="rotate (0.551524043630208) translate (7.324cm 5.33cm)">
          <draw:text-box>
            <text:p text:style-name="P5"><text:span text:style-name="T4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0.171cm" fo:margin-left="0.301cm" fo:margin-right="0.6cm" fo:page-width="16.51cm" fo:page-height="14.8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6T18:32:23.357223198</dc:date>
    <dc:creator>Hervé Ménager</dc:creator>
    <meta:editing-duration>PT33M31S</meta:editing-duration>
    <meta:editing-cycles>3</meta:editing-cycles>
    <meta:generator>LibreOffice/7.6.5.2$Linux_X86_64 LibreOffice_project/60$Build-2</meta:generator>
    <meta:document-statistic meta:object-count="530"/>
  </office:meta>
</office:document-meta>
</file>